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8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ext">
      <style:table-cell-properties fo:background-color="#333333" style:text-align-source="fix" style:repeat-content="false" fo:border="0.06pt solid #000000"/>
      <style:paragraph-properties fo:text-align="end" fo:margin-left="0cm"/>
      <style:text-properties fo:color="#eeeeee"/>
    </style:style>
    <style:style style:name="ce2" style:family="table-cell" style:parent-style-name="Tex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eeeeee"/>
    </style:style>
    <style:style style:name="ce14" style:family="table-cell" style:parent-style-name="Text">
      <style:table-cell-properties fo:background-color="#333333" style:text-align-source="fix" style:repeat-content="false" fo:border="0.06pt solid #000000" fo:padding-bottom="0.035cm" fo:padding-left="0.035cm" fo:padding-right="0.3cm" fo:padding-top="0.035cm"/>
      <style:paragraph-properties fo:text-align="end" fo:margin-left="0cm"/>
      <style:text-properties fo:color="#eeeeee"/>
    </style:style>
    <style:style style:name="ce15" style:family="table-cell" style:parent-style-name="Tex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111111"/>
    </style:style>
    <style:style style:name="ce16" style:family="table-cell" style:parent-style-name="Tex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111111"/>
    </style:style>
    <style:style style:name="ce17" style:family="table-cell" style:parent-style-name="Tex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111111"/>
    </style:style>
    <style:style style:name="ce18" style:family="table-cell" style:parent-style-name="Text">
      <style:table-cell-properties fo:background-color="#e16173" style:text-align-source="fix" style:repeat-content="false" fo:border="0.06pt solid #000000"/>
      <style:paragraph-properties fo:text-align="center" fo:margin-left="0cm"/>
      <style:text-properties fo:color="#111111"/>
    </style:style>
    <style:style style:name="ce19" style:family="table-cell" style:parent-style-name="Text">
      <style:table-cell-properties fo:background-color="#8d1d75" style:text-align-source="fix" style:repeat-content="false" fo:border="0.06pt solid #000000"/>
      <style:paragraph-properties fo:text-align="center" fo:margin-left="0cm"/>
      <style:text-properties fo:color="#eeeeee"/>
    </style:style>
    <style:style style:name="ce2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8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60" style:family="table-cell" style:parent-style-name="Text">
      <style:table-cell-properties fo:background-color="#333333" style:text-align-source="fix" style:repeat-content="false" fo:wrap-option="no-wrap" fo:border="0.06pt solid #000000"/>
      <style:paragraph-properties fo:text-align="center" fo:margin-left="0cm"/>
      <style:text-properties fo:color="#eeeeee"/>
    </style:style>
    <style:style style:name="ce61" style:family="table-cell" style:parent-style-name="Tex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Tex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000000"/>
    </style:style>
    <style:style style:name="ce63" style:family="table-cell" style:parent-style-name="Tex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64" style:family="table-cell" style:parent-style-name="Text">
      <style:table-cell-properties fo:background-color="#e16173" style:text-align-source="fix" style:repeat-content="false" fo:border="0.06pt solid #000000"/>
      <style:paragraph-properties fo:text-align="center" fo:margin-left="0cm"/>
      <style:text-properties fo:color="#000000"/>
    </style:style>
    <style:style style:name="ce65" style:family="table-cell" style:parent-style-name="Text" style:data-style-name="N0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000000"/>
    </style:style>
    <style:style style:name="ce66" style:family="table-cell" style:parent-style-name="Text" style:data-style-name="N0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eeeeee"/>
    </style:style>
    <style:style style:name="ce67" style:family="table-cell" style:parent-style-name="Text" style:data-style-name="N0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Tex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Text">
      <style:table-cell-properties fo:background-color="#333333" fo:wrap-option="no-wrap" fo:border="0.06pt solid #000000"/>
      <style:text-properties fo:color="#eeeeee"/>
    </style:style>
    <style:style style:name="ce3" style:family="table-cell" style:parent-style-name="Text">
      <style:table-cell-properties fo:background-color="#333333" fo:border="0.06pt solid #000000"/>
      <style:text-properties fo:color="#eeeeee"/>
    </style:style>
    <style:style style:name="ce12" style:family="table-cell" style:parent-style-name="Default">
      <style:table-cell-properties fo:background-color="#333333" fo:wrap-option="no-wrap" fo:border="0.06pt solid #000000"/>
    </style:style>
    <style:style style:name="ce74" style:family="table-cell" style:parent-style-name="Text" style:data-style-name="N0">
      <style:table-cell-properties fo:background-color="#000000" fo:wrap-option="no-wrap" fo:border="0.06pt solid #000000"/>
      <style:text-properties fo:color="#eeeeee"/>
    </style:style>
    <style:style style:name="ce204" style:family="table-cell" style:parent-style-name="Text">
      <style:table-cell-properties fo:background-color="#000000" fo:border="0.06pt solid #000000"/>
      <style:text-properties fo:color="#ffffff"/>
    </style:style>
    <style:style style:name="ce9" style:family="table-cell" style:parent-style-name="Text" style:data-style-name="N0">
      <style:table-cell-properties fo:background-color="#333333" fo:border="0.06pt solid #000000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visibility="collapse" table:number-columns-repeated="4" table:default-cell-style-name="ce2"/>
        <table:table-column table:style-name="co2" table:visibility="collapse" table:default-cell-style-name="ce2"/>
        <table:table-column table:style-name="co1" table:visibility="collapse" table:default-cell-style-name="ce2"/>
        <table:table-column table:style-name="co1" table:number-columns-repeated="5" table:default-cell-style-name="ce2"/>
        <table:table-column table:style-name="co1" table:visibility="collapse" table:number-columns-repeated="7" table:default-cell-style-name="ce2"/>
        <table:table-column table:style-name="co1" table:default-cell-style-name="ce2"/>
        <table:table-column table:style-name="co3" table:default-cell-style-name="ce2"/>
        <table:table-column table:style-name="co4" table:visibility="collapse" table:default-cell-style-name="ce11"/>
        <table:table-column table:style-name="co5" table:visibility="collapse" table:default-cell-style-name="ce3"/>
        <table:table-column table:style-name="co1" table:number-columns-repeated="34" table:default-cell-style-name="ce3"/>
        <table:table-row table:style-name="ro1">
          <table:table-cell office:value-type="string" calcext:value-type="string">
            <text:p>Ghost wave enemi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rt X</text:p>
          </table:table-cell>
          <table:table-cell table:number-columns-repeated="4"/>
          <table:table-cell office:value-type="string" calcext:value-type="string">
            <text:p>Position code</text:p>
          </table:table-cell>
          <table:table-cell table:number-columns-repeated="4"/>
          <table:table-cell office:value-type="string" calcext:value-type="string">
            <text:p>Selected X</text:p>
          </table:table-cell>
          <table:table-cell office:value-type="string" calcext:value-type="string">
            <text:p>Dest X / veer</text:p>
          </table:table-cell>
          <table:table-cell office:value-type="string" calcext:value-type="string">
            <text:p>Clockwise &lt;</text:p>
          </table:table-cell>
          <table:table-cell/>
          <table:table-cell office:value-type="string" calcext:value-type="string">
            <text:p>&gt; Anticlockwise</text:p>
          </table:table-cell>
          <table:table-cell/>
          <table:table-cell office:value-type="string" calcext:value-type="string">
            <text:p>Position code</text:p>
          </table:table-cell>
          <table:table-cell table:number-columns-repeated="5"/>
          <table:table-cell office:value-type="string" calcext:value-type="string">
            <text:p>Selected X</text:p>
          </table:table-cell>
          <table:table-cell office:value-type="string" calcext:value-type="string">
            <text:p>Dest Y</text:p>
          </table:table-cell>
          <table:table-cell office:value-type="string" calcext:value-type="string">
            <text:p>Count</text:p>
          </table:table-cell>
          <table:table-cell table:style-name="ce3"/>
          <table:table-cell table:style-name="ce12" office:value-type="string" calcext:value-type="string">
            <text:p>Script</text:p>
          </table:table-cell>
          <table:table-cell office:value-type="string" calcext:value-type="string">
            <text:p>Complete script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style-name="ce3"/>
          <table:table-cell table:style-name="ce12"/>
          <table:table-cell table:style-name="ce74" table:formula="of:=&quot;scheduleraw = &quot;&quot;&quot; &amp;COM.MICROSOFT.CONCAT([.AD12:.AD1000])&amp;&quot;&quot;&quot;&quot;" office:value-type="string" office:string-value="scheduleraw = &quot;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20,30,4|182,1,0,4,-10,20,0.9,0.003|182,1,0,4,138,20,0.60,0.003|184,1,0,6,-10,20,0.9,-0.003|184,1,0,6,138,20,0.60,-0.003|185,3,0,64,86,50,4|186,2,0,20,4|187,1,0,6,-10,50,0,0|188,2,0,42,4|190,3,0,64,64,50,4|191,2,300,86,4|196.5,5,0|&quot;" calcext:value-type="string">
            <text:p>scheduleraw = "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20,30,4|182,1,0,4,-10,20,0.9,0.003|182,1,0,4,138,20,0.60,0.003|184,1,0,6,-10,20,0.9,-0.003|184,1,0,6,138,20,0.60,-0.003|185,3,0,64,86,50,4|186,2,0,20,4|187,1,0,6,-10,50,0,0|188,2,0,42,4|190,3,0,64,64,50,4|191,2,300,86,4|196.5,5,0|"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60" office:value-type="string" calcext:value-type="string">
            <text:p>-10,50,0</text:p>
          </table:table-cell>
          <table:table-cell table:style-name="ce60" office:value-type="string" calcext:value-type="string">
            <text:p>-10,20,0.9</text:p>
          </table:table-cell>
          <table:table-cell office:value-type="string" calcext:value-type="string">
            <text:p>64,-10,0.75</text:p>
          </table:table-cell>
          <table:table-cell table:style-name="ce60" office:value-type="string" calcext:value-type="string">
            <text:p>138,20,0.60</text:p>
          </table:table-cell>
          <table:table-cell table:style-name="ce60" office:value-type="string" calcext:value-type="string">
            <text:p>138,50,0.5</text:p>
          </table:table-cell>
          <table:table-cell table:number-columns-repeated="6"/>
          <table:table-cell table:style-name="ce68" office:value-type="float" office:value="-0.003" calcext:value-type="float">
            <text:p>-0.003</text:p>
          </table:table-cell>
          <table:table-cell table:style-name="ce68" office:value-type="float" office:value="-0.0015" calcext:value-type="float">
            <text:p>-0.001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015" calcext:value-type="float">
            <text:p>0.0015</text:p>
          </table:table-cell>
          <table:table-cell table:style-name="ce68" office:value-type="float" office:value="0.003" calcext:value-type="float">
            <text:p>0.003</text:p>
          </table:table-cell>
          <table:table-cell table:number-columns-repeated="9"/>
          <table:table-cell table:style-name="ce3"/>
          <table:table-cell table:style-name="ce12"/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6])); [.D$5]; IF(NOT(ISBLANK([.E6])); [.E$5]; IF (NOT(ISBLANK([.F6])); [.F$5]; IF(NOT(ISBLANK([.G6])); [.G$5]; [.H$5]))))" office:value-type="string" office:string-value="64,-10,0.75" calcext:value-type="string">
            <text:p>64,-10,0.75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6])); [.O$5]; IF(NOT(ISBLANK([.P6])); [.P$5]; IF (NOT(ISBLANK([.Q6])); [.Q$5]; IF(NOT(ISBLANK([.R6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]&amp;&quot;,&quot;&amp;[.B6]&amp;&quot;,&quot;&amp;[.C6]&amp;&quot;,&quot;&amp;[.AB6]&amp;&quot;,&quot;&amp;[.N6]&amp;&quot;,&quot;&amp;[.Z6]&amp;&quot;|&quot;" office:value-type="string" office:string-value="0,1,0,6,64,-10,0.75,0|" calcext:value-type="string">
            <text:p>0,1,0,6,64,-10,0.75,0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7]); ;[.D$4])" office:value-type="float" office:value="0" calcext:value-type="float">
            <text:p>0</text:p>
          </table:table-cell>
          <table:table-cell table:formula="of:=IF(ISBLANK([.E7]); ;[.E$4])" office:value-type="float" office:value="0" calcext:value-type="float">
            <text:p>0</text:p>
          </table:table-cell>
          <table:table-cell table:formula="of:=IF(ISBLANK([.F7]); ;[.F$4])" office:value-type="float" office:value="64" calcext:value-type="float">
            <text:p>64</text:p>
          </table:table-cell>
          <table:table-cell table:formula="of:=IF(ISBLANK([.G7]); ;[.G$4])" office:value-type="float" office:value="0" calcext:value-type="float">
            <text:p>0</text:p>
          </table:table-cell>
          <table:table-cell table:formula="of:=IF(ISBLANK([.H7]); ;[.H$4])" office:value-type="float" office:value="0" calcext:value-type="float">
            <text:p>0</text:p>
          </table:table-cell>
          <table:table-cell table:style-name="ce66" table:formula="of:=MAX([.I7:.M7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7]); ;[.N$4])" office:value-type="float" office:value="0" calcext:value-type="float">
            <text:p>0</text:p>
          </table:table-cell>
          <table:table-cell table:formula="of:=IF(ISBLANK([.O7]); ;[.O$4])" office:value-type="float" office:value="0" calcext:value-type="float">
            <text:p>0</text:p>
          </table:table-cell>
          <table:table-cell table:formula="of:=IF(ISBLANK([.P7]); ;[.P$4])" office:value-type="float" office:value="0" calcext:value-type="float">
            <text:p>0</text:p>
          </table:table-cell>
          <table:table-cell table:formula="of:=IF(ISBLANK([.Q7]); ;[.Q$4])" office:value-type="float" office:value="0" calcext:value-type="float">
            <text:p>0</text:p>
          </table:table-cell>
          <table:table-cell table:formula="of:=IF(ISBLANK([.R7]); ;[.R$4])" office:value-type="float" office:value="0" calcext:value-type="float">
            <text:p>0</text:p>
          </table:table-cell>
          <table:table-cell table:formula="of:=IF(ISBLANK([.S7]); ;[.S$4])" office:value-type="float" office:value="0" calcext:value-type="float">
            <text:p>0</text:p>
          </table:table-cell>
          <table:table-cell table:style-name="ce66" table:formula="of:=MAX([.T7:.Y7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7]&amp;&quot;,&quot;&amp;[.B7]&amp;&quot;,&quot;&amp;[.C7]&amp;&quot;,&quot;&amp;[.N7]&amp;&quot;,&quot;&amp;[.AB7]&amp;&quot;|&quot;" office:value-type="string" office:string-value="0,2,0,64,4|" calcext:value-type="string">
            <text:p>0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8]); ;[.D$4])" office:value-type="float" office:value="0" calcext:value-type="float">
            <text:p>0</text:p>
          </table:table-cell>
          <table:table-cell table:style-name="ce63" table:formula="of:=IF(ISBLANK([.E8]); ;[.E$4])" office:value-type="float" office:value="0" calcext:value-type="float">
            <text:p>0</text:p>
          </table:table-cell>
          <table:table-cell table:style-name="ce63" table:formula="of:=IF(ISBLANK([.F8]); ;[.F$4])" office:value-type="float" office:value="64" calcext:value-type="float">
            <text:p>64</text:p>
          </table:table-cell>
          <table:table-cell table:style-name="ce63" table:formula="of:=IF(ISBLANK([.G8]); ;[.G$4])" office:value-type="float" office:value="0" calcext:value-type="float">
            <text:p>0</text:p>
          </table:table-cell>
          <table:table-cell table:style-name="ce63" table:formula="of:=IF(ISBLANK([.H8]); ;[.H$4])" office:value-type="float" office:value="0" calcext:value-type="float">
            <text:p>0</text:p>
          </table:table-cell>
          <table:table-cell table:style-name="ce67" table:formula="of:=MAX([.I8:.M8])" office:value-type="float" office:value="64" calcext:value-type="float">
            <text:p>64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8]); ;[.N$4])" office:value-type="float" office:value="0" calcext:value-type="float">
            <text:p>0</text:p>
          </table:table-cell>
          <table:table-cell table:formula="of:=IF(ISBLANK([.O8]); ;[.O$4])" office:value-type="float" office:value="0" calcext:value-type="float">
            <text:p>0</text:p>
          </table:table-cell>
          <table:table-cell table:formula="of:=IF(ISBLANK([.P8]); ;[.P$4])" office:value-type="float" office:value="0" calcext:value-type="float">
            <text:p>0</text:p>
          </table:table-cell>
          <table:table-cell table:formula="of:=IF(ISBLANK([.Q8]); ;[.Q$4])" office:value-type="float" office:value="64" calcext:value-type="float">
            <text:p>64</text:p>
          </table:table-cell>
          <table:table-cell table:formula="of:=IF(ISBLANK([.R8]); ;[.R$4])" office:value-type="float" office:value="0" calcext:value-type="float">
            <text:p>0</text:p>
          </table:table-cell>
          <table:table-cell table:formula="of:=IF(ISBLANK([.S8]); ;[.S$4])" office:value-type="float" office:value="0" calcext:value-type="float">
            <text:p>0</text:p>
          </table:table-cell>
          <table:table-cell table:style-name="ce66" table:formula="of:=MAX([.T8:.Y8])" office:value-type="float" office:value="64" calcext:value-type="float">
            <text:p>64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8]&amp;&quot;,&quot;&amp;[.B8]&amp;&quot;,&quot;&amp;[.C8]&amp;&quot;,&quot;&amp;[.N8]&amp;&quot;,&quot;&amp;[.Z8]&amp;&quot;,&quot;&amp;[.AA8]&amp;&quot;,&quot;&amp;[.AB8]&amp;&quot;|&quot;" office:value-type="string" office:string-value="0,3,0,64,64,30,4|" calcext:value-type="string">
            <text:p>0,3,0,64,64,30,4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2"/>
          <table:table-cell table:formula="of:=IF(ISBLANK([.D9]); ;[.D$4])" office:value-type="float" office:value="0" calcext:value-type="float">
            <text:p>0</text:p>
          </table:table-cell>
          <table:table-cell table:formula="of:=IF(ISBLANK([.E9]); ;[.E$4])" office:value-type="float" office:value="0" calcext:value-type="float">
            <text:p>0</text:p>
          </table:table-cell>
          <table:table-cell table:formula="of:=IF(ISBLANK([.F9]); ;[.F$4])" office:value-type="float" office:value="64" calcext:value-type="float">
            <text:p>64</text:p>
          </table:table-cell>
          <table:table-cell table:formula="of:=IF(ISBLANK([.G9]); ;[.G$4])" office:value-type="float" office:value="0" calcext:value-type="float">
            <text:p>0</text:p>
          </table:table-cell>
          <table:table-cell table:formula="of:=IF(ISBLANK([.H9]); ;[.H$4])" office:value-type="float" office:value="0" calcext:value-type="float">
            <text:p>0</text:p>
          </table:table-cell>
          <table:table-cell table:style-name="ce66" table:formula="of:=MAX([.I9:.M9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9]); ;[.N$4])" office:value-type="float" office:value="0" calcext:value-type="float">
            <text:p>0</text:p>
          </table:table-cell>
          <table:table-cell table:formula="of:=IF(ISBLANK([.O9]); ;[.O$4])" office:value-type="float" office:value="0" calcext:value-type="float">
            <text:p>0</text:p>
          </table:table-cell>
          <table:table-cell table:formula="of:=IF(ISBLANK([.P9]); ;[.P$4])" office:value-type="float" office:value="0" calcext:value-type="float">
            <text:p>0</text:p>
          </table:table-cell>
          <table:table-cell table:formula="of:=IF(ISBLANK([.Q9]); ;[.Q$4])" office:value-type="float" office:value="0" calcext:value-type="float">
            <text:p>0</text:p>
          </table:table-cell>
          <table:table-cell table:formula="of:=IF(ISBLANK([.R9]); ;[.R$4])" office:value-type="float" office:value="0" calcext:value-type="float">
            <text:p>0</text:p>
          </table:table-cell>
          <table:table-cell table:formula="of:=IF(ISBLANK([.S9]); ;[.S$4])" office:value-type="float" office:value="0" calcext:value-type="float">
            <text:p>0</text:p>
          </table:table-cell>
          <table:table-cell table:style-name="ce66" table:formula="of:=MAX([.T9:.Y9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9]&amp;&quot;,&quot;&amp;[.B9]&amp;&quot;,&quot;&amp;[.C9]&amp;&quot;,&quot;&amp;[.N9]&amp;&quot;,&quot;&amp;[.AA9]&amp;&quot;|&quot;" office:value-type="string" office:string-value="0,4,0,64,30|" calcext:value-type="string">
            <text:p>0,4,0,64,30|</text:p>
          </table:table-cell>
          <table:table-cell table:number-columns-repeated="3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3"/>
          <table:table-cell table:style-name="ce12" table:formula="of:=[.A10]&amp;&quot;,&quot;&amp;[.B10]&amp;&quot;,&quot;&amp;[.C10]&amp;&quot;|&quot;" office:value-type="string" office:string-value="0,5,0|" calcext:value-type="string">
            <text:p>0,5,0|</text:p>
          </table:table-cell>
          <table:table-cell table:number-columns-repeated="34"/>
        </table:table-row>
        <table:table-row table:style-name="ro1">
          <table:table-cell table:style-name="ce14"/>
          <table:table-cell table:number-columns-repeated="12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2])); [.D$5]; IF(NOT(ISBLANK([.E12])); [.E$5]; IF (NOT(ISBLANK([.F12])); [.F$5]; IF(NOT(ISBLANK([.G12])); [.G$5]; [.H$5]))))" office:value-type="string" office:string-value="-10,50,0" calcext:value-type="string">
            <text:p>-10,50,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12])); [.O$5]; IF(NOT(ISBLANK([.P12])); [.P$5]; IF (NOT(ISBLANK([.Q12])); [.Q$5]; IF(NOT(ISBLANK([.R1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]&amp;&quot;,&quot;&amp;[.B12]&amp;&quot;,&quot;&amp;[.C12]&amp;&quot;,&quot;&amp;[.AB12]&amp;&quot;,&quot;&amp;[.N12]&amp;&quot;,&quot;&amp;[.Z12]&amp;&quot;|&quot;" office:value-type="string" office:string-value="1,1,0,6,-10,50,0,0|" calcext:value-type="string">
            <text:p>1,1,0,6,-10,50,0,0|</text:p>
          </table:table-cell>
          <table:table-cell table:number-columns-repeated="3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3])); [.D$5]; IF(NOT(ISBLANK([.E13])); [.E$5]; IF (NOT(ISBLANK([.F13])); [.F$5]; IF(NOT(ISBLANK([.G13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3])); [.O$5]; IF(NOT(ISBLANK([.P13])); [.P$5]; IF (NOT(ISBLANK([.Q13])); [.Q$5]; IF(NOT(ISBLANK([.R13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]&amp;&quot;,&quot;&amp;[.B13]&amp;&quot;,&quot;&amp;[.C13]&amp;&quot;,&quot;&amp;[.AB13]&amp;&quot;,&quot;&amp;[.N13]&amp;&quot;,&quot;&amp;[.Z13]&amp;&quot;|&quot;" office:value-type="string" office:string-value="2,1,0,6,-10,20,0.9,-0.003|" calcext:value-type="string">
            <text:p>2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14])); [.D$5]; IF(NOT(ISBLANK([.E14])); [.E$5]; IF (NOT(ISBLANK([.F14])); [.F$5]; IF(NOT(ISBLANK([.G14])); [.G$5]; [.H$5]))))" office:value-type="string" office:string-value="64,-10,0.75" calcext:value-type="string">
            <text:p>64,-10,0.7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4])); [.O$5]; IF(NOT(ISBLANK([.P14])); [.P$5]; IF (NOT(ISBLANK([.Q14])); [.Q$5]; IF(NOT(ISBLANK([.R14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4]&amp;&quot;,&quot;&amp;[.B14]&amp;&quot;,&quot;&amp;[.C14]&amp;&quot;,&quot;&amp;[.AB14]&amp;&quot;,&quot;&amp;[.N14]&amp;&quot;,&quot;&amp;[.Z14]&amp;&quot;|&quot;" office:value-type="string" office:string-value="4,1,0,4,64,-10,0.75,-0.003|" calcext:value-type="string">
            <text:p>4,1,0,4,64,-10,0.75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15])); [.D$5]; IF(NOT(ISBLANK([.E15])); [.E$5]; IF (NOT(ISBLANK([.F15])); [.F$5]; IF(NOT(ISBLANK([.G15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5])); [.O$5]; IF(NOT(ISBLANK([.P15])); [.P$5]; IF (NOT(ISBLANK([.Q15])); [.Q$5]; IF(NOT(ISBLANK([.R15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5]&amp;&quot;,&quot;&amp;[.B15]&amp;&quot;,&quot;&amp;[.C15]&amp;&quot;,&quot;&amp;[.AB15]&amp;&quot;,&quot;&amp;[.N15]&amp;&quot;,&quot;&amp;[.Z15]&amp;&quot;|&quot;" office:value-type="string" office:string-value="5,1,0,4,64,-10,0.75,0.003|" calcext:value-type="string">
            <text:p>5,1,0,4,64,-10,0.75,0.003|</text:p>
          </table:table-cell>
          <table:table-cell table:number-columns-repeated="34"/>
        </table:table-row>
        <table:table-row table:style-name="ro1">
          <table:table-cell/>
          <table:table-cell table:style-name="ce1" table:number-columns-repeated="63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7])); [.D$5]; IF(NOT(ISBLANK([.E17])); [.E$5]; IF (NOT(ISBLANK([.F17])); [.F$5]; IF(NOT(ISBLANK([.G17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7])); [.O$5]; IF(NOT(ISBLANK([.P17])); [.P$5]; IF (NOT(ISBLANK([.Q17])); [.Q$5]; IF(NOT(ISBLANK([.R17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7]&amp;&quot;,&quot;&amp;[.B17]&amp;&quot;,&quot;&amp;[.C17]&amp;&quot;,&quot;&amp;[.AB17]&amp;&quot;,&quot;&amp;[.N17]&amp;&quot;,&quot;&amp;[.Z17]&amp;&quot;|&quot;" office:value-type="string" office:string-value="7,1,300,6,138,20,0.60,0.003|" calcext:value-type="string">
            <text:p>7,1,300,6,138,20,0.60,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9])); [.D$5]; IF(NOT(ISBLANK([.E19])); [.E$5]; IF (NOT(ISBLANK([.F19])); [.F$5]; IF(NOT(ISBLANK([.G19])); [.G$5]; [.H$5]))))" office:value-type="string" office:string-value="-10,20,0.9" calcext:value-type="string">
            <text:p>-10,20,0.9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19])); [.O$5]; IF(NOT(ISBLANK([.P19])); [.P$5]; IF (NOT(ISBLANK([.Q19])); [.Q$5]; IF(NOT(ISBLANK([.R19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9]&amp;&quot;,&quot;&amp;[.B19]&amp;&quot;,&quot;&amp;[.C19]&amp;&quot;,&quot;&amp;[.AB19]&amp;&quot;,&quot;&amp;[.N19]&amp;&quot;,&quot;&amp;[.Z19]&amp;&quot;|&quot;" office:value-type="string" office:string-value="9,1,0,6,-10,20,0.9,0.0015|" calcext:value-type="string">
            <text:p>9,1,0,6,-10,20,0.9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9.5" calcext:value-type="float">
            <text:p>9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0])); [.D$5]; IF(NOT(ISBLANK([.E20])); [.E$5]; IF (NOT(ISBLANK([.F20])); [.F$5]; IF(NOT(ISBLANK([.G20])); [.G$5]; [.H$5]))))" office:value-type="string" office:string-value="138,20,0.60" calcext:value-type="string">
            <text:p>138,20,0.6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20])); [.O$5]; IF(NOT(ISBLANK([.P20])); [.P$5]; IF (NOT(ISBLANK([.Q20])); [.Q$5]; IF(NOT(ISBLANK([.R20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0]&amp;&quot;,&quot;&amp;[.B20]&amp;&quot;,&quot;&amp;[.C20]&amp;&quot;,&quot;&amp;[.AB20]&amp;&quot;,&quot;&amp;[.N20]&amp;&quot;,&quot;&amp;[.Z20]&amp;&quot;|&quot;" office:value-type="string" office:string-value="9.5,1,0,6,138,20,0.60,-0.0015|" calcext:value-type="string">
            <text:p>9.5,1,0,6,138,20,0.60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21])); [.D$5]; IF(NOT(ISBLANK([.E21])); [.E$5]; IF (NOT(ISBLANK([.F21])); [.F$5]; IF(NOT(ISBLANK([.G21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1])); [.O$5]; IF(NOT(ISBLANK([.P21])); [.P$5]; IF (NOT(ISBLANK([.Q21])); [.Q$5]; IF(NOT(ISBLANK([.R21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1]&amp;&quot;,&quot;&amp;[.B21]&amp;&quot;,&quot;&amp;[.C21]&amp;&quot;,&quot;&amp;[.AB21]&amp;&quot;,&quot;&amp;[.N21]&amp;&quot;,&quot;&amp;[.Z21]&amp;&quot;|&quot;" office:value-type="string" office:string-value="11,1,0,6,-10,20,0.9,0|" calcext:value-type="string">
            <text:p>11,1,0,6,-10,20,0.9,0|</text:p>
          </table:table-cell>
          <table:table-cell table:number-columns-repeated="34"/>
        </table:table-row>
        <table:table-row table:style-name="ro2">
          <table:table-cell table:style-name="ce14" office:value-type="float" office:value="11.5" calcext:value-type="float">
            <text:p>11.5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2])); [.D$5]; IF(NOT(ISBLANK([.E22])); [.E$5]; IF (NOT(ISBLANK([.F22])); [.F$5]; IF(NOT(ISBLANK([.G22])); [.G$5]; [.H$5]))))" office:value-type="string" office:string-value="138,20,0.60" calcext:value-type="string">
            <text:p>138,20,0.6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2])); [.O$5]; IF(NOT(ISBLANK([.P22])); [.P$5]; IF (NOT(ISBLANK([.Q22])); [.Q$5]; IF(NOT(ISBLANK([.R2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2]&amp;&quot;,&quot;&amp;[.B22]&amp;&quot;,&quot;&amp;[.C22]&amp;&quot;,&quot;&amp;[.AB22]&amp;&quot;,&quot;&amp;[.N22]&amp;&quot;,&quot;&amp;[.Z22]&amp;&quot;|&quot;" office:value-type="string" office:string-value="11.5,1,0,6,138,20,0.60,0|" calcext:value-type="string">
            <text:p>11.5,1,0,6,138,20,0.60,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12.5" calcext:value-type="float">
            <text:p>12.5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24])); [.D$5]; IF(NOT(ISBLANK([.E24])); [.E$5]; IF (NOT(ISBLANK([.F24])); [.F$5]; IF(NOT(ISBLANK([.G24])); [.G$5]; [.H$5]))))" office:value-type="string" office:string-value="138,50,0.5" calcext:value-type="string">
            <text:p>138,50,0.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24])); [.O$5]; IF(NOT(ISBLANK([.P24])); [.P$5]; IF (NOT(ISBLANK([.Q24])); [.Q$5]; IF(NOT(ISBLANK([.R24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4]&amp;&quot;,&quot;&amp;[.B24]&amp;&quot;,&quot;&amp;[.C24]&amp;&quot;,&quot;&amp;[.AB24]&amp;&quot;,&quot;&amp;[.N24]&amp;&quot;,&quot;&amp;[.Z24]&amp;&quot;|&quot;" office:value-type="string" office:string-value="12.5,1,300,6,138,50,0.5,-0.003|" calcext:value-type="string">
            <text:p>12.5,1,300,6,138,50,0.5,-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26])); [.D$5]; IF(NOT(ISBLANK([.E26])); [.E$5]; IF (NOT(ISBLANK([.F26])); [.F$5]; IF(NOT(ISBLANK([.G26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26])); [.O$5]; IF(NOT(ISBLANK([.P26])); [.P$5]; IF (NOT(ISBLANK([.Q26])); [.Q$5]; IF(NOT(ISBLANK([.R2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6]&amp;&quot;,&quot;&amp;[.B26]&amp;&quot;,&quot;&amp;[.C26]&amp;&quot;,&quot;&amp;[.AB26]&amp;&quot;,&quot;&amp;[.N26]&amp;&quot;,&quot;&amp;[.Z26]&amp;&quot;|&quot;" office:value-type="string" office:string-value="15,1,0,6,64,-10,0.75,0.003|" calcext:value-type="string">
            <text:p>15,1,0,6,64,-10,0.75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5.5" calcext:value-type="float">
            <text:p>15.5</text:p>
          </table:table-cell>
          <table:table-cell table:style-name="ce17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27]); ;[.D$4])" office:value-type="float" office:value="20" calcext:value-type="float">
            <text:p>20</text:p>
          </table:table-cell>
          <table:table-cell table:style-name="ce63" table:formula="of:=IF(ISBLANK([.E27]); ;[.E$4])" office:value-type="float" office:value="0" calcext:value-type="float">
            <text:p>0</text:p>
          </table:table-cell>
          <table:table-cell table:style-name="ce63" table:formula="of:=IF(ISBLANK([.F27]); ;[.F$4])" office:value-type="float" office:value="0" calcext:value-type="float">
            <text:p>0</text:p>
          </table:table-cell>
          <table:table-cell table:style-name="ce63" table:formula="of:=IF(ISBLANK([.G27]); ;[.G$4])" office:value-type="float" office:value="0" calcext:value-type="float">
            <text:p>0</text:p>
          </table:table-cell>
          <table:table-cell table:style-name="ce63" table:formula="of:=IF(ISBLANK([.H27]); ;[.H$4])" office:value-type="float" office:value="0" calcext:value-type="float">
            <text:p>0</text:p>
          </table:table-cell>
          <table:table-cell table:style-name="ce67" table:formula="of:=MAX([.I27:.M2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27]); ;[.N$4])" office:value-type="float" office:value="0" calcext:value-type="float">
            <text:p>0</text:p>
          </table:table-cell>
          <table:table-cell table:formula="of:=IF(ISBLANK([.O27]); ;[.O$4])" office:value-type="float" office:value="0" calcext:value-type="float">
            <text:p>0</text:p>
          </table:table-cell>
          <table:table-cell table:formula="of:=IF(ISBLANK([.P27]); ;[.P$4])" office:value-type="float" office:value="42" calcext:value-type="float">
            <text:p>42</text:p>
          </table:table-cell>
          <table:table-cell table:formula="of:=IF(ISBLANK([.Q27]); ;[.Q$4])" office:value-type="float" office:value="0" calcext:value-type="float">
            <text:p>0</text:p>
          </table:table-cell>
          <table:table-cell table:formula="of:=IF(ISBLANK([.R27]); ;[.R$4])" office:value-type="float" office:value="0" calcext:value-type="float">
            <text:p>0</text:p>
          </table:table-cell>
          <table:table-cell table:formula="of:=IF(ISBLANK([.S27]); ;[.S$4])" office:value-type="float" office:value="0" calcext:value-type="float">
            <text:p>0</text:p>
          </table:table-cell>
          <table:table-cell table:style-name="ce66" table:formula="of:=MAX([.T27:.Y2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27]&amp;&quot;,&quot;&amp;[.B27]&amp;&quot;,&quot;&amp;[.C27]&amp;&quot;,&quot;&amp;[.N27]&amp;&quot;,&quot;&amp;[.Z27]&amp;&quot;,&quot;&amp;[.AA27]&amp;&quot;,&quot;&amp;[.AB27]&amp;&quot;|&quot;" office:value-type="string" office:string-value="15.5,3,0,20,42,30,4|" calcext:value-type="string">
            <text:p>15.5,3,0,20,42,30,4|</text:p>
          </table:table-cell>
          <table:table-cell table:number-columns-repeated="34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8])); [.D$5]; IF(NOT(ISBLANK([.E28])); [.E$5]; IF (NOT(ISBLANK([.F28])); [.F$5]; IF(NOT(ISBLANK([.G28])); [.G$5]; [.H$5]))))" office:value-type="string" office:string-value="138,20,0.60" calcext:value-type="string">
            <text:p>138,20,0.6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8])); [.O$5]; IF(NOT(ISBLANK([.P28])); [.P$5]; IF (NOT(ISBLANK([.Q28])); [.Q$5]; IF(NOT(ISBLANK([.R28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8]&amp;&quot;,&quot;&amp;[.B28]&amp;&quot;,&quot;&amp;[.C28]&amp;&quot;,&quot;&amp;[.AB28]&amp;&quot;,&quot;&amp;[.N28]&amp;&quot;,&quot;&amp;[.Z28]&amp;&quot;|&quot;" office:value-type="string" office:string-value="16,1,0,6,138,20,0.60,0|" calcext:value-type="string">
            <text:p>16,1,0,6,138,20,0.60,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30])); [.D$5]; IF(NOT(ISBLANK([.E30])); [.E$5]; IF (NOT(ISBLANK([.F30])); [.F$5]; IF(NOT(ISBLANK([.G30])); [.G$5]; [.H$5]))))" office:value-type="string" office:string-value="64,-10,0.75" calcext:value-type="string">
            <text:p>64,-10,0.7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30])); [.O$5]; IF(NOT(ISBLANK([.P30])); [.P$5]; IF (NOT(ISBLANK([.Q30])); [.Q$5]; IF(NOT(ISBLANK([.R30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0]&amp;&quot;,&quot;&amp;[.B30]&amp;&quot;,&quot;&amp;[.C30]&amp;&quot;,&quot;&amp;[.AB30]&amp;&quot;,&quot;&amp;[.N30]&amp;&quot;,&quot;&amp;[.Z30]&amp;&quot;|&quot;" office:value-type="string" office:string-value="19,1,0,6,64,-10,0.75,-0.003|" calcext:value-type="string">
            <text:p>19,1,0,6,64,-10,0.75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9.5" calcext:value-type="float">
            <text:p>19.5</text:p>
          </table:table-cell>
          <table:table-cell table:style-name="ce17" office:value-type="float" office:value="3" calcext:value-type="float">
            <text:p>3</text:p>
          </table:table-cell>
          <table:table-cell table:style-name="ce38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31]); ;[.D$4])" office:value-type="float" office:value="0" calcext:value-type="float">
            <text:p>0</text:p>
          </table:table-cell>
          <table:table-cell table:style-name="ce63" table:formula="of:=IF(ISBLANK([.E31]); ;[.E$4])" office:value-type="float" office:value="0" calcext:value-type="float">
            <text:p>0</text:p>
          </table:table-cell>
          <table:table-cell table:style-name="ce63" table:formula="of:=IF(ISBLANK([.F31]); ;[.F$4])" office:value-type="float" office:value="64" calcext:value-type="float">
            <text:p>64</text:p>
          </table:table-cell>
          <table:table-cell table:style-name="ce63" table:formula="of:=IF(ISBLANK([.G31]); ;[.G$4])" office:value-type="float" office:value="0" calcext:value-type="float">
            <text:p>0</text:p>
          </table:table-cell>
          <table:table-cell table:style-name="ce63" table:formula="of:=IF(ISBLANK([.H31]); ;[.H$4])" office:value-type="float" office:value="0" calcext:value-type="float">
            <text:p>0</text:p>
          </table:table-cell>
          <table:table-cell table:style-name="ce67" table:formula="of:=MAX([.I31:.M31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31]); ;[.N$4])" office:value-type="float" office:value="0" calcext:value-type="float">
            <text:p>0</text:p>
          </table:table-cell>
          <table:table-cell table:formula="of:=IF(ISBLANK([.O31]); ;[.O$4])" office:value-type="float" office:value="0" calcext:value-type="float">
            <text:p>0</text:p>
          </table:table-cell>
          <table:table-cell table:formula="of:=IF(ISBLANK([.P31]); ;[.P$4])" office:value-type="float" office:value="0" calcext:value-type="float">
            <text:p>0</text:p>
          </table:table-cell>
          <table:table-cell table:formula="of:=IF(ISBLANK([.Q31]); ;[.Q$4])" office:value-type="float" office:value="0" calcext:value-type="float">
            <text:p>0</text:p>
          </table:table-cell>
          <table:table-cell table:formula="of:=IF(ISBLANK([.R31]); ;[.R$4])" office:value-type="float" office:value="86" calcext:value-type="float">
            <text:p>86</text:p>
          </table:table-cell>
          <table:table-cell table:formula="of:=IF(ISBLANK([.S31]); ;[.S$4])" office:value-type="float" office:value="0" calcext:value-type="float">
            <text:p>0</text:p>
          </table:table-cell>
          <table:table-cell table:style-name="ce66" table:formula="of:=MAX([.T31:.Y31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31]&amp;&quot;,&quot;&amp;[.B31]&amp;&quot;,&quot;&amp;[.C31]&amp;&quot;,&quot;&amp;[.N31]&amp;&quot;,&quot;&amp;[.Z31]&amp;&quot;,&quot;&amp;[.AA31]&amp;&quot;,&quot;&amp;[.AB31]&amp;&quot;|&quot;" office:value-type="string" office:string-value="19.5,3,300,64,86,30,4|" calcext:value-type="string">
            <text:p>19.5,3,300,64,86,30,4|</text:p>
          </table:table-cell>
          <table:table-cell table:number-columns-repeated="34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32])); [.D$5]; IF(NOT(ISBLANK([.E32])); [.E$5]; IF (NOT(ISBLANK([.F32])); [.F$5]; IF(NOT(ISBLANK([.G32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32])); [.O$5]; IF(NOT(ISBLANK([.P32])); [.P$5]; IF (NOT(ISBLANK([.Q32])); [.Q$5]; IF(NOT(ISBLANK([.R3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2]&amp;&quot;,&quot;&amp;[.B32]&amp;&quot;,&quot;&amp;[.C32]&amp;&quot;,&quot;&amp;[.AB32]&amp;&quot;,&quot;&amp;[.N32]&amp;&quot;,&quot;&amp;[.Z32]&amp;&quot;|&quot;" office:value-type="string" office:string-value="20,1,0,6,-10,20,0.9,0|" calcext:value-type="string">
            <text:p>20,1,0,6,-10,20,0.9,0|</text:p>
          </table:table-cell>
          <table:table-cell table:number-columns-repeated="34"/>
        </table:table-row>
        <table:table-row table:style-name="ro1" table:number-rows-repeated="2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35])); [.D$5]; IF(NOT(ISBLANK([.E35])); [.E$5]; IF (NOT(ISBLANK([.F35])); [.F$5]; IF(NOT(ISBLANK([.G35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35])); [.O$5]; IF(NOT(ISBLANK([.P35])); [.P$5]; IF (NOT(ISBLANK([.Q35])); [.Q$5]; IF(NOT(ISBLANK([.R35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5]&amp;&quot;,&quot;&amp;[.B35]&amp;&quot;,&quot;&amp;[.C35]&amp;&quot;,&quot;&amp;[.AB35]&amp;&quot;,&quot;&amp;[.N35]&amp;&quot;,&quot;&amp;[.Z35]&amp;&quot;|&quot;" office:value-type="string" office:string-value="23,1,0,6,138,50,0.5,-0.0015|" calcext:value-type="string">
            <text:p>23,1,0,6,138,50,0.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36])); [.D$5]; IF(NOT(ISBLANK([.E36])); [.E$5]; IF (NOT(ISBLANK([.F36])); [.F$5]; IF(NOT(ISBLANK([.G36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36])); [.O$5]; IF(NOT(ISBLANK([.P36])); [.P$5]; IF (NOT(ISBLANK([.Q36])); [.Q$5]; IF(NOT(ISBLANK([.R3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6]&amp;&quot;,&quot;&amp;[.B36]&amp;&quot;,&quot;&amp;[.C36]&amp;&quot;,&quot;&amp;[.AB36]&amp;&quot;,&quot;&amp;[.N36]&amp;&quot;,&quot;&amp;[.Z36]&amp;&quot;|&quot;" office:value-type="string" office:string-value="24,1,0,6,64,-10,0.75,0.003|" calcext:value-type="string">
            <text:p>24,1,0,6,64,-10,0.75,0.003|</text:p>
          </table:table-cell>
          <table:table-cell table:number-columns-repeated="34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3" calcext:value-type="float">
            <text:p>3</text:p>
          </table:table-cell>
          <table:table-cell table:style-name="ce108" office:value-type="float" office:value="300" calcext:value-type="float">
            <text:p>3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37]); ;[.D$4])" office:value-type="float" office:value="20" calcext:value-type="float">
            <text:p>20</text:p>
          </table:table-cell>
          <table:table-cell table:style-name="ce63" table:formula="of:=IF(ISBLANK([.E37]); ;[.E$4])" office:value-type="float" office:value="0" calcext:value-type="float">
            <text:p>0</text:p>
          </table:table-cell>
          <table:table-cell table:style-name="ce63" table:formula="of:=IF(ISBLANK([.F37]); ;[.F$4])" office:value-type="float" office:value="0" calcext:value-type="float">
            <text:p>0</text:p>
          </table:table-cell>
          <table:table-cell table:style-name="ce63" table:formula="of:=IF(ISBLANK([.G37]); ;[.G$4])" office:value-type="float" office:value="0" calcext:value-type="float">
            <text:p>0</text:p>
          </table:table-cell>
          <table:table-cell table:style-name="ce63" table:formula="of:=IF(ISBLANK([.H37]); ;[.H$4])" office:value-type="float" office:value="0" calcext:value-type="float">
            <text:p>0</text:p>
          </table:table-cell>
          <table:table-cell table:style-name="ce67" table:formula="of:=MAX([.I37:.M3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37]); ;[.N$4])" office:value-type="float" office:value="0" calcext:value-type="float">
            <text:p>0</text:p>
          </table:table-cell>
          <table:table-cell table:formula="of:=IF(ISBLANK([.O37]); ;[.O$4])" office:value-type="float" office:value="0" calcext:value-type="float">
            <text:p>0</text:p>
          </table:table-cell>
          <table:table-cell table:formula="of:=IF(ISBLANK([.P37]); ;[.P$4])" office:value-type="float" office:value="42" calcext:value-type="float">
            <text:p>42</text:p>
          </table:table-cell>
          <table:table-cell table:formula="of:=IF(ISBLANK([.Q37]); ;[.Q$4])" office:value-type="float" office:value="0" calcext:value-type="float">
            <text:p>0</text:p>
          </table:table-cell>
          <table:table-cell table:formula="of:=IF(ISBLANK([.R37]); ;[.R$4])" office:value-type="float" office:value="0" calcext:value-type="float">
            <text:p>0</text:p>
          </table:table-cell>
          <table:table-cell table:formula="of:=IF(ISBLANK([.S37]); ;[.S$4])" office:value-type="float" office:value="0" calcext:value-type="float">
            <text:p>0</text:p>
          </table:table-cell>
          <table:table-cell table:style-name="ce66" table:formula="of:=MAX([.T37:.Y37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37]&amp;&quot;,&quot;&amp;[.B37]&amp;&quot;,&quot;&amp;[.C37]&amp;&quot;,&quot;&amp;[.N37]&amp;&quot;,&quot;&amp;[.Z37]&amp;&quot;,&quot;&amp;[.AA37]&amp;&quot;,&quot;&amp;[.AB37]&amp;&quot;|&quot;" office:value-type="string" office:string-value="25,3,300,20,42,50,4|" calcext:value-type="string">
            <text:p>25,3,300,20,42,50,4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39])); [.D$5]; IF(NOT(ISBLANK([.E39])); [.E$5]; IF (NOT(ISBLANK([.F39])); [.F$5]; IF(NOT(ISBLANK([.G39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39])); [.O$5]; IF(NOT(ISBLANK([.P39])); [.P$5]; IF (NOT(ISBLANK([.Q39])); [.Q$5]; IF(NOT(ISBLANK([.R39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39]&amp;&quot;,&quot;&amp;[.B39]&amp;&quot;,&quot;&amp;[.C39]&amp;&quot;,&quot;&amp;[.AB39]&amp;&quot;,&quot;&amp;[.N39]&amp;&quot;,&quot;&amp;[.Z39]&amp;&quot;|&quot;" office:value-type="string" office:string-value="28,1,0,8,138,50,0.5,-0.0015|" calcext:value-type="string">
            <text:p>28,1,0,8,138,50,0.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40])); [.D$5]; IF(NOT(ISBLANK([.E40])); [.E$5]; IF (NOT(ISBLANK([.F40])); [.F$5]; IF(NOT(ISBLANK([.G40])); [.G$5]; [.H$5]))))" office:value-type="string" office:string-value="-10,50,0" calcext:value-type="string">
            <text:p>-10,50,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40])); [.O$5]; IF(NOT(ISBLANK([.P40])); [.P$5]; IF (NOT(ISBLANK([.Q40])); [.Q$5]; IF(NOT(ISBLANK([.R40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40]&amp;&quot;,&quot;&amp;[.B40]&amp;&quot;,&quot;&amp;[.C40]&amp;&quot;,&quot;&amp;[.AB40]&amp;&quot;,&quot;&amp;[.N40]&amp;&quot;,&quot;&amp;[.Z40]&amp;&quot;|&quot;" office:value-type="string" office:string-value="29,1,0,8,-10,50,0,0.0015|" calcext:value-type="string">
            <text:p>29,1,0,8,-10,50,0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46" office:value-type="float" office:value="300" calcext:value-type="float">
            <text:p>30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41])); [.D$5]; IF(NOT(ISBLANK([.E41])); [.E$5]; IF (NOT(ISBLANK([.F41])); [.F$5]; IF(NOT(ISBLANK([.G41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41])); [.O$5]; IF(NOT(ISBLANK([.P41])); [.P$5]; IF (NOT(ISBLANK([.Q41])); [.Q$5]; IF(NOT(ISBLANK([.R41])); [.R$5]; [.S$5]))))" office:value-type="float" office:value="0" calcext:value-type="float">
            <text:p>0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41]&amp;&quot;,&quot;&amp;[.B41]&amp;&quot;,&quot;&amp;[.C41]&amp;&quot;,&quot;&amp;[.AB41]&amp;&quot;,&quot;&amp;[.N41]&amp;&quot;,&quot;&amp;[.Z41]&amp;&quot;|&quot;" office:value-type="string" office:string-value="30,1,300,4,-10,20,0.9,0|" calcext:value-type="string">
            <text:p>30,1,300,4,-10,20,0.9,0|</text:p>
          </table:table-cell>
          <table:table-cell table:number-columns-repeated="34"/>
        </table:table-row>
        <table:table-row table:style-name="ro1">
          <table:table-cell/>
          <table:table-cell table:style-name="ce1" table:number-columns-repeated="63"/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43])); [.D$5]; IF(NOT(ISBLANK([.E43])); [.E$5]; IF (NOT(ISBLANK([.F43])); [.F$5]; IF(NOT(ISBLANK([.G43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43])); [.O$5]; IF(NOT(ISBLANK([.P43])); [.P$5]; IF (NOT(ISBLANK([.Q43])); [.Q$5]; IF(NOT(ISBLANK([.R43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43]&amp;&quot;,&quot;&amp;[.B43]&amp;&quot;,&quot;&amp;[.C43]&amp;&quot;,&quot;&amp;[.AB43]&amp;&quot;,&quot;&amp;[.N43]&amp;&quot;,&quot;&amp;[.Z43]&amp;&quot;|&quot;" office:value-type="string" office:string-value="32,1,0,8,-10,50,0,-0.0015|" calcext:value-type="string">
            <text:p>32,1,0,8,-10,50,0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49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44])); [.D$5]; IF(NOT(ISBLANK([.E44])); [.E$5]; IF (NOT(ISBLANK([.F44])); [.F$5]; IF(NOT(ISBLANK([.G44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44])); [.O$5]; IF(NOT(ISBLANK([.P44])); [.P$5]; IF (NOT(ISBLANK([.Q44])); [.Q$5]; IF(NOT(ISBLANK([.R44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44]&amp;&quot;,&quot;&amp;[.B44]&amp;&quot;,&quot;&amp;[.C44]&amp;&quot;,&quot;&amp;[.AB44]&amp;&quot;,&quot;&amp;[.N44]&amp;&quot;,&quot;&amp;[.Z44]&amp;&quot;|&quot;" office:value-type="string" office:string-value="30,1,300,4,138,20,0.60,0.003|" calcext:value-type="string">
            <text:p>30,1,300,4,138,20,0.60,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63" table:formula="of:=IF(ISBLANK([.D46]); ;[.D$4])" office:value-type="float" office:value="0" calcext:value-type="float">
            <text:p>0</text:p>
          </table:table-cell>
          <table:table-cell table:style-name="ce63" table:formula="of:=IF(ISBLANK([.E46]); ;[.E$4])" office:value-type="float" office:value="0" calcext:value-type="float">
            <text:p>0</text:p>
          </table:table-cell>
          <table:table-cell table:style-name="ce63" table:formula="of:=IF(ISBLANK([.F46]); ;[.F$4])" office:value-type="float" office:value="0" calcext:value-type="float">
            <text:p>0</text:p>
          </table:table-cell>
          <table:table-cell table:style-name="ce63" table:formula="of:=IF(ISBLANK([.G46]); ;[.G$4])" office:value-type="float" office:value="86" calcext:value-type="float">
            <text:p>86</text:p>
          </table:table-cell>
          <table:table-cell table:style-name="ce63" table:formula="of:=IF(ISBLANK([.H46]); ;[.H$4])" office:value-type="float" office:value="0" calcext:value-type="float">
            <text:p>0</text:p>
          </table:table-cell>
          <table:table-cell table:style-name="ce67" table:formula="of:=MAX([.I46:.M46])" office:value-type="float" office:value="86" calcext:value-type="float">
            <text:p>86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46]); ;[.N$4])" office:value-type="float" office:value="0" calcext:value-type="float">
            <text:p>0</text:p>
          </table:table-cell>
          <table:table-cell table:formula="of:=IF(ISBLANK([.O46]); ;[.O$4])" office:value-type="float" office:value="0" calcext:value-type="float">
            <text:p>0</text:p>
          </table:table-cell>
          <table:table-cell table:formula="of:=IF(ISBLANK([.P46]); ;[.P$4])" office:value-type="float" office:value="0" calcext:value-type="float">
            <text:p>0</text:p>
          </table:table-cell>
          <table:table-cell table:formula="of:=IF(ISBLANK([.Q46]); ;[.Q$4])" office:value-type="float" office:value="64" calcext:value-type="float">
            <text:p>64</text:p>
          </table:table-cell>
          <table:table-cell table:formula="of:=IF(ISBLANK([.R46]); ;[.R$4])" office:value-type="float" office:value="0" calcext:value-type="float">
            <text:p>0</text:p>
          </table:table-cell>
          <table:table-cell table:formula="of:=IF(ISBLANK([.S46]); ;[.S$4])" office:value-type="float" office:value="0" calcext:value-type="float">
            <text:p>0</text:p>
          </table:table-cell>
          <table:table-cell table:style-name="ce66" table:formula="of:=MAX([.T46:.Y46])" office:value-type="float" office:value="64" calcext:value-type="float">
            <text:p>64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5" calcext:value-type="float">
            <text:p>5</text:p>
          </table:table-cell>
          <table:table-cell table:style-name="ce3"/>
          <table:table-cell table:style-name="ce12" table:formula="of:=[.A46]&amp;&quot;,&quot;&amp;[.B46]&amp;&quot;,&quot;&amp;[.C46]&amp;&quot;,&quot;&amp;[.N46]&amp;&quot;,&quot;&amp;[.Z46]&amp;&quot;,&quot;&amp;[.AA46]&amp;&quot;,&quot;&amp;[.AB46]&amp;&quot;|&quot;" office:value-type="string" office:string-value="33,3,0,86,64,50,5|" calcext:value-type="string">
            <text:p>33,3,0,86,64,50,5|</text:p>
          </table:table-cell>
          <table:table-cell table:number-columns-repeated="34"/>
        </table:table-row>
        <table:table-row table:style-name="ro2"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table:formula="of:=IF(ISBLANK([.D47]); ;[.D$4])" office:value-type="float" office:value="0" calcext:value-type="float">
            <text:p>0</text:p>
          </table:table-cell>
          <table:table-cell table:style-name="ce63" table:formula="of:=IF(ISBLANK([.E47]); ;[.E$4])" office:value-type="float" office:value="42" calcext:value-type="float">
            <text:p>42</text:p>
          </table:table-cell>
          <table:table-cell table:style-name="ce63" table:formula="of:=IF(ISBLANK([.F47]); ;[.F$4])" office:value-type="float" office:value="0" calcext:value-type="float">
            <text:p>0</text:p>
          </table:table-cell>
          <table:table-cell table:style-name="ce63" table:formula="of:=IF(ISBLANK([.G47]); ;[.G$4])" office:value-type="float" office:value="0" calcext:value-type="float">
            <text:p>0</text:p>
          </table:table-cell>
          <table:table-cell table:style-name="ce63" table:formula="of:=IF(ISBLANK([.H47]); ;[.H$4])" office:value-type="float" office:value="0" calcext:value-type="float">
            <text:p>0</text:p>
          </table:table-cell>
          <table:table-cell table:style-name="ce67" table:formula="of:=MAX([.I47:.M47])" office:value-type="float" office:value="42" calcext:value-type="float">
            <text:p>42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47]); ;[.N$4])" office:value-type="float" office:value="0" calcext:value-type="float">
            <text:p>0</text:p>
          </table:table-cell>
          <table:table-cell table:formula="of:=IF(ISBLANK([.O47]); ;[.O$4])" office:value-type="float" office:value="0" calcext:value-type="float">
            <text:p>0</text:p>
          </table:table-cell>
          <table:table-cell table:formula="of:=IF(ISBLANK([.P47]); ;[.P$4])" office:value-type="float" office:value="42" calcext:value-type="float">
            <text:p>42</text:p>
          </table:table-cell>
          <table:table-cell table:formula="of:=IF(ISBLANK([.Q47]); ;[.Q$4])" office:value-type="float" office:value="0" calcext:value-type="float">
            <text:p>0</text:p>
          </table:table-cell>
          <table:table-cell table:formula="of:=IF(ISBLANK([.R47]); ;[.R$4])" office:value-type="float" office:value="0" calcext:value-type="float">
            <text:p>0</text:p>
          </table:table-cell>
          <table:table-cell table:formula="of:=IF(ISBLANK([.S47]); ;[.S$4])" office:value-type="float" office:value="0" calcext:value-type="float">
            <text:p>0</text:p>
          </table:table-cell>
          <table:table-cell table:style-name="ce66" table:formula="of:=MAX([.T47:.Y4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47]&amp;&quot;,&quot;&amp;[.B47]&amp;&quot;,&quot;&amp;[.C47]&amp;&quot;,&quot;&amp;[.N47]&amp;&quot;,&quot;&amp;[.Z47]&amp;&quot;,&quot;&amp;[.AA47]&amp;&quot;,&quot;&amp;[.AB47]&amp;&quot;|&quot;" office:value-type="string" office:string-value="35,3,0,42,42,30,4|" calcext:value-type="string">
            <text:p>35,3,0,42,42,30,4|</text:p>
          </table:table-cell>
          <table:table-cell table:number-columns-repeated="34"/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3" calcext:value-type="float">
            <text:p>3</text:p>
          </table:table-cell>
          <table:table-cell table:style-name="ce52" office:value-type="float" office:value="300" calcext:value-type="float">
            <text:p>300</text:p>
          </table:table-cell>
          <table:table-cell table:style-name="ce63" table:number-columns-repeated="4"/>
          <table:table-cell table:style-name="ce63" office:value-type="float" office:value="0" calcext:value-type="float">
            <text:p>0</text:p>
          </table:table-cell>
          <table:table-cell table:style-name="ce63" table:formula="of:=IF(ISBLANK([.D48]); ;[.D$4])" office:value-type="float" office:value="0" calcext:value-type="float">
            <text:p>0</text:p>
          </table:table-cell>
          <table:table-cell table:style-name="ce63" table:formula="of:=IF(ISBLANK([.E48]); ;[.E$4])" office:value-type="float" office:value="0" calcext:value-type="float">
            <text:p>0</text:p>
          </table:table-cell>
          <table:table-cell table:style-name="ce63" table:formula="of:=IF(ISBLANK([.F48]); ;[.F$4])" office:value-type="float" office:value="0" calcext:value-type="float">
            <text:p>0</text:p>
          </table:table-cell>
          <table:table-cell table:style-name="ce63" table:formula="of:=IF(ISBLANK([.G48]); ;[.G$4])" office:value-type="float" office:value="0" calcext:value-type="float">
            <text:p>0</text:p>
          </table:table-cell>
          <table:table-cell table:style-name="ce63" table:formula="of:=IF(ISBLANK([.H48]); ;[.H$4])" office:value-type="float" office:value="108" calcext:value-type="float">
            <text:p>108</text:p>
          </table:table-cell>
          <table:table-cell table:style-name="ce67" table:formula="of:=MAX([.I48:.M48])" office:value-type="float" office:value="108" calcext:value-type="float">
            <text:p>10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48]); ;[.N$4])" office:value-type="float" office:value="0" calcext:value-type="float">
            <text:p>0</text:p>
          </table:table-cell>
          <table:table-cell table:formula="of:=IF(ISBLANK([.O48]); ;[.O$4])" office:value-type="float" office:value="0" calcext:value-type="float">
            <text:p>0</text:p>
          </table:table-cell>
          <table:table-cell table:formula="of:=IF(ISBLANK([.P48]); ;[.P$4])" office:value-type="float" office:value="0" calcext:value-type="float">
            <text:p>0</text:p>
          </table:table-cell>
          <table:table-cell table:formula="of:=IF(ISBLANK([.Q48]); ;[.Q$4])" office:value-type="float" office:value="0" calcext:value-type="float">
            <text:p>0</text:p>
          </table:table-cell>
          <table:table-cell table:formula="of:=IF(ISBLANK([.R48]); ;[.R$4])" office:value-type="float" office:value="86" calcext:value-type="float">
            <text:p>86</text:p>
          </table:table-cell>
          <table:table-cell table:formula="of:=IF(ISBLANK([.S48]); ;[.S$4])" office:value-type="float" office:value="0" calcext:value-type="float">
            <text:p>0</text:p>
          </table:table-cell>
          <table:table-cell table:style-name="ce66" table:formula="of:=MAX([.T48:.Y48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48]&amp;&quot;,&quot;&amp;[.B48]&amp;&quot;,&quot;&amp;[.C48]&amp;&quot;,&quot;&amp;[.N48]&amp;&quot;,&quot;&amp;[.Z48]&amp;&quot;,&quot;&amp;[.AA48]&amp;&quot;,&quot;&amp;[.AB48]&amp;&quot;|&quot;" office:value-type="string" office:string-value="38,3,300,108,86,30,4|" calcext:value-type="string">
            <text:p>38,3,300,108,86,30,4|</text:p>
          </table:table-cell>
          <table:table-cell table:number-columns-repeated="34"/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49])); [.D$5]; IF(NOT(ISBLANK([.E49])); [.E$5]; IF (NOT(ISBLANK([.F49])); [.F$5]; IF(NOT(ISBLANK([.G49])); [.G$5]; [.H$5]))))" office:value-type="string" office:string-value="138,50,0.5" calcext:value-type="string">
            <text:p>138,50,0.5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49])); [.O$5]; IF(NOT(ISBLANK([.P49])); [.P$5]; IF (NOT(ISBLANK([.Q49])); [.Q$5]; IF(NOT(ISBLANK([.R49])); [.R$5]; [.S$5]))))" office:value-type="float" office:value="0" calcext:value-type="float">
            <text:p>0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49]&amp;&quot;,&quot;&amp;[.B49]&amp;&quot;,&quot;&amp;[.C49]&amp;&quot;,&quot;&amp;[.AB49]&amp;&quot;,&quot;&amp;[.N49]&amp;&quot;,&quot;&amp;[.Z49]&amp;&quot;|&quot;" office:value-type="string" office:string-value="38,1,0,8,138,50,0.5,0|" calcext:value-type="string">
            <text:p>38,1,0,8,138,50,0.5,0|</text:p>
          </table:table-cell>
          <table:table-cell table:number-columns-repeated="34"/>
        </table:table-row>
        <table:table-row table:style-name="ro2">
          <table:table-cell table:style-name="ce14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50])); [.D$5]; IF(NOT(ISBLANK([.E50])); [.E$5]; IF (NOT(ISBLANK([.F50])); [.F$5]; IF(NOT(ISBLANK([.G50])); [.G$5]; [.H$5]))))" office:value-type="string" office:string-value="-10,20,0.9" calcext:value-type="string">
            <text:p>-10,20,0.9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50])); [.O$5]; IF(NOT(ISBLANK([.P50])); [.P$5]; IF (NOT(ISBLANK([.Q50])); [.Q$5]; IF(NOT(ISBLANK([.R50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50]&amp;&quot;,&quot;&amp;[.B50]&amp;&quot;,&quot;&amp;[.C50]&amp;&quot;,&quot;&amp;[.AB50]&amp;&quot;,&quot;&amp;[.N50]&amp;&quot;,&quot;&amp;[.Z50]&amp;&quot;|&quot;" office:value-type="string" office:string-value="39,1,0,6,-10,20,0.9,0.003|" calcext:value-type="string">
            <text:p>39,1,0,6,-10,20,0.9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51])); [.D$5]; IF(NOT(ISBLANK([.E51])); [.E$5]; IF (NOT(ISBLANK([.F51])); [.F$5]; IF(NOT(ISBLANK([.G51])); [.G$5]; [.H$5]))))" office:value-type="string" office:string-value="-10,50,0" calcext:value-type="string">
            <text:p>-10,50,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51])); [.O$5]; IF(NOT(ISBLANK([.P51])); [.P$5]; IF (NOT(ISBLANK([.Q51])); [.Q$5]; IF(NOT(ISBLANK([.R51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51]&amp;&quot;,&quot;&amp;[.B51]&amp;&quot;,&quot;&amp;[.C51]&amp;&quot;,&quot;&amp;[.AB51]&amp;&quot;,&quot;&amp;[.N51]&amp;&quot;,&quot;&amp;[.Z51]&amp;&quot;|&quot;" office:value-type="string" office:string-value="41,1,0,6,-10,50,0,-0.003|" calcext:value-type="string">
            <text:p>41,1,0,6,-10,50,0,-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53])); [.D$5]; IF(NOT(ISBLANK([.E53])); [.E$5]; IF (NOT(ISBLANK([.F53])); [.F$5]; IF(NOT(ISBLANK([.G53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53])); [.O$5]; IF(NOT(ISBLANK([.P53])); [.P$5]; IF (NOT(ISBLANK([.Q53])); [.Q$5]; IF(NOT(ISBLANK([.R53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53]&amp;&quot;,&quot;&amp;[.B53]&amp;&quot;,&quot;&amp;[.C53]&amp;&quot;,&quot;&amp;[.AB53]&amp;&quot;,&quot;&amp;[.N53]&amp;&quot;,&quot;&amp;[.Z53]&amp;&quot;|&quot;" office:value-type="string" office:string-value="44,1,0,4,-10,20,0.9,-0.003|" calcext:value-type="string">
            <text:p>44,1,0,4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54])); [.D$5]; IF(NOT(ISBLANK([.E54])); [.E$5]; IF (NOT(ISBLANK([.F54])); [.F$5]; IF(NOT(ISBLANK([.G54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54])); [.O$5]; IF(NOT(ISBLANK([.P54])); [.P$5]; IF (NOT(ISBLANK([.Q54])); [.Q$5]; IF(NOT(ISBLANK([.R54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54]&amp;&quot;,&quot;&amp;[.B54]&amp;&quot;,&quot;&amp;[.C54]&amp;&quot;,&quot;&amp;[.AB54]&amp;&quot;,&quot;&amp;[.N54]&amp;&quot;,&quot;&amp;[.Z54]&amp;&quot;|&quot;" office:value-type="string" office:string-value="45,1,0,4,138,20,0.60,0.003|" calcext:value-type="string">
            <text:p>45,1,0,4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8" calcext:value-type="float">
            <text:p>48</text:p>
          </table:table-cell>
          <table:table-cell table:style-name="ce1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55])); [.D$5]; IF(NOT(ISBLANK([.E55])); [.E$5]; IF (NOT(ISBLANK([.F55])); [.F$5]; IF(NOT(ISBLANK([.G55])); [.G$5]; [.H$5]))))" office:value-type="string" office:string-value="-10,50,0" calcext:value-type="string">
            <text:p>-10,50,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55])); [.O$5]; IF(NOT(ISBLANK([.P55])); [.P$5]; IF (NOT(ISBLANK([.Q55])); [.Q$5]; IF(NOT(ISBLANK([.R55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55]&amp;&quot;,&quot;&amp;[.B55]&amp;&quot;,&quot;&amp;[.C55]&amp;&quot;,&quot;&amp;[.AB55]&amp;&quot;,&quot;&amp;[.N55]&amp;&quot;,&quot;&amp;[.Z55]&amp;&quot;|&quot;" office:value-type="string" office:string-value="48,1,0,4,-10,50,0,0.0015|" calcext:value-type="string">
            <text:p>48,1,0,4,-10,50,0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7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63" table:formula="of:=IF(ISBLANK([.D56]); ;[.D$4])" office:value-type="float" office:value="0" calcext:value-type="float">
            <text:p>0</text:p>
          </table:table-cell>
          <table:table-cell table:style-name="ce63" table:formula="of:=IF(ISBLANK([.E56]); ;[.E$4])" office:value-type="float" office:value="0" calcext:value-type="float">
            <text:p>0</text:p>
          </table:table-cell>
          <table:table-cell table:style-name="ce63" table:formula="of:=IF(ISBLANK([.F56]); ;[.F$4])" office:value-type="float" office:value="0" calcext:value-type="float">
            <text:p>0</text:p>
          </table:table-cell>
          <table:table-cell table:style-name="ce63" table:formula="of:=IF(ISBLANK([.G56]); ;[.G$4])" office:value-type="float" office:value="86" calcext:value-type="float">
            <text:p>86</text:p>
          </table:table-cell>
          <table:table-cell table:style-name="ce63" table:formula="of:=IF(ISBLANK([.H56]); ;[.H$4])" office:value-type="float" office:value="0" calcext:value-type="float">
            <text:p>0</text:p>
          </table:table-cell>
          <table:table-cell table:style-name="ce67" table:formula="of:=MAX([.I56:.M56])" office:value-type="float" office:value="86" calcext:value-type="float">
            <text:p>86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56]); ;[.N$4])" office:value-type="float" office:value="0" calcext:value-type="float">
            <text:p>0</text:p>
          </table:table-cell>
          <table:table-cell table:formula="of:=IF(ISBLANK([.O56]); ;[.O$4])" office:value-type="float" office:value="0" calcext:value-type="float">
            <text:p>0</text:p>
          </table:table-cell>
          <table:table-cell table:formula="of:=IF(ISBLANK([.P56]); ;[.P$4])" office:value-type="float" office:value="0" calcext:value-type="float">
            <text:p>0</text:p>
          </table:table-cell>
          <table:table-cell table:formula="of:=IF(ISBLANK([.Q56]); ;[.Q$4])" office:value-type="float" office:value="64" calcext:value-type="float">
            <text:p>64</text:p>
          </table:table-cell>
          <table:table-cell table:formula="of:=IF(ISBLANK([.R56]); ;[.R$4])" office:value-type="float" office:value="0" calcext:value-type="float">
            <text:p>0</text:p>
          </table:table-cell>
          <table:table-cell table:formula="of:=IF(ISBLANK([.S56]); ;[.S$4])" office:value-type="float" office:value="0" calcext:value-type="float">
            <text:p>0</text:p>
          </table:table-cell>
          <table:table-cell table:style-name="ce66" table:formula="of:=MAX([.T56:.Y56])" office:value-type="float" office:value="64" calcext:value-type="float">
            <text:p>64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56]&amp;&quot;,&quot;&amp;[.B56]&amp;&quot;,&quot;&amp;[.C56]&amp;&quot;,&quot;&amp;[.N56]&amp;&quot;,&quot;&amp;[.Z56]&amp;&quot;,&quot;&amp;[.AA56]&amp;&quot;,&quot;&amp;[.AB56]&amp;&quot;|&quot;" office:value-type="string" office:string-value="50,3,0,86,64,50,4|" calcext:value-type="string">
            <text:p>50,3,0,86,64,50,4|</text:p>
          </table:table-cell>
          <table:table-cell table:number-columns-repeated="34"/>
        </table:table-row>
        <table:table-row table:style-name="ro2">
          <table:table-cell table:style-name="ce14" office:value-type="float" office:value="53" calcext:value-type="float">
            <text:p>53</text:p>
          </table:table-cell>
          <table:table-cell table:style-name="ce17" office:value-type="float" office:value="3" calcext:value-type="float">
            <text:p>3</text:p>
          </table:table-cell>
          <table:table-cell table:style-name="ce107" office:value-type="float" office:value="300" calcext:value-type="float">
            <text:p>3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57]); ;[.D$4])" office:value-type="float" office:value="20" calcext:value-type="float">
            <text:p>20</text:p>
          </table:table-cell>
          <table:table-cell table:style-name="ce63" table:formula="of:=IF(ISBLANK([.E57]); ;[.E$4])" office:value-type="float" office:value="0" calcext:value-type="float">
            <text:p>0</text:p>
          </table:table-cell>
          <table:table-cell table:style-name="ce63" table:formula="of:=IF(ISBLANK([.F57]); ;[.F$4])" office:value-type="float" office:value="0" calcext:value-type="float">
            <text:p>0</text:p>
          </table:table-cell>
          <table:table-cell table:style-name="ce63" table:formula="of:=IF(ISBLANK([.G57]); ;[.G$4])" office:value-type="float" office:value="0" calcext:value-type="float">
            <text:p>0</text:p>
          </table:table-cell>
          <table:table-cell table:style-name="ce63" table:formula="of:=IF(ISBLANK([.H57]); ;[.H$4])" office:value-type="float" office:value="0" calcext:value-type="float">
            <text:p>0</text:p>
          </table:table-cell>
          <table:table-cell table:style-name="ce67" table:formula="of:=MAX([.I57:.M5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57]); ;[.N$4])" office:value-type="float" office:value="0" calcext:value-type="float">
            <text:p>0</text:p>
          </table:table-cell>
          <table:table-cell table:formula="of:=IF(ISBLANK([.O57]); ;[.O$4])" office:value-type="float" office:value="0" calcext:value-type="float">
            <text:p>0</text:p>
          </table:table-cell>
          <table:table-cell table:formula="of:=IF(ISBLANK([.P57]); ;[.P$4])" office:value-type="float" office:value="42" calcext:value-type="float">
            <text:p>42</text:p>
          </table:table-cell>
          <table:table-cell table:formula="of:=IF(ISBLANK([.Q57]); ;[.Q$4])" office:value-type="float" office:value="0" calcext:value-type="float">
            <text:p>0</text:p>
          </table:table-cell>
          <table:table-cell table:formula="of:=IF(ISBLANK([.R57]); ;[.R$4])" office:value-type="float" office:value="0" calcext:value-type="float">
            <text:p>0</text:p>
          </table:table-cell>
          <table:table-cell table:formula="of:=IF(ISBLANK([.S57]); ;[.S$4])" office:value-type="float" office:value="0" calcext:value-type="float">
            <text:p>0</text:p>
          </table:table-cell>
          <table:table-cell table:style-name="ce66" table:formula="of:=MAX([.T57:.Y5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" calcext:value-type="float">
            <text:p>3</text:p>
          </table:table-cell>
          <table:table-cell table:style-name="ce3"/>
          <table:table-cell table:style-name="ce12" table:formula="of:=[.A57]&amp;&quot;,&quot;&amp;[.B57]&amp;&quot;,&quot;&amp;[.C57]&amp;&quot;,&quot;&amp;[.N57]&amp;&quot;,&quot;&amp;[.Z57]&amp;&quot;,&quot;&amp;[.AA57]&amp;&quot;,&quot;&amp;[.AB57]&amp;&quot;|&quot;" office:value-type="string" office:string-value="53,3,300,20,42,30,3|" calcext:value-type="string">
            <text:p>53,3,300,20,42,30,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6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59]); ;[.D$4])" office:value-type="float" office:value="0" calcext:value-type="float">
            <text:p>0</text:p>
          </table:table-cell>
          <table:table-cell table:formula="of:=IF(ISBLANK([.E59]); ;[.E$4])" office:value-type="float" office:value="0" calcext:value-type="float">
            <text:p>0</text:p>
          </table:table-cell>
          <table:table-cell table:formula="of:=IF(ISBLANK([.F59]); ;[.F$4])" office:value-type="float" office:value="64" calcext:value-type="float">
            <text:p>64</text:p>
          </table:table-cell>
          <table:table-cell table:formula="of:=IF(ISBLANK([.G59]); ;[.G$4])" office:value-type="float" office:value="0" calcext:value-type="float">
            <text:p>0</text:p>
          </table:table-cell>
          <table:table-cell table:formula="of:=IF(ISBLANK([.H59]); ;[.H$4])" office:value-type="float" office:value="0" calcext:value-type="float">
            <text:p>0</text:p>
          </table:table-cell>
          <table:table-cell table:style-name="ce66" table:formula="of:=MAX([.I59:.M59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59]); ;[.N$4])" office:value-type="float" office:value="0" calcext:value-type="float">
            <text:p>0</text:p>
          </table:table-cell>
          <table:table-cell table:formula="of:=IF(ISBLANK([.O59]); ;[.O$4])" office:value-type="float" office:value="0" calcext:value-type="float">
            <text:p>0</text:p>
          </table:table-cell>
          <table:table-cell table:formula="of:=IF(ISBLANK([.P59]); ;[.P$4])" office:value-type="float" office:value="0" calcext:value-type="float">
            <text:p>0</text:p>
          </table:table-cell>
          <table:table-cell table:formula="of:=IF(ISBLANK([.Q59]); ;[.Q$4])" office:value-type="float" office:value="0" calcext:value-type="float">
            <text:p>0</text:p>
          </table:table-cell>
          <table:table-cell table:formula="of:=IF(ISBLANK([.R59]); ;[.R$4])" office:value-type="float" office:value="0" calcext:value-type="float">
            <text:p>0</text:p>
          </table:table-cell>
          <table:table-cell table:formula="of:=IF(ISBLANK([.S59]); ;[.S$4])" office:value-type="float" office:value="0" calcext:value-type="float">
            <text:p>0</text:p>
          </table:table-cell>
          <table:table-cell table:style-name="ce66" table:formula="of:=MAX([.T59:.Y59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59]&amp;&quot;,&quot;&amp;[.B59]&amp;&quot;,&quot;&amp;[.C59]&amp;&quot;,&quot;&amp;[.N59]&amp;&quot;,&quot;&amp;[.AB59]&amp;&quot;|&quot;" office:value-type="string" office:string-value="56,2,0,64,4|" calcext:value-type="string">
            <text:p>56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59" calcext:value-type="float">
            <text:p>59</text:p>
          </table:table-cell>
          <table:table-cell table:style-name="ce16" office:value-type="float" office:value="2" calcext:value-type="float">
            <text:p>2</text:p>
          </table:table-cell>
          <table:table-cell table:style-name="ce10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60]); ;[.D$4])" office:value-type="float" office:value="20" calcext:value-type="float">
            <text:p>20</text:p>
          </table:table-cell>
          <table:table-cell table:formula="of:=IF(ISBLANK([.E60]); ;[.E$4])" office:value-type="float" office:value="0" calcext:value-type="float">
            <text:p>0</text:p>
          </table:table-cell>
          <table:table-cell table:formula="of:=IF(ISBLANK([.F60]); ;[.F$4])" office:value-type="float" office:value="0" calcext:value-type="float">
            <text:p>0</text:p>
          </table:table-cell>
          <table:table-cell table:formula="of:=IF(ISBLANK([.G60]); ;[.G$4])" office:value-type="float" office:value="0" calcext:value-type="float">
            <text:p>0</text:p>
          </table:table-cell>
          <table:table-cell table:formula="of:=IF(ISBLANK([.H60]); ;[.H$4])" office:value-type="float" office:value="0" calcext:value-type="float">
            <text:p>0</text:p>
          </table:table-cell>
          <table:table-cell table:style-name="ce66" table:formula="of:=MAX([.I60:.M60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60]); ;[.N$4])" office:value-type="float" office:value="0" calcext:value-type="float">
            <text:p>0</text:p>
          </table:table-cell>
          <table:table-cell table:formula="of:=IF(ISBLANK([.O60]); ;[.O$4])" office:value-type="float" office:value="0" calcext:value-type="float">
            <text:p>0</text:p>
          </table:table-cell>
          <table:table-cell table:formula="of:=IF(ISBLANK([.P60]); ;[.P$4])" office:value-type="float" office:value="0" calcext:value-type="float">
            <text:p>0</text:p>
          </table:table-cell>
          <table:table-cell table:formula="of:=IF(ISBLANK([.Q60]); ;[.Q$4])" office:value-type="float" office:value="0" calcext:value-type="float">
            <text:p>0</text:p>
          </table:table-cell>
          <table:table-cell table:formula="of:=IF(ISBLANK([.R60]); ;[.R$4])" office:value-type="float" office:value="0" calcext:value-type="float">
            <text:p>0</text:p>
          </table:table-cell>
          <table:table-cell table:formula="of:=IF(ISBLANK([.S60]); ;[.S$4])" office:value-type="float" office:value="0" calcext:value-type="float">
            <text:p>0</text:p>
          </table:table-cell>
          <table:table-cell table:style-name="ce66" table:formula="of:=MAX([.T60:.Y60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60]&amp;&quot;,&quot;&amp;[.B60]&amp;&quot;,&quot;&amp;[.C60]&amp;&quot;,&quot;&amp;[.N60]&amp;&quot;,&quot;&amp;[.AB60]&amp;&quot;|&quot;" office:value-type="string" office:string-value="59,2,0,20,5|" calcext:value-type="string">
            <text:p>59,2,0,20,5|</text:p>
          </table:table-cell>
          <table:table-cell table:number-columns-repeated="34"/>
        </table:table-row>
        <table:table-row table:style-name="ro2"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2" calcext:value-type="float">
            <text:p>2</text:p>
          </table:table-cell>
          <table:table-cell table:style-name="ce111" office:value-type="float" office:value="300" calcext:value-type="float">
            <text:p>30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61]); ;[.D$4])" office:value-type="float" office:value="0" calcext:value-type="float">
            <text:p>0</text:p>
          </table:table-cell>
          <table:table-cell table:formula="of:=IF(ISBLANK([.E61]); ;[.E$4])" office:value-type="float" office:value="0" calcext:value-type="float">
            <text:p>0</text:p>
          </table:table-cell>
          <table:table-cell table:formula="of:=IF(ISBLANK([.F61]); ;[.F$4])" office:value-type="float" office:value="0" calcext:value-type="float">
            <text:p>0</text:p>
          </table:table-cell>
          <table:table-cell table:formula="of:=IF(ISBLANK([.G61]); ;[.G$4])" office:value-type="float" office:value="0" calcext:value-type="float">
            <text:p>0</text:p>
          </table:table-cell>
          <table:table-cell table:formula="of:=IF(ISBLANK([.H61]); ;[.H$4])" office:value-type="float" office:value="108" calcext:value-type="float">
            <text:p>108</text:p>
          </table:table-cell>
          <table:table-cell table:style-name="ce66" table:formula="of:=MAX([.I61:.M61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61]); ;[.N$4])" office:value-type="float" office:value="0" calcext:value-type="float">
            <text:p>0</text:p>
          </table:table-cell>
          <table:table-cell table:formula="of:=IF(ISBLANK([.O61]); ;[.O$4])" office:value-type="float" office:value="0" calcext:value-type="float">
            <text:p>0</text:p>
          </table:table-cell>
          <table:table-cell table:formula="of:=IF(ISBLANK([.P61]); ;[.P$4])" office:value-type="float" office:value="0" calcext:value-type="float">
            <text:p>0</text:p>
          </table:table-cell>
          <table:table-cell table:formula="of:=IF(ISBLANK([.Q61]); ;[.Q$4])" office:value-type="float" office:value="0" calcext:value-type="float">
            <text:p>0</text:p>
          </table:table-cell>
          <table:table-cell table:formula="of:=IF(ISBLANK([.R61]); ;[.R$4])" office:value-type="float" office:value="0" calcext:value-type="float">
            <text:p>0</text:p>
          </table:table-cell>
          <table:table-cell table:formula="of:=IF(ISBLANK([.S61]); ;[.S$4])" office:value-type="float" office:value="0" calcext:value-type="float">
            <text:p>0</text:p>
          </table:table-cell>
          <table:table-cell table:style-name="ce66" table:formula="of:=MAX([.T61:.Y61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61]&amp;&quot;,&quot;&amp;[.B61]&amp;&quot;,&quot;&amp;[.C61]&amp;&quot;,&quot;&amp;[.N61]&amp;&quot;,&quot;&amp;[.AB61]&amp;&quot;|&quot;" office:value-type="string" office:string-value="62,2,300,108,4|" calcext:value-type="string">
            <text:p>62,2,300,108,4|</text:p>
          </table:table-cell>
          <table:table-cell table:number-columns-repeated="34"/>
        </table:table-row>
        <table:table-row table:style-name="ro2">
          <table:table-cell table:style-name="ce14" office:value-type="float" office:value="63.5" calcext:value-type="float">
            <text:p>63.5</text:p>
          </table:table-cell>
          <table:table-cell table:style-name="ce16" office:value-type="float" office:value="2" calcext:value-type="float">
            <text:p>2</text:p>
          </table:table-cell>
          <table:table-cell table:style-name="ce112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62]); ;[.D$4])" office:value-type="float" office:value="0" calcext:value-type="float">
            <text:p>0</text:p>
          </table:table-cell>
          <table:table-cell table:formula="of:=IF(ISBLANK([.E62]); ;[.E$4])" office:value-type="float" office:value="42" calcext:value-type="float">
            <text:p>42</text:p>
          </table:table-cell>
          <table:table-cell table:formula="of:=IF(ISBLANK([.F62]); ;[.F$4])" office:value-type="float" office:value="0" calcext:value-type="float">
            <text:p>0</text:p>
          </table:table-cell>
          <table:table-cell table:formula="of:=IF(ISBLANK([.G62]); ;[.G$4])" office:value-type="float" office:value="0" calcext:value-type="float">
            <text:p>0</text:p>
          </table:table-cell>
          <table:table-cell table:formula="of:=IF(ISBLANK([.H62]); ;[.H$4])" office:value-type="float" office:value="0" calcext:value-type="float">
            <text:p>0</text:p>
          </table:table-cell>
          <table:table-cell table:style-name="ce66" table:formula="of:=MAX([.I62:.M62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62]); ;[.N$4])" office:value-type="float" office:value="0" calcext:value-type="float">
            <text:p>0</text:p>
          </table:table-cell>
          <table:table-cell table:formula="of:=IF(ISBLANK([.O62]); ;[.O$4])" office:value-type="float" office:value="0" calcext:value-type="float">
            <text:p>0</text:p>
          </table:table-cell>
          <table:table-cell table:formula="of:=IF(ISBLANK([.P62]); ;[.P$4])" office:value-type="float" office:value="0" calcext:value-type="float">
            <text:p>0</text:p>
          </table:table-cell>
          <table:table-cell table:formula="of:=IF(ISBLANK([.Q62]); ;[.Q$4])" office:value-type="float" office:value="0" calcext:value-type="float">
            <text:p>0</text:p>
          </table:table-cell>
          <table:table-cell table:formula="of:=IF(ISBLANK([.R62]); ;[.R$4])" office:value-type="float" office:value="0" calcext:value-type="float">
            <text:p>0</text:p>
          </table:table-cell>
          <table:table-cell table:formula="of:=IF(ISBLANK([.S62]); ;[.S$4])" office:value-type="float" office:value="0" calcext:value-type="float">
            <text:p>0</text:p>
          </table:table-cell>
          <table:table-cell table:style-name="ce66" table:formula="of:=MAX([.T62:.Y62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62]&amp;&quot;,&quot;&amp;[.B62]&amp;&quot;,&quot;&amp;[.C62]&amp;&quot;,&quot;&amp;[.N62]&amp;&quot;,&quot;&amp;[.AB62]&amp;&quot;|&quot;" office:value-type="string" office:string-value="63.5,2,0,42,5|" calcext:value-type="string">
            <text:p>63.5,2,0,42,5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64])); [.D$5]; IF(NOT(ISBLANK([.E64])); [.E$5]; IF (NOT(ISBLANK([.F64])); [.F$5]; IF(NOT(ISBLANK([.G64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64])); [.O$5]; IF(NOT(ISBLANK([.P64])); [.P$5]; IF (NOT(ISBLANK([.Q64])); [.Q$5]; IF(NOT(ISBLANK([.R64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4]&amp;&quot;,&quot;&amp;[.B64]&amp;&quot;,&quot;&amp;[.C64]&amp;&quot;,&quot;&amp;[.AB64]&amp;&quot;,&quot;&amp;[.N64]&amp;&quot;,&quot;&amp;[.Z64]&amp;&quot;|&quot;" office:value-type="string" office:string-value="66,1,0,6,138,20,0.60,0.003|" calcext:value-type="string">
            <text:p>66,1,0,6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65])); [.D$5]; IF(NOT(ISBLANK([.E65])); [.E$5]; IF (NOT(ISBLANK([.F65])); [.F$5]; IF(NOT(ISBLANK([.G65])); [.G$5]; [.H$5]))))" office:value-type="string" office:string-value="64,-10,0.75" calcext:value-type="string">
            <text:p>64,-10,0.75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65])); [.O$5]; IF(NOT(ISBLANK([.P65])); [.P$5]; IF (NOT(ISBLANK([.Q65])); [.Q$5]; IF(NOT(ISBLANK([.R65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5]&amp;&quot;,&quot;&amp;[.B65]&amp;&quot;,&quot;&amp;[.C65]&amp;&quot;,&quot;&amp;[.AB65]&amp;&quot;,&quot;&amp;[.N65]&amp;&quot;,&quot;&amp;[.Z65]&amp;&quot;|&quot;" office:value-type="string" office:string-value="67,1,0,6,64,-10,0.75,0.0015|" calcext:value-type="string">
            <text:p>67,1,0,6,64,-10,0.75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69" calcext:value-type="float">
            <text:p>69</text:p>
          </table:table-cell>
          <table:table-cell table:style-name="ce16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66]); ;[.D$4])" office:value-type="float" office:value="20" calcext:value-type="float">
            <text:p>20</text:p>
          </table:table-cell>
          <table:table-cell table:formula="of:=IF(ISBLANK([.E66]); ;[.E$4])" office:value-type="float" office:value="0" calcext:value-type="float">
            <text:p>0</text:p>
          </table:table-cell>
          <table:table-cell table:formula="of:=IF(ISBLANK([.F66]); ;[.F$4])" office:value-type="float" office:value="0" calcext:value-type="float">
            <text:p>0</text:p>
          </table:table-cell>
          <table:table-cell table:formula="of:=IF(ISBLANK([.G66]); ;[.G$4])" office:value-type="float" office:value="0" calcext:value-type="float">
            <text:p>0</text:p>
          </table:table-cell>
          <table:table-cell table:formula="of:=IF(ISBLANK([.H66]); ;[.H$4])" office:value-type="float" office:value="0" calcext:value-type="float">
            <text:p>0</text:p>
          </table:table-cell>
          <table:table-cell table:style-name="ce66" table:formula="of:=MAX([.I66:.M66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66]); ;[.N$4])" office:value-type="float" office:value="0" calcext:value-type="float">
            <text:p>0</text:p>
          </table:table-cell>
          <table:table-cell table:formula="of:=IF(ISBLANK([.O66]); ;[.O$4])" office:value-type="float" office:value="0" calcext:value-type="float">
            <text:p>0</text:p>
          </table:table-cell>
          <table:table-cell table:formula="of:=IF(ISBLANK([.P66]); ;[.P$4])" office:value-type="float" office:value="0" calcext:value-type="float">
            <text:p>0</text:p>
          </table:table-cell>
          <table:table-cell table:formula="of:=IF(ISBLANK([.Q66]); ;[.Q$4])" office:value-type="float" office:value="0" calcext:value-type="float">
            <text:p>0</text:p>
          </table:table-cell>
          <table:table-cell table:formula="of:=IF(ISBLANK([.R66]); ;[.R$4])" office:value-type="float" office:value="0" calcext:value-type="float">
            <text:p>0</text:p>
          </table:table-cell>
          <table:table-cell table:formula="of:=IF(ISBLANK([.S66]); ;[.S$4])" office:value-type="float" office:value="0" calcext:value-type="float">
            <text:p>0</text:p>
          </table:table-cell>
          <table:table-cell table:style-name="ce66" table:formula="of:=MAX([.T66:.Y6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66]&amp;&quot;,&quot;&amp;[.B66]&amp;&quot;,&quot;&amp;[.C66]&amp;&quot;,&quot;&amp;[.N66]&amp;&quot;,&quot;&amp;[.AB66]&amp;&quot;|&quot;" office:value-type="string" office:string-value="69,2,0,20,4|" calcext:value-type="string">
            <text:p>69,2,0,20,4|</text:p>
          </table:table-cell>
          <table:table-cell table:number-columns-repeated="34"/>
        </table:table-row>
        <table:table-row table:style-name="ro2">
          <table:table-cell table:style-name="ce14" office:value-type="float" office:value="71" calcext:value-type="float">
            <text:p>71</text:p>
          </table:table-cell>
          <table:table-cell table:style-name="ce17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67]); ;[.D$4])" office:value-type="float" office:value="0" calcext:value-type="float">
            <text:p>0</text:p>
          </table:table-cell>
          <table:table-cell table:style-name="ce63" table:formula="of:=IF(ISBLANK([.E67]); ;[.E$4])" office:value-type="float" office:value="0" calcext:value-type="float">
            <text:p>0</text:p>
          </table:table-cell>
          <table:table-cell table:style-name="ce63" table:formula="of:=IF(ISBLANK([.F67]); ;[.F$4])" office:value-type="float" office:value="64" calcext:value-type="float">
            <text:p>64</text:p>
          </table:table-cell>
          <table:table-cell table:style-name="ce63" table:formula="of:=IF(ISBLANK([.G67]); ;[.G$4])" office:value-type="float" office:value="0" calcext:value-type="float">
            <text:p>0</text:p>
          </table:table-cell>
          <table:table-cell table:style-name="ce63" table:formula="of:=IF(ISBLANK([.H67]); ;[.H$4])" office:value-type="float" office:value="0" calcext:value-type="float">
            <text:p>0</text:p>
          </table:table-cell>
          <table:table-cell table:style-name="ce67" table:formula="of:=MAX([.I67:.M67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67]); ;[.N$4])" office:value-type="float" office:value="0" calcext:value-type="float">
            <text:p>0</text:p>
          </table:table-cell>
          <table:table-cell table:formula="of:=IF(ISBLANK([.O67]); ;[.O$4])" office:value-type="float" office:value="0" calcext:value-type="float">
            <text:p>0</text:p>
          </table:table-cell>
          <table:table-cell table:formula="of:=IF(ISBLANK([.P67]); ;[.P$4])" office:value-type="float" office:value="0" calcext:value-type="float">
            <text:p>0</text:p>
          </table:table-cell>
          <table:table-cell table:formula="of:=IF(ISBLANK([.Q67]); ;[.Q$4])" office:value-type="float" office:value="0" calcext:value-type="float">
            <text:p>0</text:p>
          </table:table-cell>
          <table:table-cell table:formula="of:=IF(ISBLANK([.R67]); ;[.R$4])" office:value-type="float" office:value="86" calcext:value-type="float">
            <text:p>86</text:p>
          </table:table-cell>
          <table:table-cell table:formula="of:=IF(ISBLANK([.S67]); ;[.S$4])" office:value-type="float" office:value="0" calcext:value-type="float">
            <text:p>0</text:p>
          </table:table-cell>
          <table:table-cell table:style-name="ce66" table:formula="of:=MAX([.T67:.Y67])" office:value-type="float" office:value="86" calcext:value-type="float">
            <text:p>86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67]&amp;&quot;,&quot;&amp;[.B67]&amp;&quot;,&quot;&amp;[.C67]&amp;&quot;,&quot;&amp;[.N67]&amp;&quot;,&quot;&amp;[.Z67]&amp;&quot;,&quot;&amp;[.AA67]&amp;&quot;,&quot;&amp;[.AB67]&amp;&quot;|&quot;" office:value-type="string" office:string-value="71,3,0,64,86,50,4|" calcext:value-type="string">
            <text:p>71,3,0,64,86,50,4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2">
          <table:table-cell table:style-name="ce14" office:value-type="float" office:value="74" calcext:value-type="float">
            <text:p>74</text:p>
          </table:table-cell>
          <table:table-cell table:style-name="ce15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69])); [.D$5]; IF(NOT(ISBLANK([.E69])); [.E$5]; IF (NOT(ISBLANK([.F69])); [.F$5]; IF(NOT(ISBLANK([.G69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69])); [.O$5]; IF(NOT(ISBLANK([.P69])); [.P$5]; IF (NOT(ISBLANK([.Q69])); [.Q$5]; IF(NOT(ISBLANK([.R69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9]&amp;&quot;,&quot;&amp;[.B69]&amp;&quot;,&quot;&amp;[.C69]&amp;&quot;,&quot;&amp;[.AB69]&amp;&quot;,&quot;&amp;[.N69]&amp;&quot;,&quot;&amp;[.Z69]&amp;&quot;|&quot;" office:value-type="string" office:string-value="74,1,0,6,-10,20,0.9,-0.003|" calcext:value-type="string">
            <text:p>74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70])); [.D$5]; IF(NOT(ISBLANK([.E70])); [.E$5]; IF (NOT(ISBLANK([.F70])); [.F$5]; IF(NOT(ISBLANK([.G70])); [.G$5]; [.H$5]))))" office:value-type="string" office:string-value="64,-10,0.75" calcext:value-type="string">
            <text:p>64,-10,0.7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70])); [.O$5]; IF(NOT(ISBLANK([.P70])); [.P$5]; IF (NOT(ISBLANK([.Q70])); [.Q$5]; IF(NOT(ISBLANK([.R70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70]&amp;&quot;,&quot;&amp;[.B70]&amp;&quot;,&quot;&amp;[.C70]&amp;&quot;,&quot;&amp;[.AB70]&amp;&quot;,&quot;&amp;[.N70]&amp;&quot;,&quot;&amp;[.Z70]&amp;&quot;|&quot;" office:value-type="string" office:string-value="75,1,0,6,64,-10,0.75,-0.0015|" calcext:value-type="string">
            <text:p>75,1,0,6,64,-10,0.7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77" calcext:value-type="float">
            <text:p>77</text:p>
          </table:table-cell>
          <table:table-cell table:style-name="ce16" office:value-type="float" office:value="2" calcext:value-type="float">
            <text:p>2</text:p>
          </table:table-cell>
          <table:table-cell table:style-name="ce119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string" calcext:value-type="string">
            <text:p>o</text:p>
          </table:table-cell>
          <table:table-cell table:formula="of:=IF(ISBLANK([.D71]); ;[.D$4])" office:value-type="float" office:value="0" calcext:value-type="float">
            <text:p>0</text:p>
          </table:table-cell>
          <table:table-cell table:formula="of:=IF(ISBLANK([.E71]); ;[.E$4])" office:value-type="float" office:value="0" calcext:value-type="float">
            <text:p>0</text:p>
          </table:table-cell>
          <table:table-cell table:formula="of:=IF(ISBLANK([.F71]); ;[.F$4])" office:value-type="float" office:value="0" calcext:value-type="float">
            <text:p>0</text:p>
          </table:table-cell>
          <table:table-cell table:formula="of:=IF(ISBLANK([.G71]); ;[.G$4])" office:value-type="float" office:value="0" calcext:value-type="float">
            <text:p>0</text:p>
          </table:table-cell>
          <table:table-cell table:formula="of:=IF(ISBLANK([.H71]); ;[.H$4])" office:value-type="float" office:value="108" calcext:value-type="float">
            <text:p>108</text:p>
          </table:table-cell>
          <table:table-cell table:style-name="ce66" table:formula="of:=MAX([.I71:.M71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71]); ;[.N$4])" office:value-type="float" office:value="0" calcext:value-type="float">
            <text:p>0</text:p>
          </table:table-cell>
          <table:table-cell table:formula="of:=IF(ISBLANK([.O71]); ;[.O$4])" office:value-type="float" office:value="0" calcext:value-type="float">
            <text:p>0</text:p>
          </table:table-cell>
          <table:table-cell table:formula="of:=IF(ISBLANK([.P71]); ;[.P$4])" office:value-type="float" office:value="0" calcext:value-type="float">
            <text:p>0</text:p>
          </table:table-cell>
          <table:table-cell table:formula="of:=IF(ISBLANK([.Q71]); ;[.Q$4])" office:value-type="float" office:value="0" calcext:value-type="float">
            <text:p>0</text:p>
          </table:table-cell>
          <table:table-cell table:formula="of:=IF(ISBLANK([.R71]); ;[.R$4])" office:value-type="float" office:value="0" calcext:value-type="float">
            <text:p>0</text:p>
          </table:table-cell>
          <table:table-cell table:formula="of:=IF(ISBLANK([.S71]); ;[.S$4])" office:value-type="float" office:value="0" calcext:value-type="float">
            <text:p>0</text:p>
          </table:table-cell>
          <table:table-cell table:style-name="ce66" table:formula="of:=MAX([.T71:.Y71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71]&amp;&quot;,&quot;&amp;[.B71]&amp;&quot;,&quot;&amp;[.C71]&amp;&quot;,&quot;&amp;[.N71]&amp;&quot;,&quot;&amp;[.AB71]&amp;&quot;|&quot;" office:value-type="string" office:string-value="77,2,0,108,4|" calcext:value-type="string">
            <text:p>77,2,0,108,4|</text:p>
          </table:table-cell>
          <table:table-cell table:number-columns-repeated="34"/>
        </table:table-row>
        <table:table-row table:style-name="ro2">
          <table:table-cell table:style-name="ce14" office:value-type="float" office:value="79" calcext:value-type="float">
            <text:p>79</text:p>
          </table:table-cell>
          <table:table-cell table:style-name="ce17" office:value-type="float" office:value="3" calcext:value-type="float">
            <text:p>3</text:p>
          </table:table-cell>
          <table:table-cell table:style-name="ce120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72]); ;[.D$4])" office:value-type="float" office:value="0" calcext:value-type="float">
            <text:p>0</text:p>
          </table:table-cell>
          <table:table-cell table:style-name="ce63" table:formula="of:=IF(ISBLANK([.E72]); ;[.E$4])" office:value-type="float" office:value="0" calcext:value-type="float">
            <text:p>0</text:p>
          </table:table-cell>
          <table:table-cell table:style-name="ce63" table:formula="of:=IF(ISBLANK([.F72]); ;[.F$4])" office:value-type="float" office:value="64" calcext:value-type="float">
            <text:p>64</text:p>
          </table:table-cell>
          <table:table-cell table:style-name="ce63" table:formula="of:=IF(ISBLANK([.G72]); ;[.G$4])" office:value-type="float" office:value="0" calcext:value-type="float">
            <text:p>0</text:p>
          </table:table-cell>
          <table:table-cell table:style-name="ce63" table:formula="of:=IF(ISBLANK([.H72]); ;[.H$4])" office:value-type="float" office:value="0" calcext:value-type="float">
            <text:p>0</text:p>
          </table:table-cell>
          <table:table-cell table:style-name="ce67" table:formula="of:=MAX([.I72:.M72])" office:value-type="float" office:value="64" calcext:value-type="float">
            <text:p>64</text:p>
          </table:table-cell>
          <table:table-cell table:style-name="ce70"/>
          <table:table-cell table:style-name="ce70" office:value-type="string" calcext:value-type="string">
            <text:p>o</text:p>
          </table:table-cell>
          <table:table-cell table:style-name="ce70" table:number-columns-repeated="3"/>
          <table:table-cell table:formula="of:=IF(ISBLANK([.N72]); ;[.N$4])" office:value-type="float" office:value="0" calcext:value-type="float">
            <text:p>0</text:p>
          </table:table-cell>
          <table:table-cell table:formula="of:=IF(ISBLANK([.O72]); ;[.O$4])" office:value-type="float" office:value="0" calcext:value-type="float">
            <text:p>0</text:p>
          </table:table-cell>
          <table:table-cell table:formula="of:=IF(ISBLANK([.P72]); ;[.P$4])" office:value-type="float" office:value="42" calcext:value-type="float">
            <text:p>42</text:p>
          </table:table-cell>
          <table:table-cell table:formula="of:=IF(ISBLANK([.Q72]); ;[.Q$4])" office:value-type="float" office:value="0" calcext:value-type="float">
            <text:p>0</text:p>
          </table:table-cell>
          <table:table-cell table:formula="of:=IF(ISBLANK([.R72]); ;[.R$4])" office:value-type="float" office:value="0" calcext:value-type="float">
            <text:p>0</text:p>
          </table:table-cell>
          <table:table-cell table:formula="of:=IF(ISBLANK([.S72]); ;[.S$4])" office:value-type="float" office:value="0" calcext:value-type="float">
            <text:p>0</text:p>
          </table:table-cell>
          <table:table-cell table:style-name="ce66" table:formula="of:=MAX([.T72:.Y72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72]&amp;&quot;,&quot;&amp;[.B72]&amp;&quot;,&quot;&amp;[.C72]&amp;&quot;,&quot;&amp;[.N72]&amp;&quot;,&quot;&amp;[.Z72]&amp;&quot;,&quot;&amp;[.AA72]&amp;&quot;,&quot;&amp;[.AB72]&amp;&quot;|&quot;" office:value-type="string" office:string-value="79,3,300,64,42,50,4|" calcext:value-type="string">
            <text:p>79,3,300,64,42,5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83" calcext:value-type="float">
            <text:p>83</text:p>
          </table:table-cell>
          <table:table-cell table:style-name="ce18" office:value-type="float" office:value="4" calcext:value-type="float">
            <text:p>4</text:p>
          </table:table-cell>
          <table:table-cell table:style-name="ce121" office:value-type="float" office:value="0" calcext:value-type="float">
            <text:p>0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2"/>
          <table:table-cell table:formula="of:=IF(ISBLANK([.D74]); ;[.D$4])" office:value-type="float" office:value="0" calcext:value-type="float">
            <text:p>0</text:p>
          </table:table-cell>
          <table:table-cell table:formula="of:=IF(ISBLANK([.E74]); ;[.E$4])" office:value-type="float" office:value="0" calcext:value-type="float">
            <text:p>0</text:p>
          </table:table-cell>
          <table:table-cell table:formula="of:=IF(ISBLANK([.F74]); ;[.F$4])" office:value-type="float" office:value="64" calcext:value-type="float">
            <text:p>64</text:p>
          </table:table-cell>
          <table:table-cell table:formula="of:=IF(ISBLANK([.G74]); ;[.G$4])" office:value-type="float" office:value="0" calcext:value-type="float">
            <text:p>0</text:p>
          </table:table-cell>
          <table:table-cell table:formula="of:=IF(ISBLANK([.H74]); ;[.H$4])" office:value-type="float" office:value="0" calcext:value-type="float">
            <text:p>0</text:p>
          </table:table-cell>
          <table:table-cell table:style-name="ce66" table:formula="of:=MAX([.I74:.M74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74]); ;[.N$4])" office:value-type="float" office:value="0" calcext:value-type="float">
            <text:p>0</text:p>
          </table:table-cell>
          <table:table-cell table:formula="of:=IF(ISBLANK([.O74]); ;[.O$4])" office:value-type="float" office:value="0" calcext:value-type="float">
            <text:p>0</text:p>
          </table:table-cell>
          <table:table-cell table:formula="of:=IF(ISBLANK([.P74]); ;[.P$4])" office:value-type="float" office:value="0" calcext:value-type="float">
            <text:p>0</text:p>
          </table:table-cell>
          <table:table-cell table:formula="of:=IF(ISBLANK([.Q74]); ;[.Q$4])" office:value-type="float" office:value="0" calcext:value-type="float">
            <text:p>0</text:p>
          </table:table-cell>
          <table:table-cell table:formula="of:=IF(ISBLANK([.R74]); ;[.R$4])" office:value-type="float" office:value="0" calcext:value-type="float">
            <text:p>0</text:p>
          </table:table-cell>
          <table:table-cell table:formula="of:=IF(ISBLANK([.S74]); ;[.S$4])" office:value-type="float" office:value="0" calcext:value-type="float">
            <text:p>0</text:p>
          </table:table-cell>
          <table:table-cell table:style-name="ce66" table:formula="of:=MAX([.T74:.Y74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74]&amp;&quot;,&quot;&amp;[.B74]&amp;&quot;,&quot;&amp;[.C74]&amp;&quot;,&quot;&amp;[.N74]&amp;&quot;,&quot;&amp;[.AA74]&amp;&quot;|&quot;" office:value-type="string" office:string-value="83,4,0,64,30|" calcext:value-type="string">
            <text:p>83,4,0,64,30|</text:p>
          </table:table-cell>
          <table:table-cell table:number-columns-repeated="34"/>
        </table:table-row>
        <table:table-row table:style-name="ro2">
          <table:table-cell table:style-name="ce14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75])); [.D$5]; IF(NOT(ISBLANK([.E75])); [.E$5]; IF (NOT(ISBLANK([.F75])); [.F$5]; IF(NOT(ISBLANK([.G75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75])); [.O$5]; IF(NOT(ISBLANK([.P75])); [.P$5]; IF (NOT(ISBLANK([.Q75])); [.Q$5]; IF(NOT(ISBLANK([.R75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75]&amp;&quot;,&quot;&amp;[.B75]&amp;&quot;,&quot;&amp;[.C75]&amp;&quot;,&quot;&amp;[.AB75]&amp;&quot;,&quot;&amp;[.N75]&amp;&quot;,&quot;&amp;[.Z75]&amp;&quot;|&quot;" office:value-type="string" office:string-value="93,1,0,8,-10,20,0.9,-0.003|" calcext:value-type="string">
            <text:p>93,1,0,8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93.5" calcext:value-type="float">
            <text:p>93.5</text:p>
          </table:table-cell>
          <table:table-cell table:style-name="ce15" office:value-type="float" office:value="1" calcext:value-type="float">
            <text:p>1</text:p>
          </table:table-cell>
          <table:table-cell table:style-name="ce123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76])); [.D$5]; IF(NOT(ISBLANK([.E76])); [.E$5]; IF (NOT(ISBLANK([.F76])); [.F$5]; IF(NOT(ISBLANK([.G76])); [.G$5]; [.H$5]))))" office:value-type="string" office:string-value="138,20,0.60" calcext:value-type="string">
            <text:p>138,20,0.6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76])); [.O$5]; IF(NOT(ISBLANK([.P76])); [.P$5]; IF (NOT(ISBLANK([.Q76])); [.Q$5]; IF(NOT(ISBLANK([.R76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76]&amp;&quot;,&quot;&amp;[.B76]&amp;&quot;,&quot;&amp;[.C76]&amp;&quot;,&quot;&amp;[.AB76]&amp;&quot;,&quot;&amp;[.N76]&amp;&quot;,&quot;&amp;[.Z76]&amp;&quot;|&quot;" office:value-type="string" office:string-value="93.5,1,300,4,138,20,0.60,0.0015|" calcext:value-type="string">
            <text:p>93.5,1,300,4,138,20,0.60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96" calcext:value-type="float">
            <text:p>96</text:p>
          </table:table-cell>
          <table:table-cell table:style-name="ce15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77])); [.D$5]; IF(NOT(ISBLANK([.E77])); [.E$5]; IF (NOT(ISBLANK([.F77])); [.F$5]; IF(NOT(ISBLANK([.G77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77])); [.O$5]; IF(NOT(ISBLANK([.P77])); [.P$5]; IF (NOT(ISBLANK([.Q77])); [.Q$5]; IF(NOT(ISBLANK([.R77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77]&amp;&quot;,&quot;&amp;[.B77]&amp;&quot;,&quot;&amp;[.C77]&amp;&quot;,&quot;&amp;[.AB77]&amp;&quot;,&quot;&amp;[.N77]&amp;&quot;,&quot;&amp;[.Z77]&amp;&quot;|&quot;" office:value-type="string" office:string-value="96,1,0,8,138,20,0.60,0.003|" calcext:value-type="string">
            <text:p>96,1,0,8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96.5" calcext:value-type="float">
            <text:p>96.5</text:p>
          </table:table-cell>
          <table:table-cell table:style-name="ce15" office:value-type="float" office:value="1" calcext:value-type="float">
            <text:p>1</text:p>
          </table:table-cell>
          <table:table-cell table:style-name="ce125" office:value-type="float" office:value="300" calcext:value-type="float">
            <text:p>30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78])); [.D$5]; IF(NOT(ISBLANK([.E78])); [.E$5]; IF (NOT(ISBLANK([.F78])); [.F$5]; IF(NOT(ISBLANK([.G78])); [.G$5]; [.H$5]))))" office:value-type="string" office:string-value="-10,20,0.9" calcext:value-type="string">
            <text:p>-10,20,0.9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78])); [.O$5]; IF(NOT(ISBLANK([.P78])); [.P$5]; IF (NOT(ISBLANK([.Q78])); [.Q$5]; IF(NOT(ISBLANK([.R78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78]&amp;&quot;,&quot;&amp;[.B78]&amp;&quot;,&quot;&amp;[.C78]&amp;&quot;,&quot;&amp;[.AB78]&amp;&quot;,&quot;&amp;[.N78]&amp;&quot;,&quot;&amp;[.Z78]&amp;&quot;|&quot;" office:value-type="string" office:string-value="96.5,1,300,4,-10,20,0.9,-0.0015|" calcext:value-type="string">
            <text:p>96.5,1,300,4,-10,20,0.9,-0.0015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3">
          <table:table-cell table:style-name="ce14" office:value-type="float" office:value="99" calcext:value-type="float">
            <text:p>99</text:p>
          </table:table-cell>
          <table:table-cell table:style-name="ce16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80]); ;[.D$4])" office:value-type="float" office:value="0" calcext:value-type="float">
            <text:p>0</text:p>
          </table:table-cell>
          <table:table-cell table:formula="of:=IF(ISBLANK([.E80]); ;[.E$4])" office:value-type="float" office:value="0" calcext:value-type="float">
            <text:p>0</text:p>
          </table:table-cell>
          <table:table-cell table:formula="of:=IF(ISBLANK([.F80]); ;[.F$4])" office:value-type="float" office:value="64" calcext:value-type="float">
            <text:p>64</text:p>
          </table:table-cell>
          <table:table-cell table:formula="of:=IF(ISBLANK([.G80]); ;[.G$4])" office:value-type="float" office:value="0" calcext:value-type="float">
            <text:p>0</text:p>
          </table:table-cell>
          <table:table-cell table:formula="of:=IF(ISBLANK([.H80]); ;[.H$4])" office:value-type="float" office:value="0" calcext:value-type="float">
            <text:p>0</text:p>
          </table:table-cell>
          <table:table-cell table:style-name="ce66" table:formula="of:=MAX([.I80:.M80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80]); ;[.N$4])" office:value-type="float" office:value="0" calcext:value-type="float">
            <text:p>0</text:p>
          </table:table-cell>
          <table:table-cell table:formula="of:=IF(ISBLANK([.O80]); ;[.O$4])" office:value-type="float" office:value="0" calcext:value-type="float">
            <text:p>0</text:p>
          </table:table-cell>
          <table:table-cell table:formula="of:=IF(ISBLANK([.P80]); ;[.P$4])" office:value-type="float" office:value="0" calcext:value-type="float">
            <text:p>0</text:p>
          </table:table-cell>
          <table:table-cell table:formula="of:=IF(ISBLANK([.Q80]); ;[.Q$4])" office:value-type="float" office:value="0" calcext:value-type="float">
            <text:p>0</text:p>
          </table:table-cell>
          <table:table-cell table:formula="of:=IF(ISBLANK([.R80]); ;[.R$4])" office:value-type="float" office:value="0" calcext:value-type="float">
            <text:p>0</text:p>
          </table:table-cell>
          <table:table-cell table:formula="of:=IF(ISBLANK([.S80]); ;[.S$4])" office:value-type="float" office:value="0" calcext:value-type="float">
            <text:p>0</text:p>
          </table:table-cell>
          <table:table-cell table:style-name="ce66" table:formula="of:=MAX([.T80:.Y80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0]&amp;&quot;,&quot;&amp;[.B80]&amp;&quot;,&quot;&amp;[.C80]&amp;&quot;,&quot;&amp;[.N80]&amp;&quot;,&quot;&amp;[.AB80]&amp;&quot;|&quot;" office:value-type="string" office:string-value="99,2,0,64,4|" calcext:value-type="string">
            <text:p>99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101" calcext:value-type="float">
            <text:p>101</text:p>
          </table:table-cell>
          <table:table-cell table:style-name="ce17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81]); ;[.D$4])" office:value-type="float" office:value="20" calcext:value-type="float">
            <text:p>20</text:p>
          </table:table-cell>
          <table:table-cell table:style-name="ce63" table:formula="of:=IF(ISBLANK([.E81]); ;[.E$4])" office:value-type="float" office:value="0" calcext:value-type="float">
            <text:p>0</text:p>
          </table:table-cell>
          <table:table-cell table:style-name="ce63" table:formula="of:=IF(ISBLANK([.F81]); ;[.F$4])" office:value-type="float" office:value="0" calcext:value-type="float">
            <text:p>0</text:p>
          </table:table-cell>
          <table:table-cell table:style-name="ce63" table:formula="of:=IF(ISBLANK([.G81]); ;[.G$4])" office:value-type="float" office:value="0" calcext:value-type="float">
            <text:p>0</text:p>
          </table:table-cell>
          <table:table-cell table:style-name="ce63" table:formula="of:=IF(ISBLANK([.H81]); ;[.H$4])" office:value-type="float" office:value="0" calcext:value-type="float">
            <text:p>0</text:p>
          </table:table-cell>
          <table:table-cell table:style-name="ce67" table:formula="of:=MAX([.I81:.M81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81]); ;[.N$4])" office:value-type="float" office:value="0" calcext:value-type="float">
            <text:p>0</text:p>
          </table:table-cell>
          <table:table-cell table:formula="of:=IF(ISBLANK([.O81]); ;[.O$4])" office:value-type="float" office:value="0" calcext:value-type="float">
            <text:p>0</text:p>
          </table:table-cell>
          <table:table-cell table:formula="of:=IF(ISBLANK([.P81]); ;[.P$4])" office:value-type="float" office:value="42" calcext:value-type="float">
            <text:p>42</text:p>
          </table:table-cell>
          <table:table-cell table:formula="of:=IF(ISBLANK([.Q81]); ;[.Q$4])" office:value-type="float" office:value="0" calcext:value-type="float">
            <text:p>0</text:p>
          </table:table-cell>
          <table:table-cell table:formula="of:=IF(ISBLANK([.R81]); ;[.R$4])" office:value-type="float" office:value="0" calcext:value-type="float">
            <text:p>0</text:p>
          </table:table-cell>
          <table:table-cell table:formula="of:=IF(ISBLANK([.S81]); ;[.S$4])" office:value-type="float" office:value="0" calcext:value-type="float">
            <text:p>0</text:p>
          </table:table-cell>
          <table:table-cell table:style-name="ce66" table:formula="of:=MAX([.T81:.Y81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81]&amp;&quot;,&quot;&amp;[.B81]&amp;&quot;,&quot;&amp;[.C81]&amp;&quot;,&quot;&amp;[.N81]&amp;&quot;,&quot;&amp;[.Z81]&amp;&quot;,&quot;&amp;[.AA81]&amp;&quot;,&quot;&amp;[.AB81]&amp;&quot;|&quot;" office:value-type="string" office:string-value="101,3,0,20,42,50,4|" calcext:value-type="string">
            <text:p>101,3,0,20,42,50,4|</text:p>
          </table:table-cell>
          <table:table-cell table:number-columns-repeated="34"/>
        </table:table-row>
        <table:table-row table:style-name="ro2">
          <table:table-cell table:style-name="ce14" office:value-type="float" office:value="105" calcext:value-type="float">
            <text:p>105</text:p>
          </table:table-cell>
          <table:table-cell table:style-name="ce17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63" table:number-columns-repeated="4"/>
          <table:table-cell table:style-name="ce63" office:value-type="float" office:value="0" calcext:value-type="float">
            <text:p>0</text:p>
          </table:table-cell>
          <table:table-cell table:style-name="ce63" table:formula="of:=IF(ISBLANK([.D82]); ;[.D$4])" office:value-type="float" office:value="0" calcext:value-type="float">
            <text:p>0</text:p>
          </table:table-cell>
          <table:table-cell table:style-name="ce63" table:formula="of:=IF(ISBLANK([.E82]); ;[.E$4])" office:value-type="float" office:value="0" calcext:value-type="float">
            <text:p>0</text:p>
          </table:table-cell>
          <table:table-cell table:style-name="ce63" table:formula="of:=IF(ISBLANK([.F82]); ;[.F$4])" office:value-type="float" office:value="0" calcext:value-type="float">
            <text:p>0</text:p>
          </table:table-cell>
          <table:table-cell table:style-name="ce63" table:formula="of:=IF(ISBLANK([.G82]); ;[.G$4])" office:value-type="float" office:value="0" calcext:value-type="float">
            <text:p>0</text:p>
          </table:table-cell>
          <table:table-cell table:style-name="ce63" table:formula="of:=IF(ISBLANK([.H82]); ;[.H$4])" office:value-type="float" office:value="108" calcext:value-type="float">
            <text:p>108</text:p>
          </table:table-cell>
          <table:table-cell table:style-name="ce67" table:formula="of:=MAX([.I82:.M82])" office:value-type="float" office:value="108" calcext:value-type="float">
            <text:p>10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82]); ;[.N$4])" office:value-type="float" office:value="0" calcext:value-type="float">
            <text:p>0</text:p>
          </table:table-cell>
          <table:table-cell table:formula="of:=IF(ISBLANK([.O82]); ;[.O$4])" office:value-type="float" office:value="0" calcext:value-type="float">
            <text:p>0</text:p>
          </table:table-cell>
          <table:table-cell table:formula="of:=IF(ISBLANK([.P82]); ;[.P$4])" office:value-type="float" office:value="0" calcext:value-type="float">
            <text:p>0</text:p>
          </table:table-cell>
          <table:table-cell table:formula="of:=IF(ISBLANK([.Q82]); ;[.Q$4])" office:value-type="float" office:value="0" calcext:value-type="float">
            <text:p>0</text:p>
          </table:table-cell>
          <table:table-cell table:formula="of:=IF(ISBLANK([.R82]); ;[.R$4])" office:value-type="float" office:value="86" calcext:value-type="float">
            <text:p>86</text:p>
          </table:table-cell>
          <table:table-cell table:formula="of:=IF(ISBLANK([.S82]); ;[.S$4])" office:value-type="float" office:value="0" calcext:value-type="float">
            <text:p>0</text:p>
          </table:table-cell>
          <table:table-cell table:style-name="ce66" table:formula="of:=MAX([.T82:.Y82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82]&amp;&quot;,&quot;&amp;[.B82]&amp;&quot;,&quot;&amp;[.C82]&amp;&quot;,&quot;&amp;[.N82]&amp;&quot;,&quot;&amp;[.Z82]&amp;&quot;,&quot;&amp;[.AA82]&amp;&quot;,&quot;&amp;[.AB82]&amp;&quot;|&quot;" office:value-type="string" office:string-value="105,3,0,108,86,30,4|" calcext:value-type="string">
            <text:p>105,3,0,108,86,3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10" calcext:value-type="float">
            <text:p>110</text:p>
          </table:table-cell>
          <table:table-cell table:style-name="ce18" office:value-type="float" office:value="4" calcext:value-type="float">
            <text:p>4</text:p>
          </table:table-cell>
          <table:table-cell table:style-name="ce126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table:number-columns-repeated="3"/>
          <table:table-cell table:formula="of:=IF(ISBLANK([.D84]); ;[.D$4])" office:value-type="float" office:value="0" calcext:value-type="float">
            <text:p>0</text:p>
          </table:table-cell>
          <table:table-cell table:formula="of:=IF(ISBLANK([.E84]); ;[.E$4])" office:value-type="float" office:value="42" calcext:value-type="float">
            <text:p>42</text:p>
          </table:table-cell>
          <table:table-cell table:formula="of:=IF(ISBLANK([.F84]); ;[.F$4])" office:value-type="float" office:value="0" calcext:value-type="float">
            <text:p>0</text:p>
          </table:table-cell>
          <table:table-cell table:formula="of:=IF(ISBLANK([.G84]); ;[.G$4])" office:value-type="float" office:value="0" calcext:value-type="float">
            <text:p>0</text:p>
          </table:table-cell>
          <table:table-cell table:formula="of:=IF(ISBLANK([.H84]); ;[.H$4])" office:value-type="float" office:value="0" calcext:value-type="float">
            <text:p>0</text:p>
          </table:table-cell>
          <table:table-cell table:style-name="ce66" table:formula="of:=MAX([.I84:.M84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84]); ;[.N$4])" office:value-type="float" office:value="0" calcext:value-type="float">
            <text:p>0</text:p>
          </table:table-cell>
          <table:table-cell table:formula="of:=IF(ISBLANK([.O84]); ;[.O$4])" office:value-type="float" office:value="0" calcext:value-type="float">
            <text:p>0</text:p>
          </table:table-cell>
          <table:table-cell table:formula="of:=IF(ISBLANK([.P84]); ;[.P$4])" office:value-type="float" office:value="0" calcext:value-type="float">
            <text:p>0</text:p>
          </table:table-cell>
          <table:table-cell table:formula="of:=IF(ISBLANK([.Q84]); ;[.Q$4])" office:value-type="float" office:value="0" calcext:value-type="float">
            <text:p>0</text:p>
          </table:table-cell>
          <table:table-cell table:formula="of:=IF(ISBLANK([.R84]); ;[.R$4])" office:value-type="float" office:value="0" calcext:value-type="float">
            <text:p>0</text:p>
          </table:table-cell>
          <table:table-cell table:formula="of:=IF(ISBLANK([.S84]); ;[.S$4])" office:value-type="float" office:value="0" calcext:value-type="float">
            <text:p>0</text:p>
          </table:table-cell>
          <table:table-cell table:style-name="ce66" table:formula="of:=MAX([.T84:.Y84])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/>
          <table:table-cell table:style-name="ce3"/>
          <table:table-cell table:style-name="ce12" table:formula="of:=[.A84]&amp;&quot;,&quot;&amp;[.B84]&amp;&quot;,&quot;&amp;[.C84]&amp;&quot;,&quot;&amp;[.N84]&amp;&quot;,&quot;&amp;[.AA84]&amp;&quot;|&quot;" office:value-type="string" office:string-value="110,4,0,42,50|" calcext:value-type="string">
            <text:p>110,4,0,42,50|</text:p>
          </table:table-cell>
          <table:table-cell table:number-columns-repeated="34"/>
        </table:table-row>
        <table:table-row table:style-name="ro2">
          <table:table-cell table:style-name="ce14" office:value-type="float" office:value="111" calcext:value-type="float">
            <text:p>111</text:p>
          </table:table-cell>
          <table:table-cell table:style-name="ce18" office:value-type="float" office:value="4" calcext:value-type="float">
            <text:p>4</text:p>
          </table:table-cell>
          <table:table-cell table:style-name="ce127" office:value-type="float" office:value="0" calcext:value-type="float">
            <text:p>0</text:p>
          </table:table-cell>
          <table:table-cell table:style-name="ce64" table:number-columns-repeated="3"/>
          <table:table-cell table:style-name="ce64" office:value-type="float" office:value="0" calcext:value-type="float">
            <text:p>0</text:p>
          </table:table-cell>
          <table:table-cell table:style-name="ce64"/>
          <table:table-cell table:formula="of:=IF(ISBLANK([.D85]); ;[.D$4])" office:value-type="float" office:value="0" calcext:value-type="float">
            <text:p>0</text:p>
          </table:table-cell>
          <table:table-cell table:formula="of:=IF(ISBLANK([.E85]); ;[.E$4])" office:value-type="float" office:value="0" calcext:value-type="float">
            <text:p>0</text:p>
          </table:table-cell>
          <table:table-cell table:formula="of:=IF(ISBLANK([.F85]); ;[.F$4])" office:value-type="float" office:value="0" calcext:value-type="float">
            <text:p>0</text:p>
          </table:table-cell>
          <table:table-cell table:formula="of:=IF(ISBLANK([.G85]); ;[.G$4])" office:value-type="float" office:value="86" calcext:value-type="float">
            <text:p>86</text:p>
          </table:table-cell>
          <table:table-cell table:formula="of:=IF(ISBLANK([.H85]); ;[.H$4])" office:value-type="float" office:value="0" calcext:value-type="float">
            <text:p>0</text:p>
          </table:table-cell>
          <table:table-cell table:style-name="ce66" table:formula="of:=MAX([.I85:.M85])" office:value-type="float" office:value="86" calcext:value-type="float">
            <text:p>86</text:p>
          </table:table-cell>
          <table:table-cell table:style-name="ce68" table:number-columns-repeated="5"/>
          <table:table-cell table:formula="of:=IF(ISBLANK([.N85]); ;[.N$4])" office:value-type="float" office:value="0" calcext:value-type="float">
            <text:p>0</text:p>
          </table:table-cell>
          <table:table-cell table:formula="of:=IF(ISBLANK([.O85]); ;[.O$4])" office:value-type="float" office:value="0" calcext:value-type="float">
            <text:p>0</text:p>
          </table:table-cell>
          <table:table-cell table:formula="of:=IF(ISBLANK([.P85]); ;[.P$4])" office:value-type="float" office:value="0" calcext:value-type="float">
            <text:p>0</text:p>
          </table:table-cell>
          <table:table-cell table:formula="of:=IF(ISBLANK([.Q85]); ;[.Q$4])" office:value-type="float" office:value="0" calcext:value-type="float">
            <text:p>0</text:p>
          </table:table-cell>
          <table:table-cell table:formula="of:=IF(ISBLANK([.R85]); ;[.R$4])" office:value-type="float" office:value="0" calcext:value-type="float">
            <text:p>0</text:p>
          </table:table-cell>
          <table:table-cell table:formula="of:=IF(ISBLANK([.S85]); ;[.S$4])" office:value-type="float" office:value="0" calcext:value-type="float">
            <text:p>0</text:p>
          </table:table-cell>
          <table:table-cell table:style-name="ce66" table:formula="of:=MAX([.T85:.Y85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85]&amp;&quot;,&quot;&amp;[.B85]&amp;&quot;,&quot;&amp;[.C85]&amp;&quot;,&quot;&amp;[.N85]&amp;&quot;,&quot;&amp;[.AA85]&amp;&quot;|&quot;" office:value-type="string" office:string-value="111,4,0,86,30|" calcext:value-type="string">
            <text:p>111,4,0,86,30|</text:p>
          </table:table-cell>
          <table:table-cell table:number-columns-repeated="34"/>
        </table:table-row>
        <table:table-row table:style-name="ro2"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" calcext:value-type="float">
            <text:p>2</text:p>
          </table:table-cell>
          <table:table-cell table:style-name="ce128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86]); ;[.D$4])" office:value-type="float" office:value="0" calcext:value-type="float">
            <text:p>0</text:p>
          </table:table-cell>
          <table:table-cell table:formula="of:=IF(ISBLANK([.E86]); ;[.E$4])" office:value-type="float" office:value="0" calcext:value-type="float">
            <text:p>0</text:p>
          </table:table-cell>
          <table:table-cell table:formula="of:=IF(ISBLANK([.F86]); ;[.F$4])" office:value-type="float" office:value="0" calcext:value-type="float">
            <text:p>0</text:p>
          </table:table-cell>
          <table:table-cell table:formula="of:=IF(ISBLANK([.G86]); ;[.G$4])" office:value-type="float" office:value="0" calcext:value-type="float">
            <text:p>0</text:p>
          </table:table-cell>
          <table:table-cell table:formula="of:=IF(ISBLANK([.H86]); ;[.H$4])" office:value-type="float" office:value="108" calcext:value-type="float">
            <text:p>108</text:p>
          </table:table-cell>
          <table:table-cell table:style-name="ce66" table:formula="of:=MAX([.I86:.M86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86]); ;[.N$4])" office:value-type="float" office:value="0" calcext:value-type="float">
            <text:p>0</text:p>
          </table:table-cell>
          <table:table-cell table:formula="of:=IF(ISBLANK([.O86]); ;[.O$4])" office:value-type="float" office:value="0" calcext:value-type="float">
            <text:p>0</text:p>
          </table:table-cell>
          <table:table-cell table:formula="of:=IF(ISBLANK([.P86]); ;[.P$4])" office:value-type="float" office:value="0" calcext:value-type="float">
            <text:p>0</text:p>
          </table:table-cell>
          <table:table-cell table:formula="of:=IF(ISBLANK([.Q86]); ;[.Q$4])" office:value-type="float" office:value="0" calcext:value-type="float">
            <text:p>0</text:p>
          </table:table-cell>
          <table:table-cell table:formula="of:=IF(ISBLANK([.R86]); ;[.R$4])" office:value-type="float" office:value="0" calcext:value-type="float">
            <text:p>0</text:p>
          </table:table-cell>
          <table:table-cell table:formula="of:=IF(ISBLANK([.S86]); ;[.S$4])" office:value-type="float" office:value="0" calcext:value-type="float">
            <text:p>0</text:p>
          </table:table-cell>
          <table:table-cell table:style-name="ce66" table:formula="of:=MAX([.T86:.Y8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6]&amp;&quot;,&quot;&amp;[.B86]&amp;&quot;,&quot;&amp;[.C86]&amp;&quot;,&quot;&amp;[.N86]&amp;&quot;,&quot;&amp;[.AB86]&amp;&quot;|&quot;" office:value-type="string" office:string-value="120,2,0,108,4|" calcext:value-type="string">
            <text:p>120,2,0,108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24" calcext:value-type="float">
            <text:p>124</text:p>
          </table:table-cell>
          <table:table-cell table:style-name="ce16" office:value-type="float" office:value="2" calcext:value-type="float">
            <text:p>2</text:p>
          </table:table-cell>
          <table:table-cell table:style-name="ce14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88]); ;[.D$4])" office:value-type="float" office:value="20" calcext:value-type="float">
            <text:p>20</text:p>
          </table:table-cell>
          <table:table-cell table:formula="of:=IF(ISBLANK([.E88]); ;[.E$4])" office:value-type="float" office:value="0" calcext:value-type="float">
            <text:p>0</text:p>
          </table:table-cell>
          <table:table-cell table:formula="of:=IF(ISBLANK([.F88]); ;[.F$4])" office:value-type="float" office:value="0" calcext:value-type="float">
            <text:p>0</text:p>
          </table:table-cell>
          <table:table-cell table:formula="of:=IF(ISBLANK([.G88]); ;[.G$4])" office:value-type="float" office:value="0" calcext:value-type="float">
            <text:p>0</text:p>
          </table:table-cell>
          <table:table-cell table:formula="of:=IF(ISBLANK([.H88]); ;[.H$4])" office:value-type="float" office:value="0" calcext:value-type="float">
            <text:p>0</text:p>
          </table:table-cell>
          <table:table-cell table:style-name="ce66" table:formula="of:=MAX([.I88:.M88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88]); ;[.N$4])" office:value-type="float" office:value="0" calcext:value-type="float">
            <text:p>0</text:p>
          </table:table-cell>
          <table:table-cell table:formula="of:=IF(ISBLANK([.O88]); ;[.O$4])" office:value-type="float" office:value="0" calcext:value-type="float">
            <text:p>0</text:p>
          </table:table-cell>
          <table:table-cell table:formula="of:=IF(ISBLANK([.P88]); ;[.P$4])" office:value-type="float" office:value="0" calcext:value-type="float">
            <text:p>0</text:p>
          </table:table-cell>
          <table:table-cell table:formula="of:=IF(ISBLANK([.Q88]); ;[.Q$4])" office:value-type="float" office:value="0" calcext:value-type="float">
            <text:p>0</text:p>
          </table:table-cell>
          <table:table-cell table:formula="of:=IF(ISBLANK([.R88]); ;[.R$4])" office:value-type="float" office:value="0" calcext:value-type="float">
            <text:p>0</text:p>
          </table:table-cell>
          <table:table-cell table:formula="of:=IF(ISBLANK([.S88]); ;[.S$4])" office:value-type="float" office:value="0" calcext:value-type="float">
            <text:p>0</text:p>
          </table:table-cell>
          <table:table-cell table:style-name="ce66" table:formula="of:=MAX([.T88:.Y88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8]&amp;&quot;,&quot;&amp;[.B88]&amp;&quot;,&quot;&amp;[.C88]&amp;&quot;,&quot;&amp;[.N88]&amp;&quot;,&quot;&amp;[.AB88]&amp;&quot;|&quot;" office:value-type="string" office:string-value="124,2,0,20,4|" calcext:value-type="string">
            <text:p>124,2,0,20,4|</text:p>
          </table:table-cell>
          <table:table-cell table:number-columns-repeated="34"/>
        </table:table-row>
        <table:table-row table:style-name="ro2">
          <table:table-cell table:style-name="ce14" office:value-type="float" office:value="126" calcext:value-type="float">
            <text:p>126</text:p>
          </table:table-cell>
          <table:table-cell table:style-name="ce16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89]); ;[.D$4])" office:value-type="float" office:value="0" calcext:value-type="float">
            <text:p>0</text:p>
          </table:table-cell>
          <table:table-cell table:formula="of:=IF(ISBLANK([.E89]); ;[.E$4])" office:value-type="float" office:value="42" calcext:value-type="float">
            <text:p>42</text:p>
          </table:table-cell>
          <table:table-cell table:formula="of:=IF(ISBLANK([.F89]); ;[.F$4])" office:value-type="float" office:value="0" calcext:value-type="float">
            <text:p>0</text:p>
          </table:table-cell>
          <table:table-cell table:formula="of:=IF(ISBLANK([.G89]); ;[.G$4])" office:value-type="float" office:value="0" calcext:value-type="float">
            <text:p>0</text:p>
          </table:table-cell>
          <table:table-cell table:formula="of:=IF(ISBLANK([.H89]); ;[.H$4])" office:value-type="float" office:value="0" calcext:value-type="float">
            <text:p>0</text:p>
          </table:table-cell>
          <table:table-cell table:style-name="ce66" table:formula="of:=MAX([.I89:.M89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89]); ;[.N$4])" office:value-type="float" office:value="0" calcext:value-type="float">
            <text:p>0</text:p>
          </table:table-cell>
          <table:table-cell table:formula="of:=IF(ISBLANK([.O89]); ;[.O$4])" office:value-type="float" office:value="0" calcext:value-type="float">
            <text:p>0</text:p>
          </table:table-cell>
          <table:table-cell table:formula="of:=IF(ISBLANK([.P89]); ;[.P$4])" office:value-type="float" office:value="0" calcext:value-type="float">
            <text:p>0</text:p>
          </table:table-cell>
          <table:table-cell table:formula="of:=IF(ISBLANK([.Q89]); ;[.Q$4])" office:value-type="float" office:value="0" calcext:value-type="float">
            <text:p>0</text:p>
          </table:table-cell>
          <table:table-cell table:formula="of:=IF(ISBLANK([.R89]); ;[.R$4])" office:value-type="float" office:value="0" calcext:value-type="float">
            <text:p>0</text:p>
          </table:table-cell>
          <table:table-cell table:formula="of:=IF(ISBLANK([.S89]); ;[.S$4])" office:value-type="float" office:value="0" calcext:value-type="float">
            <text:p>0</text:p>
          </table:table-cell>
          <table:table-cell table:style-name="ce66" table:formula="of:=MAX([.T89:.Y89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9]&amp;&quot;,&quot;&amp;[.B89]&amp;&quot;,&quot;&amp;[.C89]&amp;&quot;,&quot;&amp;[.N89]&amp;&quot;,&quot;&amp;[.AB89]&amp;&quot;|&quot;" office:value-type="string" office:string-value="126,2,0,42,4|" calcext:value-type="string">
            <text:p>126,2,0,42,4|</text:p>
          </table:table-cell>
          <table:table-cell table:number-columns-repeated="34"/>
        </table:table-row>
        <table:table-row table:style-name="ro2">
          <table:table-cell table:style-name="ce14" office:value-type="float" office:value="127.5" calcext:value-type="float">
            <text:p>127.5</text:p>
          </table:table-cell>
          <table:table-cell table:style-name="ce16" office:value-type="float" office:value="2" calcext:value-type="float">
            <text:p>2</text:p>
          </table:table-cell>
          <table:table-cell table:style-name="ce148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90]); ;[.D$4])" office:value-type="float" office:value="0" calcext:value-type="float">
            <text:p>0</text:p>
          </table:table-cell>
          <table:table-cell table:formula="of:=IF(ISBLANK([.E90]); ;[.E$4])" office:value-type="float" office:value="0" calcext:value-type="float">
            <text:p>0</text:p>
          </table:table-cell>
          <table:table-cell table:formula="of:=IF(ISBLANK([.F90]); ;[.F$4])" office:value-type="float" office:value="64" calcext:value-type="float">
            <text:p>64</text:p>
          </table:table-cell>
          <table:table-cell table:formula="of:=IF(ISBLANK([.G90]); ;[.G$4])" office:value-type="float" office:value="0" calcext:value-type="float">
            <text:p>0</text:p>
          </table:table-cell>
          <table:table-cell table:formula="of:=IF(ISBLANK([.H90]); ;[.H$4])" office:value-type="float" office:value="0" calcext:value-type="float">
            <text:p>0</text:p>
          </table:table-cell>
          <table:table-cell table:style-name="ce66" table:formula="of:=MAX([.I90:.M90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90]); ;[.N$4])" office:value-type="float" office:value="0" calcext:value-type="float">
            <text:p>0</text:p>
          </table:table-cell>
          <table:table-cell table:formula="of:=IF(ISBLANK([.O90]); ;[.O$4])" office:value-type="float" office:value="0" calcext:value-type="float">
            <text:p>0</text:p>
          </table:table-cell>
          <table:table-cell table:formula="of:=IF(ISBLANK([.P90]); ;[.P$4])" office:value-type="float" office:value="0" calcext:value-type="float">
            <text:p>0</text:p>
          </table:table-cell>
          <table:table-cell table:formula="of:=IF(ISBLANK([.Q90]); ;[.Q$4])" office:value-type="float" office:value="0" calcext:value-type="float">
            <text:p>0</text:p>
          </table:table-cell>
          <table:table-cell table:formula="of:=IF(ISBLANK([.R90]); ;[.R$4])" office:value-type="float" office:value="0" calcext:value-type="float">
            <text:p>0</text:p>
          </table:table-cell>
          <table:table-cell table:formula="of:=IF(ISBLANK([.S90]); ;[.S$4])" office:value-type="float" office:value="0" calcext:value-type="float">
            <text:p>0</text:p>
          </table:table-cell>
          <table:table-cell table:style-name="ce66" table:formula="of:=MAX([.T90:.Y90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90]&amp;&quot;,&quot;&amp;[.B90]&amp;&quot;,&quot;&amp;[.C90]&amp;&quot;,&quot;&amp;[.N90]&amp;&quot;,&quot;&amp;[.AB90]&amp;&quot;|&quot;" office:value-type="string" office:string-value="127.5,2,0,64,5|" calcext:value-type="string">
            <text:p>127.5,2,0,64,5|</text:p>
          </table:table-cell>
          <table:table-cell table:number-columns-repeated="34"/>
        </table:table-row>
        <table:table-row table:style-name="ro2">
          <table:table-cell table:style-name="ce14" office:value-type="float" office:value="129" calcext:value-type="float">
            <text:p>129</text:p>
          </table:table-cell>
          <table:table-cell table:style-name="ce16" office:value-type="float" office:value="2" calcext:value-type="float">
            <text:p>2</text:p>
          </table:table-cell>
          <table:table-cell table:style-name="ce149" office:value-type="float" office:value="300" calcext:value-type="float">
            <text:p>30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/>
          <table:table-cell table:formula="of:=IF(ISBLANK([.D91]); ;[.D$4])" office:value-type="float" office:value="0" calcext:value-type="float">
            <text:p>0</text:p>
          </table:table-cell>
          <table:table-cell table:formula="of:=IF(ISBLANK([.E91]); ;[.E$4])" office:value-type="float" office:value="0" calcext:value-type="float">
            <text:p>0</text:p>
          </table:table-cell>
          <table:table-cell table:formula="of:=IF(ISBLANK([.F91]); ;[.F$4])" office:value-type="float" office:value="0" calcext:value-type="float">
            <text:p>0</text:p>
          </table:table-cell>
          <table:table-cell table:formula="of:=IF(ISBLANK([.G91]); ;[.G$4])" office:value-type="float" office:value="86" calcext:value-type="float">
            <text:p>86</text:p>
          </table:table-cell>
          <table:table-cell table:formula="of:=IF(ISBLANK([.H91]); ;[.H$4])" office:value-type="float" office:value="0" calcext:value-type="float">
            <text:p>0</text:p>
          </table:table-cell>
          <table:table-cell table:style-name="ce66" table:formula="of:=MAX([.I91:.M91])" office:value-type="float" office:value="86" calcext:value-type="float">
            <text:p>86</text:p>
          </table:table-cell>
          <table:table-cell table:style-name="ce68" table:number-columns-repeated="5"/>
          <table:table-cell table:formula="of:=IF(ISBLANK([.N91]); ;[.N$4])" office:value-type="float" office:value="0" calcext:value-type="float">
            <text:p>0</text:p>
          </table:table-cell>
          <table:table-cell table:formula="of:=IF(ISBLANK([.O91]); ;[.O$4])" office:value-type="float" office:value="0" calcext:value-type="float">
            <text:p>0</text:p>
          </table:table-cell>
          <table:table-cell table:formula="of:=IF(ISBLANK([.P91]); ;[.P$4])" office:value-type="float" office:value="0" calcext:value-type="float">
            <text:p>0</text:p>
          </table:table-cell>
          <table:table-cell table:formula="of:=IF(ISBLANK([.Q91]); ;[.Q$4])" office:value-type="float" office:value="0" calcext:value-type="float">
            <text:p>0</text:p>
          </table:table-cell>
          <table:table-cell table:formula="of:=IF(ISBLANK([.R91]); ;[.R$4])" office:value-type="float" office:value="0" calcext:value-type="float">
            <text:p>0</text:p>
          </table:table-cell>
          <table:table-cell table:formula="of:=IF(ISBLANK([.S91]); ;[.S$4])" office:value-type="float" office:value="0" calcext:value-type="float">
            <text:p>0</text:p>
          </table:table-cell>
          <table:table-cell table:style-name="ce66" table:formula="of:=MAX([.T91:.Y91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91]&amp;&quot;,&quot;&amp;[.B91]&amp;&quot;,&quot;&amp;[.C91]&amp;&quot;,&quot;&amp;[.N91]&amp;&quot;,&quot;&amp;[.AB91]&amp;&quot;|&quot;" office:value-type="string" office:string-value="129,2,300,86,4|" calcext:value-type="string">
            <text:p>129,2,300,86,4|</text:p>
          </table:table-cell>
          <table:table-cell table:number-columns-repeated="34"/>
        </table:table-row>
        <table:table-row table:style-name="ro2">
          <table:table-cell table:style-name="ce14" office:value-type="float" office:value="131" calcext:value-type="float">
            <text:p>131</text:p>
          </table:table-cell>
          <table:table-cell table:style-name="ce16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92]); ;[.D$4])" office:value-type="float" office:value="0" calcext:value-type="float">
            <text:p>0</text:p>
          </table:table-cell>
          <table:table-cell table:formula="of:=IF(ISBLANK([.E92]); ;[.E$4])" office:value-type="float" office:value="0" calcext:value-type="float">
            <text:p>0</text:p>
          </table:table-cell>
          <table:table-cell table:formula="of:=IF(ISBLANK([.F92]); ;[.F$4])" office:value-type="float" office:value="0" calcext:value-type="float">
            <text:p>0</text:p>
          </table:table-cell>
          <table:table-cell table:formula="of:=IF(ISBLANK([.G92]); ;[.G$4])" office:value-type="float" office:value="0" calcext:value-type="float">
            <text:p>0</text:p>
          </table:table-cell>
          <table:table-cell table:formula="of:=IF(ISBLANK([.H92]); ;[.H$4])" office:value-type="float" office:value="108" calcext:value-type="float">
            <text:p>108</text:p>
          </table:table-cell>
          <table:table-cell table:style-name="ce66" table:formula="of:=MAX([.I92:.M92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92]); ;[.N$4])" office:value-type="float" office:value="0" calcext:value-type="float">
            <text:p>0</text:p>
          </table:table-cell>
          <table:table-cell table:formula="of:=IF(ISBLANK([.O92]); ;[.O$4])" office:value-type="float" office:value="0" calcext:value-type="float">
            <text:p>0</text:p>
          </table:table-cell>
          <table:table-cell table:formula="of:=IF(ISBLANK([.P92]); ;[.P$4])" office:value-type="float" office:value="0" calcext:value-type="float">
            <text:p>0</text:p>
          </table:table-cell>
          <table:table-cell table:formula="of:=IF(ISBLANK([.Q92]); ;[.Q$4])" office:value-type="float" office:value="0" calcext:value-type="float">
            <text:p>0</text:p>
          </table:table-cell>
          <table:table-cell table:formula="of:=IF(ISBLANK([.R92]); ;[.R$4])" office:value-type="float" office:value="0" calcext:value-type="float">
            <text:p>0</text:p>
          </table:table-cell>
          <table:table-cell table:formula="of:=IF(ISBLANK([.S92]); ;[.S$4])" office:value-type="float" office:value="0" calcext:value-type="float">
            <text:p>0</text:p>
          </table:table-cell>
          <table:table-cell table:style-name="ce66" table:formula="of:=MAX([.T92:.Y92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92]&amp;&quot;,&quot;&amp;[.B92]&amp;&quot;,&quot;&amp;[.C92]&amp;&quot;,&quot;&amp;[.N92]&amp;&quot;,&quot;&amp;[.AB92]&amp;&quot;|&quot;" office:value-type="string" office:string-value="131,2,0,108,5|" calcext:value-type="string">
            <text:p>131,2,0,108,5|</text:p>
          </table:table-cell>
          <table:table-cell table:number-columns-repeated="34"/>
        </table:table-row>
        <table:table-row table:style-name="ro1">
          <table:table-cell table:number-columns-repeated="30"/>
          <table:table-cell table:style-name="ce204" table:formula="of:=[.AE4]" office:value-type="string" office:string-value="scheduleraw = &quot;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20,30,4|182,1,0,4,-10,20,0.9,0.003|182,1,0,4,138,20,0.60,0.003|184,1,0,6,-10,20,0.9,-0.003|184,1,0,6,138,20,0.60,-0.003|185,3,0,64,86,50,4|186,2,0,20,4|187,1,0,6,-10,50,0,0|188,2,0,42,4|190,3,0,64,64,50,4|191,2,300,86,4|196.5,5,0|&quot;" calcext:value-type="string">
            <text:p>scheduleraw = "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20,30,4|182,1,0,4,-10,20,0.9,0.003|182,1,0,4,138,20,0.60,0.003|184,1,0,6,-10,20,0.9,-0.003|184,1,0,6,138,20,0.60,-0.003|185,3,0,64,86,50,4|186,2,0,20,4|187,1,0,6,-10,50,0,0|188,2,0,42,4|190,3,0,64,64,50,4|191,2,300,86,4|196.5,5,0|"</text:p>
          </table:table-cell>
          <table:table-cell table:number-columns-repeated="33"/>
        </table:table-row>
        <table:table-row table:style-name="ro3">
          <table:table-cell table:style-name="ce14" office:value-type="float" office:value="135" calcext:value-type="float">
            <text:p>135</text:p>
          </table:table-cell>
          <table:table-cell table:style-name="ce16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94]); ;[.D$4])" office:value-type="float" office:value="20" calcext:value-type="float">
            <text:p>20</text:p>
          </table:table-cell>
          <table:table-cell table:formula="of:=IF(ISBLANK([.E94]); ;[.E$4])" office:value-type="float" office:value="0" calcext:value-type="float">
            <text:p>0</text:p>
          </table:table-cell>
          <table:table-cell table:formula="of:=IF(ISBLANK([.F94]); ;[.F$4])" office:value-type="float" office:value="0" calcext:value-type="float">
            <text:p>0</text:p>
          </table:table-cell>
          <table:table-cell table:formula="of:=IF(ISBLANK([.G94]); ;[.G$4])" office:value-type="float" office:value="0" calcext:value-type="float">
            <text:p>0</text:p>
          </table:table-cell>
          <table:table-cell table:formula="of:=IF(ISBLANK([.H94]); ;[.H$4])" office:value-type="float" office:value="0" calcext:value-type="float">
            <text:p>0</text:p>
          </table:table-cell>
          <table:table-cell table:style-name="ce66" table:formula="of:=MAX([.I94:.M94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94]); ;[.N$4])" office:value-type="float" office:value="0" calcext:value-type="float">
            <text:p>0</text:p>
          </table:table-cell>
          <table:table-cell table:formula="of:=IF(ISBLANK([.O94]); ;[.O$4])" office:value-type="float" office:value="0" calcext:value-type="float">
            <text:p>0</text:p>
          </table:table-cell>
          <table:table-cell table:formula="of:=IF(ISBLANK([.P94]); ;[.P$4])" office:value-type="float" office:value="0" calcext:value-type="float">
            <text:p>0</text:p>
          </table:table-cell>
          <table:table-cell table:formula="of:=IF(ISBLANK([.Q94]); ;[.Q$4])" office:value-type="float" office:value="0" calcext:value-type="float">
            <text:p>0</text:p>
          </table:table-cell>
          <table:table-cell table:formula="of:=IF(ISBLANK([.R94]); ;[.R$4])" office:value-type="float" office:value="0" calcext:value-type="float">
            <text:p>0</text:p>
          </table:table-cell>
          <table:table-cell table:formula="of:=IF(ISBLANK([.S94]); ;[.S$4])" office:value-type="float" office:value="0" calcext:value-type="float">
            <text:p>0</text:p>
          </table:table-cell>
          <table:table-cell table:style-name="ce66" table:formula="of:=MAX([.T94:.Y94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94]&amp;&quot;,&quot;&amp;[.B94]&amp;&quot;,&quot;&amp;[.C94]&amp;&quot;,&quot;&amp;[.N94]&amp;&quot;,&quot;&amp;[.AB94]&amp;&quot;|&quot;" office:value-type="string" office:string-value="135,2,0,20,4|" calcext:value-type="string">
            <text:p>135,2,0,20,4|</text:p>
          </table:table-cell>
          <table:table-cell table:number-columns-repeated="34"/>
        </table:table-row>
        <table:table-row table:style-name="ro3">
          <table:table-cell table:style-name="ce14" office:value-type="float" office:value="136" calcext:value-type="float">
            <text:p>136</text:p>
          </table:table-cell>
          <table:table-cell table:style-name="ce16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95]); ;[.D$4])" office:value-type="float" office:value="0" calcext:value-type="float">
            <text:p>0</text:p>
          </table:table-cell>
          <table:table-cell table:formula="of:=IF(ISBLANK([.E95]); ;[.E$4])" office:value-type="float" office:value="42" calcext:value-type="float">
            <text:p>42</text:p>
          </table:table-cell>
          <table:table-cell table:formula="of:=IF(ISBLANK([.F95]); ;[.F$4])" office:value-type="float" office:value="0" calcext:value-type="float">
            <text:p>0</text:p>
          </table:table-cell>
          <table:table-cell table:formula="of:=IF(ISBLANK([.G95]); ;[.G$4])" office:value-type="float" office:value="0" calcext:value-type="float">
            <text:p>0</text:p>
          </table:table-cell>
          <table:table-cell table:formula="of:=IF(ISBLANK([.H95]); ;[.H$4])" office:value-type="float" office:value="0" calcext:value-type="float">
            <text:p>0</text:p>
          </table:table-cell>
          <table:table-cell table:style-name="ce66" table:formula="of:=MAX([.I95:.M95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95]); ;[.N$4])" office:value-type="float" office:value="0" calcext:value-type="float">
            <text:p>0</text:p>
          </table:table-cell>
          <table:table-cell table:formula="of:=IF(ISBLANK([.O95]); ;[.O$4])" office:value-type="float" office:value="0" calcext:value-type="float">
            <text:p>0</text:p>
          </table:table-cell>
          <table:table-cell table:formula="of:=IF(ISBLANK([.P95]); ;[.P$4])" office:value-type="float" office:value="0" calcext:value-type="float">
            <text:p>0</text:p>
          </table:table-cell>
          <table:table-cell table:formula="of:=IF(ISBLANK([.Q95]); ;[.Q$4])" office:value-type="float" office:value="0" calcext:value-type="float">
            <text:p>0</text:p>
          </table:table-cell>
          <table:table-cell table:formula="of:=IF(ISBLANK([.R95]); ;[.R$4])" office:value-type="float" office:value="0" calcext:value-type="float">
            <text:p>0</text:p>
          </table:table-cell>
          <table:table-cell table:formula="of:=IF(ISBLANK([.S95]); ;[.S$4])" office:value-type="float" office:value="0" calcext:value-type="float">
            <text:p>0</text:p>
          </table:table-cell>
          <table:table-cell table:style-name="ce66" table:formula="of:=MAX([.T95:.Y95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95]&amp;&quot;,&quot;&amp;[.B95]&amp;&quot;,&quot;&amp;[.C95]&amp;&quot;,&quot;&amp;[.N95]&amp;&quot;,&quot;&amp;[.AB95]&amp;&quot;|&quot;" office:value-type="string" office:string-value="136,2,0,42,4|" calcext:value-type="string">
            <text:p>136,2,0,42,4|</text:p>
          </table:table-cell>
          <table:table-cell table:number-columns-repeated="34"/>
        </table:table-row>
        <table:table-row table:style-name="ro2">
          <table:table-cell table:style-name="ce14" office:value-type="float" office:value="138" calcext:value-type="float">
            <text:p>138</text:p>
          </table:table-cell>
          <table:table-cell table:style-name="ce17" office:value-type="float" office:value="3" calcext:value-type="float">
            <text:p>3</text:p>
          </table:table-cell>
          <table:table-cell table:style-name="ce153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96]); ;[.D$4])" office:value-type="float" office:value="0" calcext:value-type="float">
            <text:p>0</text:p>
          </table:table-cell>
          <table:table-cell table:style-name="ce63" table:formula="of:=IF(ISBLANK([.E96]); ;[.E$4])" office:value-type="float" office:value="0" calcext:value-type="float">
            <text:p>0</text:p>
          </table:table-cell>
          <table:table-cell table:style-name="ce63" table:formula="of:=IF(ISBLANK([.F96]); ;[.F$4])" office:value-type="float" office:value="64" calcext:value-type="float">
            <text:p>64</text:p>
          </table:table-cell>
          <table:table-cell table:style-name="ce63" table:formula="of:=IF(ISBLANK([.G96]); ;[.G$4])" office:value-type="float" office:value="0" calcext:value-type="float">
            <text:p>0</text:p>
          </table:table-cell>
          <table:table-cell table:style-name="ce63" table:formula="of:=IF(ISBLANK([.H96]); ;[.H$4])" office:value-type="float" office:value="0" calcext:value-type="float">
            <text:p>0</text:p>
          </table:table-cell>
          <table:table-cell table:style-name="ce67" table:formula="of:=MAX([.I96:.M96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96]); ;[.N$4])" office:value-type="float" office:value="0" calcext:value-type="float">
            <text:p>0</text:p>
          </table:table-cell>
          <table:table-cell table:formula="of:=IF(ISBLANK([.O96]); ;[.O$4])" office:value-type="float" office:value="0" calcext:value-type="float">
            <text:p>0</text:p>
          </table:table-cell>
          <table:table-cell table:formula="of:=IF(ISBLANK([.P96]); ;[.P$4])" office:value-type="float" office:value="0" calcext:value-type="float">
            <text:p>0</text:p>
          </table:table-cell>
          <table:table-cell table:formula="of:=IF(ISBLANK([.Q96]); ;[.Q$4])" office:value-type="float" office:value="0" calcext:value-type="float">
            <text:p>0</text:p>
          </table:table-cell>
          <table:table-cell table:formula="of:=IF(ISBLANK([.R96]); ;[.R$4])" office:value-type="float" office:value="86" calcext:value-type="float">
            <text:p>86</text:p>
          </table:table-cell>
          <table:table-cell table:formula="of:=IF(ISBLANK([.S96]); ;[.S$4])" office:value-type="float" office:value="0" calcext:value-type="float">
            <text:p>0</text:p>
          </table:table-cell>
          <table:table-cell table:style-name="ce66" table:formula="of:=MAX([.T96:.Y96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96]&amp;&quot;,&quot;&amp;[.B96]&amp;&quot;,&quot;&amp;[.C96]&amp;&quot;,&quot;&amp;[.N96]&amp;&quot;,&quot;&amp;[.Z96]&amp;&quot;,&quot;&amp;[.AA96]&amp;&quot;,&quot;&amp;[.AB96]&amp;&quot;|&quot;" office:value-type="string" office:string-value="138,3,300,64,86,30,4|" calcext:value-type="string">
            <text:p>138,3,300,64,86,3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40" calcext:value-type="float">
            <text:p>140</text:p>
          </table:table-cell>
          <table:table-cell table:style-name="ce18" office:value-type="float" office:value="4" calcext:value-type="float">
            <text:p>4</text:p>
          </table:table-cell>
          <table:table-cell table:style-name="ce154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formula="of:=IF(ISBLANK([.D98]); ;[.D$4])" office:value-type="float" office:value="20" calcext:value-type="float">
            <text:p>20</text:p>
          </table:table-cell>
          <table:table-cell table:formula="of:=IF(ISBLANK([.E98]); ;[.E$4])" office:value-type="float" office:value="0" calcext:value-type="float">
            <text:p>0</text:p>
          </table:table-cell>
          <table:table-cell table:formula="of:=IF(ISBLANK([.F98]); ;[.F$4])" office:value-type="float" office:value="0" calcext:value-type="float">
            <text:p>0</text:p>
          </table:table-cell>
          <table:table-cell table:formula="of:=IF(ISBLANK([.G98]); ;[.G$4])" office:value-type="float" office:value="0" calcext:value-type="float">
            <text:p>0</text:p>
          </table:table-cell>
          <table:table-cell table:formula="of:=IF(ISBLANK([.H98]); ;[.H$4])" office:value-type="float" office:value="0" calcext:value-type="float">
            <text:p>0</text:p>
          </table:table-cell>
          <table:table-cell table:style-name="ce66" table:formula="of:=MAX([.I98:.M98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98]); ;[.N$4])" office:value-type="float" office:value="0" calcext:value-type="float">
            <text:p>0</text:p>
          </table:table-cell>
          <table:table-cell table:formula="of:=IF(ISBLANK([.O98]); ;[.O$4])" office:value-type="float" office:value="0" calcext:value-type="float">
            <text:p>0</text:p>
          </table:table-cell>
          <table:table-cell table:formula="of:=IF(ISBLANK([.P98]); ;[.P$4])" office:value-type="float" office:value="0" calcext:value-type="float">
            <text:p>0</text:p>
          </table:table-cell>
          <table:table-cell table:formula="of:=IF(ISBLANK([.Q98]); ;[.Q$4])" office:value-type="float" office:value="0" calcext:value-type="float">
            <text:p>0</text:p>
          </table:table-cell>
          <table:table-cell table:formula="of:=IF(ISBLANK([.R98]); ;[.R$4])" office:value-type="float" office:value="0" calcext:value-type="float">
            <text:p>0</text:p>
          </table:table-cell>
          <table:table-cell table:formula="of:=IF(ISBLANK([.S98]); ;[.S$4])" office:value-type="float" office:value="0" calcext:value-type="float">
            <text:p>0</text:p>
          </table:table-cell>
          <table:table-cell table:style-name="ce66" table:formula="of:=MAX([.T98:.Y98])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/>
          <table:table-cell table:style-name="ce3"/>
          <table:table-cell table:style-name="ce12" table:formula="of:=[.A98]&amp;&quot;,&quot;&amp;[.B98]&amp;&quot;,&quot;&amp;[.C98]&amp;&quot;,&quot;&amp;[.N98]&amp;&quot;,&quot;&amp;[.AA98]&amp;&quot;|&quot;" office:value-type="string" office:string-value="140,4,0,20,50|" calcext:value-type="string">
            <text:p>140,4,0,20,50|</text:p>
          </table:table-cell>
          <table:table-cell table:number-columns-repeated="34"/>
        </table:table-row>
        <table:table-row table:style-name="ro2">
          <table:table-cell table:style-name="ce14" office:value-type="float" office:value="142" calcext:value-type="float">
            <text:p>142</text:p>
          </table:table-cell>
          <table:table-cell table:style-name="ce18" office:value-type="float" office:value="4" calcext:value-type="float">
            <text:p>4</text:p>
          </table:table-cell>
          <table:table-cell table:style-name="ce155" office:value-type="float" office:value="0" calcext:value-type="float">
            <text:p>0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2"/>
          <table:table-cell table:formula="of:=IF(ISBLANK([.D99]); ;[.D$4])" office:value-type="float" office:value="0" calcext:value-type="float">
            <text:p>0</text:p>
          </table:table-cell>
          <table:table-cell table:formula="of:=IF(ISBLANK([.E99]); ;[.E$4])" office:value-type="float" office:value="0" calcext:value-type="float">
            <text:p>0</text:p>
          </table:table-cell>
          <table:table-cell table:formula="of:=IF(ISBLANK([.F99]); ;[.F$4])" office:value-type="float" office:value="64" calcext:value-type="float">
            <text:p>64</text:p>
          </table:table-cell>
          <table:table-cell table:formula="of:=IF(ISBLANK([.G99]); ;[.G$4])" office:value-type="float" office:value="0" calcext:value-type="float">
            <text:p>0</text:p>
          </table:table-cell>
          <table:table-cell table:formula="of:=IF(ISBLANK([.H99]); ;[.H$4])" office:value-type="float" office:value="0" calcext:value-type="float">
            <text:p>0</text:p>
          </table:table-cell>
          <table:table-cell table:style-name="ce66" table:formula="of:=MAX([.I99:.M99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99]); ;[.N$4])" office:value-type="float" office:value="0" calcext:value-type="float">
            <text:p>0</text:p>
          </table:table-cell>
          <table:table-cell table:formula="of:=IF(ISBLANK([.O99]); ;[.O$4])" office:value-type="float" office:value="0" calcext:value-type="float">
            <text:p>0</text:p>
          </table:table-cell>
          <table:table-cell table:formula="of:=IF(ISBLANK([.P99]); ;[.P$4])" office:value-type="float" office:value="0" calcext:value-type="float">
            <text:p>0</text:p>
          </table:table-cell>
          <table:table-cell table:formula="of:=IF(ISBLANK([.Q99]); ;[.Q$4])" office:value-type="float" office:value="0" calcext:value-type="float">
            <text:p>0</text:p>
          </table:table-cell>
          <table:table-cell table:formula="of:=IF(ISBLANK([.R99]); ;[.R$4])" office:value-type="float" office:value="0" calcext:value-type="float">
            <text:p>0</text:p>
          </table:table-cell>
          <table:table-cell table:formula="of:=IF(ISBLANK([.S99]); ;[.S$4])" office:value-type="float" office:value="0" calcext:value-type="float">
            <text:p>0</text:p>
          </table:table-cell>
          <table:table-cell table:style-name="ce66" table:formula="of:=MAX([.T99:.Y99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99]&amp;&quot;,&quot;&amp;[.B99]&amp;&quot;,&quot;&amp;[.C99]&amp;&quot;,&quot;&amp;[.N99]&amp;&quot;,&quot;&amp;[.AA99]&amp;&quot;|&quot;" office:value-type="string" office:string-value="142,4,0,64,30|" calcext:value-type="string">
            <text:p>142,4,0,64,30|</text:p>
          </table:table-cell>
          <table:table-cell table:number-columns-repeated="34"/>
        </table:table-row>
        <table:table-row table:style-name="ro2">
          <table:table-cell table:style-name="ce14" office:value-type="float" office:value="143" calcext:value-type="float">
            <text:p>143</text:p>
          </table:table-cell>
          <table:table-cell table:style-name="ce18" office:value-type="float" office:value="4" calcext:value-type="float">
            <text:p>4</text:p>
          </table:table-cell>
          <table:table-cell table:style-name="ce156" office:value-type="float" office:value="0" calcext:value-type="float">
            <text:p>0</text:p>
          </table:table-cell>
          <table:table-cell table:style-name="ce64" table:number-columns-repeated="4"/>
          <table:table-cell table:style-name="ce64" office:value-type="float" office:value="0" calcext:value-type="float">
            <text:p>0</text:p>
          </table:table-cell>
          <table:table-cell table:formula="of:=IF(ISBLANK([.D100]); ;[.D$4])" office:value-type="float" office:value="0" calcext:value-type="float">
            <text:p>0</text:p>
          </table:table-cell>
          <table:table-cell table:formula="of:=IF(ISBLANK([.E100]); ;[.E$4])" office:value-type="float" office:value="0" calcext:value-type="float">
            <text:p>0</text:p>
          </table:table-cell>
          <table:table-cell table:formula="of:=IF(ISBLANK([.F100]); ;[.F$4])" office:value-type="float" office:value="0" calcext:value-type="float">
            <text:p>0</text:p>
          </table:table-cell>
          <table:table-cell table:formula="of:=IF(ISBLANK([.G100]); ;[.G$4])" office:value-type="float" office:value="0" calcext:value-type="float">
            <text:p>0</text:p>
          </table:table-cell>
          <table:table-cell table:formula="of:=IF(ISBLANK([.H100]); ;[.H$4])" office:value-type="float" office:value="108" calcext:value-type="float">
            <text:p>108</text:p>
          </table:table-cell>
          <table:table-cell table:style-name="ce66" table:formula="of:=MAX([.I100:.M100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100]); ;[.N$4])" office:value-type="float" office:value="0" calcext:value-type="float">
            <text:p>0</text:p>
          </table:table-cell>
          <table:table-cell table:formula="of:=IF(ISBLANK([.O100]); ;[.O$4])" office:value-type="float" office:value="0" calcext:value-type="float">
            <text:p>0</text:p>
          </table:table-cell>
          <table:table-cell table:formula="of:=IF(ISBLANK([.P100]); ;[.P$4])" office:value-type="float" office:value="0" calcext:value-type="float">
            <text:p>0</text:p>
          </table:table-cell>
          <table:table-cell table:formula="of:=IF(ISBLANK([.Q100]); ;[.Q$4])" office:value-type="float" office:value="0" calcext:value-type="float">
            <text:p>0</text:p>
          </table:table-cell>
          <table:table-cell table:formula="of:=IF(ISBLANK([.R100]); ;[.R$4])" office:value-type="float" office:value="0" calcext:value-type="float">
            <text:p>0</text:p>
          </table:table-cell>
          <table:table-cell table:formula="of:=IF(ISBLANK([.S100]); ;[.S$4])" office:value-type="float" office:value="0" calcext:value-type="float">
            <text:p>0</text:p>
          </table:table-cell>
          <table:table-cell table:style-name="ce66" table:formula="of:=MAX([.T100:.Y100])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/>
          <table:table-cell table:style-name="ce3"/>
          <table:table-cell table:style-name="ce12" table:formula="of:=[.A100]&amp;&quot;,&quot;&amp;[.B100]&amp;&quot;,&quot;&amp;[.C100]&amp;&quot;,&quot;&amp;[.N100]&amp;&quot;,&quot;&amp;[.AA100]&amp;&quot;|&quot;" office:value-type="string" office:string-value="143,4,0,108,50|" calcext:value-type="string">
            <text:p>143,4,0,108,50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48" calcext:value-type="float">
            <text:p>148</text:p>
          </table:table-cell>
          <table:table-cell table:style-name="ce15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02])); [.D$5]; IF(NOT(ISBLANK([.E102])); [.E$5]; IF (NOT(ISBLANK([.F102])); [.F$5]; IF(NOT(ISBLANK([.G102])); [.G$5]; [.H$5]))))" office:value-type="string" office:string-value="138,50,0.5" calcext:value-type="string">
            <text:p>138,50,0.5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102])); [.O$5]; IF(NOT(ISBLANK([.P102])); [.P$5]; IF (NOT(ISBLANK([.Q102])); [.Q$5]; IF(NOT(ISBLANK([.R102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02]&amp;&quot;,&quot;&amp;[.B102]&amp;&quot;,&quot;&amp;[.C102]&amp;&quot;,&quot;&amp;[.AB102]&amp;&quot;,&quot;&amp;[.N102]&amp;&quot;,&quot;&amp;[.Z102]&amp;&quot;|&quot;" office:value-type="string" office:string-value="148,1,0,6,138,50,0.5,0.0015|" calcext:value-type="string">
            <text:p>148,1,0,6,138,50,0.5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50" calcext:value-type="float">
            <text:p>150</text:p>
          </table:table-cell>
          <table:table-cell table:style-name="ce15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03])); [.D$5]; IF(NOT(ISBLANK([.E103])); [.E$5]; IF (NOT(ISBLANK([.F103])); [.F$5]; IF(NOT(ISBLANK([.G103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03])); [.O$5]; IF(NOT(ISBLANK([.P103])); [.P$5]; IF (NOT(ISBLANK([.Q103])); [.Q$5]; IF(NOT(ISBLANK([.R103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03]&amp;&quot;,&quot;&amp;[.B103]&amp;&quot;,&quot;&amp;[.C103]&amp;&quot;,&quot;&amp;[.AB103]&amp;&quot;,&quot;&amp;[.N103]&amp;&quot;,&quot;&amp;[.Z103]&amp;&quot;|&quot;" office:value-type="string" office:string-value="150,1,0,6,-10,50,0,-0.0015|" calcext:value-type="string">
            <text:p>150,1,0,6,-10,50,0,-0.0015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55" calcext:value-type="float">
            <text:p>155</text:p>
          </table:table-cell>
          <table:table-cell table:style-name="ce16" office:value-type="float" office:value="2" calcext:value-type="float">
            <text:p>2</text:p>
          </table:table-cell>
          <table:table-cell table:style-name="ce159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105]); ;[.D$4])" office:value-type="float" office:value="0" calcext:value-type="float">
            <text:p>0</text:p>
          </table:table-cell>
          <table:table-cell table:formula="of:=IF(ISBLANK([.E105]); ;[.E$4])" office:value-type="float" office:value="0" calcext:value-type="float">
            <text:p>0</text:p>
          </table:table-cell>
          <table:table-cell table:formula="of:=IF(ISBLANK([.F105]); ;[.F$4])" office:value-type="float" office:value="0" calcext:value-type="float">
            <text:p>0</text:p>
          </table:table-cell>
          <table:table-cell table:formula="of:=IF(ISBLANK([.G105]); ;[.G$4])" office:value-type="float" office:value="0" calcext:value-type="float">
            <text:p>0</text:p>
          </table:table-cell>
          <table:table-cell table:formula="of:=IF(ISBLANK([.H105]); ;[.H$4])" office:value-type="float" office:value="108" calcext:value-type="float">
            <text:p>108</text:p>
          </table:table-cell>
          <table:table-cell table:style-name="ce66" table:formula="of:=MAX([.I105:.M105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105]); ;[.N$4])" office:value-type="float" office:value="0" calcext:value-type="float">
            <text:p>0</text:p>
          </table:table-cell>
          <table:table-cell table:formula="of:=IF(ISBLANK([.O105]); ;[.O$4])" office:value-type="float" office:value="0" calcext:value-type="float">
            <text:p>0</text:p>
          </table:table-cell>
          <table:table-cell table:formula="of:=IF(ISBLANK([.P105]); ;[.P$4])" office:value-type="float" office:value="0" calcext:value-type="float">
            <text:p>0</text:p>
          </table:table-cell>
          <table:table-cell table:formula="of:=IF(ISBLANK([.Q105]); ;[.Q$4])" office:value-type="float" office:value="0" calcext:value-type="float">
            <text:p>0</text:p>
          </table:table-cell>
          <table:table-cell table:formula="of:=IF(ISBLANK([.R105]); ;[.R$4])" office:value-type="float" office:value="0" calcext:value-type="float">
            <text:p>0</text:p>
          </table:table-cell>
          <table:table-cell table:formula="of:=IF(ISBLANK([.S105]); ;[.S$4])" office:value-type="float" office:value="0" calcext:value-type="float">
            <text:p>0</text:p>
          </table:table-cell>
          <table:table-cell table:style-name="ce66" table:formula="of:=MAX([.T105:.Y105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105]&amp;&quot;,&quot;&amp;[.B105]&amp;&quot;,&quot;&amp;[.C105]&amp;&quot;,&quot;&amp;[.N105]&amp;&quot;,&quot;&amp;[.AB105]&amp;&quot;|&quot;" office:value-type="string" office:string-value="155,2,0,108,5|" calcext:value-type="string">
            <text:p>155,2,0,108,5|</text:p>
          </table:table-cell>
          <table:table-cell table:number-columns-repeated="34"/>
        </table:table-row>
        <table:table-row table:style-name="ro2">
          <table:table-cell table:style-name="ce14" office:value-type="float" office:value="157" calcext:value-type="float">
            <text:p>157</text:p>
          </table:table-cell>
          <table:table-cell table:style-name="ce16" office:value-type="float" office:value="2" calcext:value-type="float">
            <text:p>2</text:p>
          </table:table-cell>
          <table:table-cell table:style-name="ce160" office:value-type="float" office:value="300" calcext:value-type="float">
            <text:p>30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106]); ;[.D$4])" office:value-type="float" office:value="0" calcext:value-type="float">
            <text:p>0</text:p>
          </table:table-cell>
          <table:table-cell table:formula="of:=IF(ISBLANK([.E106]); ;[.E$4])" office:value-type="float" office:value="0" calcext:value-type="float">
            <text:p>0</text:p>
          </table:table-cell>
          <table:table-cell table:formula="of:=IF(ISBLANK([.F106]); ;[.F$4])" office:value-type="float" office:value="64" calcext:value-type="float">
            <text:p>64</text:p>
          </table:table-cell>
          <table:table-cell table:formula="of:=IF(ISBLANK([.G106]); ;[.G$4])" office:value-type="float" office:value="0" calcext:value-type="float">
            <text:p>0</text:p>
          </table:table-cell>
          <table:table-cell table:formula="of:=IF(ISBLANK([.H106]); ;[.H$4])" office:value-type="float" office:value="0" calcext:value-type="float">
            <text:p>0</text:p>
          </table:table-cell>
          <table:table-cell table:style-name="ce66" table:formula="of:=MAX([.I106:.M106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106]); ;[.N$4])" office:value-type="float" office:value="0" calcext:value-type="float">
            <text:p>0</text:p>
          </table:table-cell>
          <table:table-cell table:formula="of:=IF(ISBLANK([.O106]); ;[.O$4])" office:value-type="float" office:value="0" calcext:value-type="float">
            <text:p>0</text:p>
          </table:table-cell>
          <table:table-cell table:formula="of:=IF(ISBLANK([.P106]); ;[.P$4])" office:value-type="float" office:value="0" calcext:value-type="float">
            <text:p>0</text:p>
          </table:table-cell>
          <table:table-cell table:formula="of:=IF(ISBLANK([.Q106]); ;[.Q$4])" office:value-type="float" office:value="0" calcext:value-type="float">
            <text:p>0</text:p>
          </table:table-cell>
          <table:table-cell table:formula="of:=IF(ISBLANK([.R106]); ;[.R$4])" office:value-type="float" office:value="0" calcext:value-type="float">
            <text:p>0</text:p>
          </table:table-cell>
          <table:table-cell table:formula="of:=IF(ISBLANK([.S106]); ;[.S$4])" office:value-type="float" office:value="0" calcext:value-type="float">
            <text:p>0</text:p>
          </table:table-cell>
          <table:table-cell table:style-name="ce66" table:formula="of:=MAX([.T106:.Y10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06]&amp;&quot;,&quot;&amp;[.B106]&amp;&quot;,&quot;&amp;[.C106]&amp;&quot;,&quot;&amp;[.N106]&amp;&quot;,&quot;&amp;[.AB106]&amp;&quot;|&quot;" office:value-type="string" office:string-value="157,2,300,64,4|" calcext:value-type="string">
            <text:p>157,2,30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158" calcext:value-type="float">
            <text:p>158</text:p>
          </table:table-cell>
          <table:table-cell table:style-name="ce17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table:formula="of:=IF(ISBLANK([.D107]); ;[.D$4])" office:value-type="float" office:value="0" calcext:value-type="float">
            <text:p>0</text:p>
          </table:table-cell>
          <table:table-cell table:style-name="ce63" table:formula="of:=IF(ISBLANK([.E107]); ;[.E$4])" office:value-type="float" office:value="42" calcext:value-type="float">
            <text:p>42</text:p>
          </table:table-cell>
          <table:table-cell table:style-name="ce63" table:formula="of:=IF(ISBLANK([.F107]); ;[.F$4])" office:value-type="float" office:value="0" calcext:value-type="float">
            <text:p>0</text:p>
          </table:table-cell>
          <table:table-cell table:style-name="ce63" table:formula="of:=IF(ISBLANK([.G107]); ;[.G$4])" office:value-type="float" office:value="0" calcext:value-type="float">
            <text:p>0</text:p>
          </table:table-cell>
          <table:table-cell table:style-name="ce63" table:formula="of:=IF(ISBLANK([.H107]); ;[.H$4])" office:value-type="float" office:value="0" calcext:value-type="float">
            <text:p>0</text:p>
          </table:table-cell>
          <table:table-cell table:style-name="ce67" table:formula="of:=MAX([.I107:.M107])" office:value-type="float" office:value="42" calcext:value-type="float">
            <text:p>42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number-columns-repeated="4"/>
          <table:table-cell table:formula="of:=IF(ISBLANK([.N107]); ;[.N$4])" office:value-type="float" office:value="0" calcext:value-type="float">
            <text:p>0</text:p>
          </table:table-cell>
          <table:table-cell table:formula="of:=IF(ISBLANK([.O107]); ;[.O$4])" office:value-type="float" office:value="20" calcext:value-type="float">
            <text:p>20</text:p>
          </table:table-cell>
          <table:table-cell table:formula="of:=IF(ISBLANK([.P107]); ;[.P$4])" office:value-type="float" office:value="0" calcext:value-type="float">
            <text:p>0</text:p>
          </table:table-cell>
          <table:table-cell table:formula="of:=IF(ISBLANK([.Q107]); ;[.Q$4])" office:value-type="float" office:value="0" calcext:value-type="float">
            <text:p>0</text:p>
          </table:table-cell>
          <table:table-cell table:formula="of:=IF(ISBLANK([.R107]); ;[.R$4])" office:value-type="float" office:value="0" calcext:value-type="float">
            <text:p>0</text:p>
          </table:table-cell>
          <table:table-cell table:formula="of:=IF(ISBLANK([.S107]); ;[.S$4])" office:value-type="float" office:value="0" calcext:value-type="float">
            <text:p>0</text:p>
          </table:table-cell>
          <table:table-cell table:style-name="ce66" table:formula="of:=MAX([.T107:.Y107])" office:value-type="float" office:value="20" calcext:value-type="float">
            <text:p>2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3" calcext:value-type="float">
            <text:p>3</text:p>
          </table:table-cell>
          <table:table-cell table:style-name="ce3"/>
          <table:table-cell table:style-name="ce12" table:formula="of:=[.A107]&amp;&quot;,&quot;&amp;[.B107]&amp;&quot;,&quot;&amp;[.C107]&amp;&quot;,&quot;&amp;[.N107]&amp;&quot;,&quot;&amp;[.Z107]&amp;&quot;,&quot;&amp;[.AA107]&amp;&quot;,&quot;&amp;[.AB107]&amp;&quot;|&quot;" office:value-type="string" office:string-value="158,3,0,42,20,50,3|" calcext:value-type="string">
            <text:p>158,3,0,42,20,50,3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62" calcext:value-type="float">
            <text:p>162</text:p>
          </table:table-cell>
          <table:table-cell table:style-name="ce17" office:value-type="float" office:value="3" calcext:value-type="float">
            <text:p>3</text:p>
          </table:table-cell>
          <table:table-cell table:style-name="ce162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table:formula="of:=IF(ISBLANK([.D109]); ;[.D$4])" office:value-type="float" office:value="0" calcext:value-type="float">
            <text:p>0</text:p>
          </table:table-cell>
          <table:table-cell table:style-name="ce63" table:formula="of:=IF(ISBLANK([.E109]); ;[.E$4])" office:value-type="float" office:value="42" calcext:value-type="float">
            <text:p>42</text:p>
          </table:table-cell>
          <table:table-cell table:style-name="ce63" table:formula="of:=IF(ISBLANK([.F109]); ;[.F$4])" office:value-type="float" office:value="0" calcext:value-type="float">
            <text:p>0</text:p>
          </table:table-cell>
          <table:table-cell table:style-name="ce63" table:formula="of:=IF(ISBLANK([.G109]); ;[.G$4])" office:value-type="float" office:value="0" calcext:value-type="float">
            <text:p>0</text:p>
          </table:table-cell>
          <table:table-cell table:style-name="ce63" table:formula="of:=IF(ISBLANK([.H109]); ;[.H$4])" office:value-type="float" office:value="0" calcext:value-type="float">
            <text:p>0</text:p>
          </table:table-cell>
          <table:table-cell table:style-name="ce67" table:formula="of:=MAX([.I109:.M109])" office:value-type="float" office:value="42" calcext:value-type="float">
            <text:p>42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109]); ;[.N$4])" office:value-type="float" office:value="0" calcext:value-type="float">
            <text:p>0</text:p>
          </table:table-cell>
          <table:table-cell table:formula="of:=IF(ISBLANK([.O109]); ;[.O$4])" office:value-type="float" office:value="0" calcext:value-type="float">
            <text:p>0</text:p>
          </table:table-cell>
          <table:table-cell table:formula="of:=IF(ISBLANK([.P109]); ;[.P$4])" office:value-type="float" office:value="42" calcext:value-type="float">
            <text:p>42</text:p>
          </table:table-cell>
          <table:table-cell table:formula="of:=IF(ISBLANK([.Q109]); ;[.Q$4])" office:value-type="float" office:value="0" calcext:value-type="float">
            <text:p>0</text:p>
          </table:table-cell>
          <table:table-cell table:formula="of:=IF(ISBLANK([.R109]); ;[.R$4])" office:value-type="float" office:value="0" calcext:value-type="float">
            <text:p>0</text:p>
          </table:table-cell>
          <table:table-cell table:formula="of:=IF(ISBLANK([.S109]); ;[.S$4])" office:value-type="float" office:value="0" calcext:value-type="float">
            <text:p>0</text:p>
          </table:table-cell>
          <table:table-cell table:style-name="ce66" table:formula="of:=MAX([.T109:.Y109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09]&amp;&quot;,&quot;&amp;[.B109]&amp;&quot;,&quot;&amp;[.C109]&amp;&quot;,&quot;&amp;[.N109]&amp;&quot;,&quot;&amp;[.Z109]&amp;&quot;,&quot;&amp;[.AA109]&amp;&quot;,&quot;&amp;[.AB109]&amp;&quot;|&quot;" office:value-type="string" office:string-value="162,3,0,42,42,30,2|" calcext:value-type="string">
            <text:p>162,3,0,42,42,30,2|</text:p>
          </table:table-cell>
          <table:table-cell table:number-columns-repeated="34"/>
        </table:table-row>
        <table:table-row table:style-name="ro2">
          <table:table-cell table:style-name="ce14" office:value-type="float" office:value="163" calcext:value-type="float">
            <text:p>163</text:p>
          </table:table-cell>
          <table:table-cell table:style-name="ce17" office:value-type="float" office:value="3" calcext:value-type="float">
            <text:p>3</text:p>
          </table:table-cell>
          <table:table-cell table:style-name="ce163" office:value-type="float" office:value="0" calcext:value-type="float">
            <text:p>0</text:p>
          </table:table-cell>
          <table:table-cell table:style-name="ce63" table:number-columns-repeated="4"/>
          <table:table-cell table:style-name="ce63" office:value-type="float" office:value="0" calcext:value-type="float">
            <text:p>0</text:p>
          </table:table-cell>
          <table:table-cell table:style-name="ce63" table:formula="of:=IF(ISBLANK([.D110]); ;[.D$4])" office:value-type="float" office:value="0" calcext:value-type="float">
            <text:p>0</text:p>
          </table:table-cell>
          <table:table-cell table:style-name="ce63" table:formula="of:=IF(ISBLANK([.E110]); ;[.E$4])" office:value-type="float" office:value="0" calcext:value-type="float">
            <text:p>0</text:p>
          </table:table-cell>
          <table:table-cell table:style-name="ce63" table:formula="of:=IF(ISBLANK([.F110]); ;[.F$4])" office:value-type="float" office:value="0" calcext:value-type="float">
            <text:p>0</text:p>
          </table:table-cell>
          <table:table-cell table:style-name="ce63" table:formula="of:=IF(ISBLANK([.G110]); ;[.G$4])" office:value-type="float" office:value="0" calcext:value-type="float">
            <text:p>0</text:p>
          </table:table-cell>
          <table:table-cell table:style-name="ce63" table:formula="of:=IF(ISBLANK([.H110]); ;[.H$4])" office:value-type="float" office:value="108" calcext:value-type="float">
            <text:p>108</text:p>
          </table:table-cell>
          <table:table-cell table:style-name="ce67" table:formula="of:=MAX([.I110:.M110])" office:value-type="float" office:value="108" calcext:value-type="float">
            <text:p>10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110]); ;[.N$4])" office:value-type="float" office:value="0" calcext:value-type="float">
            <text:p>0</text:p>
          </table:table-cell>
          <table:table-cell table:formula="of:=IF(ISBLANK([.O110]); ;[.O$4])" office:value-type="float" office:value="0" calcext:value-type="float">
            <text:p>0</text:p>
          </table:table-cell>
          <table:table-cell table:formula="of:=IF(ISBLANK([.P110]); ;[.P$4])" office:value-type="float" office:value="0" calcext:value-type="float">
            <text:p>0</text:p>
          </table:table-cell>
          <table:table-cell table:formula="of:=IF(ISBLANK([.Q110]); ;[.Q$4])" office:value-type="float" office:value="0" calcext:value-type="float">
            <text:p>0</text:p>
          </table:table-cell>
          <table:table-cell table:formula="of:=IF(ISBLANK([.R110]); ;[.R$4])" office:value-type="float" office:value="86" calcext:value-type="float">
            <text:p>86</text:p>
          </table:table-cell>
          <table:table-cell table:formula="of:=IF(ISBLANK([.S110]); ;[.S$4])" office:value-type="float" office:value="0" calcext:value-type="float">
            <text:p>0</text:p>
          </table:table-cell>
          <table:table-cell table:style-name="ce66" table:formula="of:=MAX([.T110:.Y110])" office:value-type="float" office:value="86" calcext:value-type="float">
            <text:p>86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10]&amp;&quot;,&quot;&amp;[.B110]&amp;&quot;,&quot;&amp;[.C110]&amp;&quot;,&quot;&amp;[.N110]&amp;&quot;,&quot;&amp;[.Z110]&amp;&quot;,&quot;&amp;[.AA110]&amp;&quot;,&quot;&amp;[.AB110]&amp;&quot;|&quot;" office:value-type="string" office:string-value="163,3,0,108,86,40,2|" calcext:value-type="string">
            <text:p>163,3,0,108,86,40,2|</text:p>
          </table:table-cell>
          <table:table-cell table:number-columns-repeated="34"/>
        </table:table-row>
        <table:table-row table:style-name="ro2">
          <table:table-cell table:style-name="ce14" office:value-type="float" office:value="164" calcext:value-type="float">
            <text:p>164</text:p>
          </table:table-cell>
          <table:table-cell table:style-name="ce17" office:value-type="float" office:value="3" calcext:value-type="float">
            <text:p>3</text:p>
          </table:table-cell>
          <table:table-cell table:style-name="ce16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111]); ;[.D$4])" office:value-type="float" office:value="20" calcext:value-type="float">
            <text:p>20</text:p>
          </table:table-cell>
          <table:table-cell table:style-name="ce63" table:formula="of:=IF(ISBLANK([.E111]); ;[.E$4])" office:value-type="float" office:value="0" calcext:value-type="float">
            <text:p>0</text:p>
          </table:table-cell>
          <table:table-cell table:style-name="ce63" table:formula="of:=IF(ISBLANK([.F111]); ;[.F$4])" office:value-type="float" office:value="0" calcext:value-type="float">
            <text:p>0</text:p>
          </table:table-cell>
          <table:table-cell table:style-name="ce63" table:formula="of:=IF(ISBLANK([.G111]); ;[.G$4])" office:value-type="float" office:value="0" calcext:value-type="float">
            <text:p>0</text:p>
          </table:table-cell>
          <table:table-cell table:style-name="ce63" table:formula="of:=IF(ISBLANK([.H111]); ;[.H$4])" office:value-type="float" office:value="0" calcext:value-type="float">
            <text:p>0</text:p>
          </table:table-cell>
          <table:table-cell table:style-name="ce67" table:formula="of:=MAX([.I111:.M111])" office:value-type="float" office:value="20" calcext:value-type="float">
            <text:p>2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number-columns-repeated="4"/>
          <table:table-cell table:formula="of:=IF(ISBLANK([.N111]); ;[.N$4])" office:value-type="float" office:value="0" calcext:value-type="float">
            <text:p>0</text:p>
          </table:table-cell>
          <table:table-cell table:formula="of:=IF(ISBLANK([.O111]); ;[.O$4])" office:value-type="float" office:value="20" calcext:value-type="float">
            <text:p>20</text:p>
          </table:table-cell>
          <table:table-cell table:formula="of:=IF(ISBLANK([.P111]); ;[.P$4])" office:value-type="float" office:value="0" calcext:value-type="float">
            <text:p>0</text:p>
          </table:table-cell>
          <table:table-cell table:formula="of:=IF(ISBLANK([.Q111]); ;[.Q$4])" office:value-type="float" office:value="0" calcext:value-type="float">
            <text:p>0</text:p>
          </table:table-cell>
          <table:table-cell table:formula="of:=IF(ISBLANK([.R111]); ;[.R$4])" office:value-type="float" office:value="0" calcext:value-type="float">
            <text:p>0</text:p>
          </table:table-cell>
          <table:table-cell table:formula="of:=IF(ISBLANK([.S111]); ;[.S$4])" office:value-type="float" office:value="0" calcext:value-type="float">
            <text:p>0</text:p>
          </table:table-cell>
          <table:table-cell table:style-name="ce66" table:formula="of:=MAX([.T111:.Y111])" office:value-type="float" office:value="20" calcext:value-type="float">
            <text:p>2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11]&amp;&quot;,&quot;&amp;[.B111]&amp;&quot;,&quot;&amp;[.C111]&amp;&quot;,&quot;&amp;[.N111]&amp;&quot;,&quot;&amp;[.Z111]&amp;&quot;,&quot;&amp;[.AA111]&amp;&quot;,&quot;&amp;[.AB111]&amp;&quot;|&quot;" office:value-type="string" office:string-value="164,3,0,20,20,50,2|" calcext:value-type="string">
            <text:p>164,3,0,20,20,50,2|</text:p>
          </table:table-cell>
          <table:table-cell table:number-columns-repeated="34"/>
        </table:table-row>
        <table:table-row table:style-name="ro2">
          <table:table-cell table:style-name="ce14" office:value-type="float" office:value="165" calcext:value-type="float">
            <text:p>165</text:p>
          </table:table-cell>
          <table:table-cell table:style-name="ce17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12]); ;[.D$4])" office:value-type="float" office:value="0" calcext:value-type="float">
            <text:p>0</text:p>
          </table:table-cell>
          <table:table-cell table:style-name="ce63" table:formula="of:=IF(ISBLANK([.E112]); ;[.E$4])" office:value-type="float" office:value="0" calcext:value-type="float">
            <text:p>0</text:p>
          </table:table-cell>
          <table:table-cell table:style-name="ce63" table:formula="of:=IF(ISBLANK([.F112]); ;[.F$4])" office:value-type="float" office:value="64" calcext:value-type="float">
            <text:p>64</text:p>
          </table:table-cell>
          <table:table-cell table:style-name="ce63" table:formula="of:=IF(ISBLANK([.G112]); ;[.G$4])" office:value-type="float" office:value="0" calcext:value-type="float">
            <text:p>0</text:p>
          </table:table-cell>
          <table:table-cell table:style-name="ce63" table:formula="of:=IF(ISBLANK([.H112]); ;[.H$4])" office:value-type="float" office:value="0" calcext:value-type="float">
            <text:p>0</text:p>
          </table:table-cell>
          <table:table-cell table:style-name="ce67" table:formula="of:=MAX([.I112:.M112])" office:value-type="float" office:value="64" calcext:value-type="float">
            <text:p>64</text:p>
          </table:table-cell>
          <table:table-cell table:style-name="ce70" table:number-columns-repeated="4"/>
          <table:table-cell table:style-name="ce70" office:value-type="float" office:value="0" calcext:value-type="float">
            <text:p>0</text:p>
          </table:table-cell>
          <table:table-cell table:formula="of:=IF(ISBLANK([.N112]); ;[.N$4])" office:value-type="float" office:value="0" calcext:value-type="float">
            <text:p>0</text:p>
          </table:table-cell>
          <table:table-cell table:formula="of:=IF(ISBLANK([.O112]); ;[.O$4])" office:value-type="float" office:value="0" calcext:value-type="float">
            <text:p>0</text:p>
          </table:table-cell>
          <table:table-cell table:formula="of:=IF(ISBLANK([.P112]); ;[.P$4])" office:value-type="float" office:value="0" calcext:value-type="float">
            <text:p>0</text:p>
          </table:table-cell>
          <table:table-cell table:formula="of:=IF(ISBLANK([.Q112]); ;[.Q$4])" office:value-type="float" office:value="0" calcext:value-type="float">
            <text:p>0</text:p>
          </table:table-cell>
          <table:table-cell table:formula="of:=IF(ISBLANK([.R112]); ;[.R$4])" office:value-type="float" office:value="0" calcext:value-type="float">
            <text:p>0</text:p>
          </table:table-cell>
          <table:table-cell table:formula="of:=IF(ISBLANK([.S112]); ;[.S$4])" office:value-type="float" office:value="108" calcext:value-type="float">
            <text:p>108</text:p>
          </table:table-cell>
          <table:table-cell table:style-name="ce66" table:formula="of:=MAX([.T112:.Y112])" office:value-type="float" office:value="108" calcext:value-type="float">
            <text:p>108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12]&amp;&quot;,&quot;&amp;[.B112]&amp;&quot;,&quot;&amp;[.C112]&amp;&quot;,&quot;&amp;[.N112]&amp;&quot;,&quot;&amp;[.Z112]&amp;&quot;,&quot;&amp;[.AA112]&amp;&quot;,&quot;&amp;[.AB112]&amp;&quot;|&quot;" office:value-type="string" office:string-value="165,3,0,64,108,30,2|" calcext:value-type="string">
            <text:p>165,3,0,64,108,30,2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68" calcext:value-type="float">
            <text:p>168</text:p>
          </table:table-cell>
          <table:table-cell table:style-name="ce15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14])); [.D$5]; IF(NOT(ISBLANK([.E114])); [.E$5]; IF (NOT(ISBLANK([.F114])); [.F$5]; IF(NOT(ISBLANK([.G114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14])); [.O$5]; IF(NOT(ISBLANK([.P114])); [.P$5]; IF (NOT(ISBLANK([.Q114])); [.Q$5]; IF(NOT(ISBLANK([.R114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14]&amp;&quot;,&quot;&amp;[.B114]&amp;&quot;,&quot;&amp;[.C114]&amp;&quot;,&quot;&amp;[.AB114]&amp;&quot;,&quot;&amp;[.N114]&amp;&quot;,&quot;&amp;[.Z114]&amp;&quot;|&quot;" office:value-type="string" office:string-value="168,1,0,6,-10,50,0,-0.0015|" calcext:value-type="string">
            <text:p>168,1,0,6,-10,50,0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68" calcext:value-type="float">
            <text:p>168</text:p>
          </table:table-cell>
          <table:table-cell table:style-name="ce15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15])); [.D$5]; IF(NOT(ISBLANK([.E115])); [.E$5]; IF (NOT(ISBLANK([.F115])); [.F$5]; IF(NOT(ISBLANK([.G115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15])); [.O$5]; IF(NOT(ISBLANK([.P115])); [.P$5]; IF (NOT(ISBLANK([.Q115])); [.Q$5]; IF(NOT(ISBLANK([.R115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15]&amp;&quot;,&quot;&amp;[.B115]&amp;&quot;,&quot;&amp;[.C115]&amp;&quot;,&quot;&amp;[.AB115]&amp;&quot;,&quot;&amp;[.N115]&amp;&quot;,&quot;&amp;[.Z115]&amp;&quot;|&quot;" office:value-type="string" office:string-value="168,1,0,6,138,50,0.5,-0.0015|" calcext:value-type="string">
            <text:p>168,1,0,6,138,50,0.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70" calcext:value-type="float">
            <text:p>170</text:p>
          </table:table-cell>
          <table:table-cell table:style-name="ce15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16])); [.D$5]; IF(NOT(ISBLANK([.E116])); [.E$5]; IF (NOT(ISBLANK([.F116])); [.F$5]; IF(NOT(ISBLANK([.G116])); [.G$5]; [.H$5]))))" office:value-type="string" office:string-value="-10,50,0" calcext:value-type="string">
            <text:p>-10,50,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6])); [.O$5]; IF(NOT(ISBLANK([.P116])); [.P$5]; IF (NOT(ISBLANK([.Q116])); [.Q$5]; IF(NOT(ISBLANK([.R11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6]&amp;&quot;,&quot;&amp;[.B116]&amp;&quot;,&quot;&amp;[.C116]&amp;&quot;,&quot;&amp;[.AB116]&amp;&quot;,&quot;&amp;[.N116]&amp;&quot;,&quot;&amp;[.Z116]&amp;&quot;|&quot;" office:value-type="string" office:string-value="170,1,0,4,-10,50,0,0.003|" calcext:value-type="string">
            <text:p>170,1,0,4,-10,50,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0" calcext:value-type="float">
            <text:p>170</text:p>
          </table:table-cell>
          <table:table-cell table:style-name="ce15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17])); [.D$5]; IF(NOT(ISBLANK([.E117])); [.E$5]; IF (NOT(ISBLANK([.F117])); [.F$5]; IF(NOT(ISBLANK([.G117])); [.G$5]; [.H$5]))))" office:value-type="string" office:string-value="138,50,0.5" calcext:value-type="string">
            <text:p>138,50,0.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7])); [.O$5]; IF(NOT(ISBLANK([.P117])); [.P$5]; IF (NOT(ISBLANK([.Q117])); [.Q$5]; IF(NOT(ISBLANK([.R117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7]&amp;&quot;,&quot;&amp;[.B117]&amp;&quot;,&quot;&amp;[.C117]&amp;&quot;,&quot;&amp;[.AB117]&amp;&quot;,&quot;&amp;[.N117]&amp;&quot;,&quot;&amp;[.Z117]&amp;&quot;|&quot;" office:value-type="string" office:string-value="170,1,0,4,138,50,0.5,0.003|" calcext:value-type="string">
            <text:p>170,1,0,4,138,50,0.5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2" calcext:value-type="float">
            <text:p>172</text:p>
          </table:table-cell>
          <table:table-cell table:style-name="ce15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18])); [.D$5]; IF(NOT(ISBLANK([.E118])); [.E$5]; IF (NOT(ISBLANK([.F118])); [.F$5]; IF(NOT(ISBLANK([.G118])); [.G$5]; [.H$5]))))" office:value-type="string" office:string-value="-10,20,0.9" calcext:value-type="string">
            <text:p>-10,20,0.9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8])); [.O$5]; IF(NOT(ISBLANK([.P118])); [.P$5]; IF (NOT(ISBLANK([.Q118])); [.Q$5]; IF(NOT(ISBLANK([.R118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8]&amp;&quot;,&quot;&amp;[.B118]&amp;&quot;,&quot;&amp;[.C118]&amp;&quot;,&quot;&amp;[.AB118]&amp;&quot;,&quot;&amp;[.N118]&amp;&quot;,&quot;&amp;[.Z118]&amp;&quot;|&quot;" office:value-type="string" office:string-value="172,1,0,4,-10,20,0.9,0.003|" calcext:value-type="string">
            <text:p>172,1,0,4,-10,20,0.9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2" calcext:value-type="float">
            <text:p>172</text:p>
          </table:table-cell>
          <table:table-cell table:style-name="ce15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19])); [.D$5]; IF(NOT(ISBLANK([.E119])); [.E$5]; IF (NOT(ISBLANK([.F119])); [.F$5]; IF(NOT(ISBLANK([.G119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9])); [.O$5]; IF(NOT(ISBLANK([.P119])); [.P$5]; IF (NOT(ISBLANK([.Q119])); [.Q$5]; IF(NOT(ISBLANK([.R119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9]&amp;&quot;,&quot;&amp;[.B119]&amp;&quot;,&quot;&amp;[.C119]&amp;&quot;,&quot;&amp;[.AB119]&amp;&quot;,&quot;&amp;[.N119]&amp;&quot;,&quot;&amp;[.Z119]&amp;&quot;|&quot;" office:value-type="string" office:string-value="172,1,0,4,138,20,0.60,0.003|" calcext:value-type="string">
            <text:p>172,1,0,4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4" calcext:value-type="float">
            <text:p>174</text:p>
          </table:table-cell>
          <table:table-cell table:style-name="ce15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20])); [.D$5]; IF(NOT(ISBLANK([.E120])); [.E$5]; IF (NOT(ISBLANK([.F120])); [.F$5]; IF(NOT(ISBLANK([.G120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20])); [.O$5]; IF(NOT(ISBLANK([.P120])); [.P$5]; IF (NOT(ISBLANK([.Q120])); [.Q$5]; IF(NOT(ISBLANK([.R120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0]&amp;&quot;,&quot;&amp;[.B120]&amp;&quot;,&quot;&amp;[.C120]&amp;&quot;,&quot;&amp;[.AB120]&amp;&quot;,&quot;&amp;[.N120]&amp;&quot;,&quot;&amp;[.Z120]&amp;&quot;|&quot;" office:value-type="string" office:string-value="174,1,0,6,-10,20,0.9,-0.003|" calcext:value-type="string">
            <text:p>174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4" calcext:value-type="float">
            <text:p>174</text:p>
          </table:table-cell>
          <table:table-cell table:style-name="ce15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21])); [.D$5]; IF(NOT(ISBLANK([.E121])); [.E$5]; IF (NOT(ISBLANK([.F121])); [.F$5]; IF(NOT(ISBLANK([.G121])); [.G$5]; [.H$5]))))" office:value-type="string" office:string-value="138,20,0.60" calcext:value-type="string">
            <text:p>138,20,0.6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21])); [.O$5]; IF(NOT(ISBLANK([.P121])); [.P$5]; IF (NOT(ISBLANK([.Q121])); [.Q$5]; IF(NOT(ISBLANK([.R121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1]&amp;&quot;,&quot;&amp;[.B121]&amp;&quot;,&quot;&amp;[.C121]&amp;&quot;,&quot;&amp;[.AB121]&amp;&quot;,&quot;&amp;[.N121]&amp;&quot;,&quot;&amp;[.Z121]&amp;&quot;|&quot;" office:value-type="string" office:string-value="174,1,0,6,138,20,0.60,-0.003|" calcext:value-type="string">
            <text:p>174,1,0,6,138,20,0.60,-0.003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3">
          <table:table-cell table:style-name="ce14" office:value-type="float" office:value="178" calcext:value-type="float">
            <text:p>178</text:p>
          </table:table-cell>
          <table:table-cell table:style-name="ce15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23])); [.D$5]; IF(NOT(ISBLANK([.E123])); [.E$5]; IF (NOT(ISBLANK([.F123])); [.F$5]; IF(NOT(ISBLANK([.G123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23])); [.O$5]; IF(NOT(ISBLANK([.P123])); [.P$5]; IF (NOT(ISBLANK([.Q123])); [.Q$5]; IF(NOT(ISBLANK([.R123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3]&amp;&quot;,&quot;&amp;[.B123]&amp;&quot;,&quot;&amp;[.C123]&amp;&quot;,&quot;&amp;[.AB123]&amp;&quot;,&quot;&amp;[.N123]&amp;&quot;,&quot;&amp;[.Z123]&amp;&quot;|&quot;" office:value-type="string" office:string-value="178,1,0,6,-10,50,0,-0.0015|" calcext:value-type="string">
            <text:p>178,1,0,6,-10,50,0,-0.0015|</text:p>
          </table:table-cell>
          <table:table-cell table:number-columns-repeated="34"/>
        </table:table-row>
        <table:table-row table:style-name="ro3">
          <table:table-cell table:style-name="ce14" office:value-type="float" office:value="178" calcext:value-type="float">
            <text:p>178</text:p>
          </table:table-cell>
          <table:table-cell table:style-name="ce1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24])); [.D$5]; IF(NOT(ISBLANK([.E124])); [.E$5]; IF (NOT(ISBLANK([.F124])); [.F$5]; IF(NOT(ISBLANK([.G124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24])); [.O$5]; IF(NOT(ISBLANK([.P124])); [.P$5]; IF (NOT(ISBLANK([.Q124])); [.Q$5]; IF(NOT(ISBLANK([.R124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4]&amp;&quot;,&quot;&amp;[.B124]&amp;&quot;,&quot;&amp;[.C124]&amp;&quot;,&quot;&amp;[.AB124]&amp;&quot;,&quot;&amp;[.N124]&amp;&quot;,&quot;&amp;[.Z124]&amp;&quot;|&quot;" office:value-type="string" office:string-value="178,1,0,6,138,50,0.5,-0.0015|" calcext:value-type="string">
            <text:p>178,1,0,6,138,50,0.5,-0.0015|</text:p>
          </table:table-cell>
          <table:table-cell table:number-columns-repeated="34"/>
        </table:table-row>
        <table:table-row table:style-name="ro3">
          <table:table-cell table:style-name="ce14" office:value-type="float" office:value="180" calcext:value-type="float">
            <text:p>180</text:p>
          </table:table-cell>
          <table:table-cell table:style-name="ce15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25])); [.D$5]; IF(NOT(ISBLANK([.E125])); [.E$5]; IF (NOT(ISBLANK([.F125])); [.F$5]; IF(NOT(ISBLANK([.G125])); [.G$5]; [.H$5]))))" office:value-type="string" office:string-value="-10,50,0" calcext:value-type="string">
            <text:p>-10,50,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25])); [.O$5]; IF(NOT(ISBLANK([.P125])); [.P$5]; IF (NOT(ISBLANK([.Q125])); [.Q$5]; IF(NOT(ISBLANK([.R125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25]&amp;&quot;,&quot;&amp;[.B125]&amp;&quot;,&quot;&amp;[.C125]&amp;&quot;,&quot;&amp;[.AB125]&amp;&quot;,&quot;&amp;[.N125]&amp;&quot;,&quot;&amp;[.Z125]&amp;&quot;|&quot;" office:value-type="string" office:string-value="180,1,0,4,-10,50,0,0.003|" calcext:value-type="string">
            <text:p>180,1,0,4,-10,50,0,0.003|</text:p>
          </table:table-cell>
          <table:table-cell table:number-columns-repeated="34"/>
        </table:table-row>
        <table:table-row table:style-name="ro3">
          <table:table-cell table:style-name="ce14" office:value-type="float" office:value="180" calcext:value-type="float">
            <text:p>180</text:p>
          </table:table-cell>
          <table:table-cell table:style-name="ce15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26])); [.D$5]; IF(NOT(ISBLANK([.E126])); [.E$5]; IF (NOT(ISBLANK([.F126])); [.F$5]; IF(NOT(ISBLANK([.G126])); [.G$5]; [.H$5]))))" office:value-type="string" office:string-value="138,50,0.5" calcext:value-type="string">
            <text:p>138,50,0.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26])); [.O$5]; IF(NOT(ISBLANK([.P126])); [.P$5]; IF (NOT(ISBLANK([.Q126])); [.Q$5]; IF(NOT(ISBLANK([.R12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26]&amp;&quot;,&quot;&amp;[.B126]&amp;&quot;,&quot;&amp;[.C126]&amp;&quot;,&quot;&amp;[.AB126]&amp;&quot;,&quot;&amp;[.N126]&amp;&quot;,&quot;&amp;[.Z126]&amp;&quot;|&quot;" office:value-type="string" office:string-value="180,1,0,4,138,50,0.5,0.003|" calcext:value-type="string">
            <text:p>180,1,0,4,138,50,0.5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1" calcext:value-type="float">
            <text:p>181</text:p>
          </table:table-cell>
          <table:table-cell table:style-name="ce17" office:value-type="float" office:value="3" calcext:value-type="float">
            <text:p>3</text:p>
          </table:table-cell>
          <table:table-cell table:style-name="ce178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27]); ;[.D$4])" office:value-type="float" office:value="0" calcext:value-type="float">
            <text:p>0</text:p>
          </table:table-cell>
          <table:table-cell table:style-name="ce63" table:formula="of:=IF(ISBLANK([.E127]); ;[.E$4])" office:value-type="float" office:value="0" calcext:value-type="float">
            <text:p>0</text:p>
          </table:table-cell>
          <table:table-cell table:style-name="ce63" table:formula="of:=IF(ISBLANK([.F127]); ;[.F$4])" office:value-type="float" office:value="64" calcext:value-type="float">
            <text:p>64</text:p>
          </table:table-cell>
          <table:table-cell table:style-name="ce63" table:formula="of:=IF(ISBLANK([.G127]); ;[.G$4])" office:value-type="float" office:value="0" calcext:value-type="float">
            <text:p>0</text:p>
          </table:table-cell>
          <table:table-cell table:style-name="ce63" table:formula="of:=IF(ISBLANK([.H127]); ;[.H$4])" office:value-type="float" office:value="0" calcext:value-type="float">
            <text:p>0</text:p>
          </table:table-cell>
          <table:table-cell table:style-name="ce67" table:formula="of:=MAX([.I127:.M127])" office:value-type="float" office:value="64" calcext:value-type="float">
            <text:p>64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number-columns-repeated="4"/>
          <table:table-cell table:formula="of:=IF(ISBLANK([.N127]); ;[.N$4])" office:value-type="float" office:value="0" calcext:value-type="float">
            <text:p>0</text:p>
          </table:table-cell>
          <table:table-cell table:formula="of:=IF(ISBLANK([.O127]); ;[.O$4])" office:value-type="float" office:value="20" calcext:value-type="float">
            <text:p>20</text:p>
          </table:table-cell>
          <table:table-cell table:formula="of:=IF(ISBLANK([.P127]); ;[.P$4])" office:value-type="float" office:value="0" calcext:value-type="float">
            <text:p>0</text:p>
          </table:table-cell>
          <table:table-cell table:formula="of:=IF(ISBLANK([.Q127]); ;[.Q$4])" office:value-type="float" office:value="0" calcext:value-type="float">
            <text:p>0</text:p>
          </table:table-cell>
          <table:table-cell table:formula="of:=IF(ISBLANK([.R127]); ;[.R$4])" office:value-type="float" office:value="0" calcext:value-type="float">
            <text:p>0</text:p>
          </table:table-cell>
          <table:table-cell table:formula="of:=IF(ISBLANK([.S127]); ;[.S$4])" office:value-type="float" office:value="0" calcext:value-type="float">
            <text:p>0</text:p>
          </table:table-cell>
          <table:table-cell table:style-name="ce66" table:formula="of:=MAX([.T127:.Y127])" office:value-type="float" office:value="20" calcext:value-type="float">
            <text:p>20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127]&amp;&quot;,&quot;&amp;[.B127]&amp;&quot;,&quot;&amp;[.C127]&amp;&quot;,&quot;&amp;[.N127]&amp;&quot;,&quot;&amp;[.Z127]&amp;&quot;,&quot;&amp;[.AA127]&amp;&quot;,&quot;&amp;[.AB127]&amp;&quot;|&quot;" office:value-type="string" office:string-value="181,3,300,64,20,30,4|" calcext:value-type="string">
            <text:p>181,3,300,64,20,30,4|</text:p>
          </table:table-cell>
          <table:table-cell table:number-columns-repeated="34"/>
        </table:table-row>
        <table:table-row table:style-name="ro2">
          <table:table-cell table:style-name="ce14" office:value-type="float" office:value="182" calcext:value-type="float">
            <text:p>182</text:p>
          </table:table-cell>
          <table:table-cell table:style-name="ce15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28])); [.D$5]; IF(NOT(ISBLANK([.E128])); [.E$5]; IF (NOT(ISBLANK([.F128])); [.F$5]; IF(NOT(ISBLANK([.G128])); [.G$5]; [.H$5]))))" office:value-type="string" office:string-value="-10,20,0.9" calcext:value-type="string">
            <text:p>-10,20,0.9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28])); [.O$5]; IF(NOT(ISBLANK([.P128])); [.P$5]; IF (NOT(ISBLANK([.Q128])); [.Q$5]; IF(NOT(ISBLANK([.R128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28]&amp;&quot;,&quot;&amp;[.B128]&amp;&quot;,&quot;&amp;[.C128]&amp;&quot;,&quot;&amp;[.AB128]&amp;&quot;,&quot;&amp;[.N128]&amp;&quot;,&quot;&amp;[.Z128]&amp;&quot;|&quot;" office:value-type="string" office:string-value="182,1,0,4,-10,20,0.9,0.003|" calcext:value-type="string">
            <text:p>182,1,0,4,-10,20,0.9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2" calcext:value-type="float">
            <text:p>182</text:p>
          </table:table-cell>
          <table:table-cell table:style-name="ce15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29])); [.D$5]; IF(NOT(ISBLANK([.E129])); [.E$5]; IF (NOT(ISBLANK([.F129])); [.F$5]; IF(NOT(ISBLANK([.G129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29])); [.O$5]; IF(NOT(ISBLANK([.P129])); [.P$5]; IF (NOT(ISBLANK([.Q129])); [.Q$5]; IF(NOT(ISBLANK([.R129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29]&amp;&quot;,&quot;&amp;[.B129]&amp;&quot;,&quot;&amp;[.C129]&amp;&quot;,&quot;&amp;[.AB129]&amp;&quot;,&quot;&amp;[.N129]&amp;&quot;,&quot;&amp;[.Z129]&amp;&quot;|&quot;" office:value-type="string" office:string-value="182,1,0,4,138,20,0.60,0.003|" calcext:value-type="string">
            <text:p>182,1,0,4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4" calcext:value-type="float">
            <text:p>184</text:p>
          </table:table-cell>
          <table:table-cell table:style-name="ce15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30])); [.D$5]; IF(NOT(ISBLANK([.E130])); [.E$5]; IF (NOT(ISBLANK([.F130])); [.F$5]; IF(NOT(ISBLANK([.G130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30])); [.O$5]; IF(NOT(ISBLANK([.P130])); [.P$5]; IF (NOT(ISBLANK([.Q130])); [.Q$5]; IF(NOT(ISBLANK([.R130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0]&amp;&quot;,&quot;&amp;[.B130]&amp;&quot;,&quot;&amp;[.C130]&amp;&quot;,&quot;&amp;[.AB130]&amp;&quot;,&quot;&amp;[.N130]&amp;&quot;,&quot;&amp;[.Z130]&amp;&quot;|&quot;" office:value-type="string" office:string-value="184,1,0,6,-10,20,0.9,-0.003|" calcext:value-type="string">
            <text:p>184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4" calcext:value-type="float">
            <text:p>184</text:p>
          </table:table-cell>
          <table:table-cell table:style-name="ce15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31])); [.D$5]; IF(NOT(ISBLANK([.E131])); [.E$5]; IF (NOT(ISBLANK([.F131])); [.F$5]; IF(NOT(ISBLANK([.G131])); [.G$5]; [.H$5]))))" office:value-type="string" office:string-value="138,20,0.60" calcext:value-type="string">
            <text:p>138,20,0.6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31])); [.O$5]; IF(NOT(ISBLANK([.P131])); [.P$5]; IF (NOT(ISBLANK([.Q131])); [.Q$5]; IF(NOT(ISBLANK([.R131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1]&amp;&quot;,&quot;&amp;[.B131]&amp;&quot;,&quot;&amp;[.C131]&amp;&quot;,&quot;&amp;[.AB131]&amp;&quot;,&quot;&amp;[.N131]&amp;&quot;,&quot;&amp;[.Z131]&amp;&quot;|&quot;" office:value-type="string" office:string-value="184,1,0,6,138,20,0.60,-0.003|" calcext:value-type="string">
            <text:p>184,1,0,6,138,20,0.60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5" calcext:value-type="float">
            <text:p>185</text:p>
          </table:table-cell>
          <table:table-cell table:style-name="ce17"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32]); ;[.D$4])" office:value-type="float" office:value="0" calcext:value-type="float">
            <text:p>0</text:p>
          </table:table-cell>
          <table:table-cell table:style-name="ce63" table:formula="of:=IF(ISBLANK([.E132]); ;[.E$4])" office:value-type="float" office:value="0" calcext:value-type="float">
            <text:p>0</text:p>
          </table:table-cell>
          <table:table-cell table:style-name="ce63" table:formula="of:=IF(ISBLANK([.F132]); ;[.F$4])" office:value-type="float" office:value="64" calcext:value-type="float">
            <text:p>64</text:p>
          </table:table-cell>
          <table:table-cell table:style-name="ce63" table:formula="of:=IF(ISBLANK([.G132]); ;[.G$4])" office:value-type="float" office:value="0" calcext:value-type="float">
            <text:p>0</text:p>
          </table:table-cell>
          <table:table-cell table:style-name="ce63" table:formula="of:=IF(ISBLANK([.H132]); ;[.H$4])" office:value-type="float" office:value="0" calcext:value-type="float">
            <text:p>0</text:p>
          </table:table-cell>
          <table:table-cell table:style-name="ce67" table:formula="of:=MAX([.I132:.M132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132]); ;[.N$4])" office:value-type="float" office:value="0" calcext:value-type="float">
            <text:p>0</text:p>
          </table:table-cell>
          <table:table-cell table:formula="of:=IF(ISBLANK([.O132]); ;[.O$4])" office:value-type="float" office:value="0" calcext:value-type="float">
            <text:p>0</text:p>
          </table:table-cell>
          <table:table-cell table:formula="of:=IF(ISBLANK([.P132]); ;[.P$4])" office:value-type="float" office:value="0" calcext:value-type="float">
            <text:p>0</text:p>
          </table:table-cell>
          <table:table-cell table:formula="of:=IF(ISBLANK([.Q132]); ;[.Q$4])" office:value-type="float" office:value="0" calcext:value-type="float">
            <text:p>0</text:p>
          </table:table-cell>
          <table:table-cell table:formula="of:=IF(ISBLANK([.R132]); ;[.R$4])" office:value-type="float" office:value="86" calcext:value-type="float">
            <text:p>86</text:p>
          </table:table-cell>
          <table:table-cell table:formula="of:=IF(ISBLANK([.S132]); ;[.S$4])" office:value-type="float" office:value="0" calcext:value-type="float">
            <text:p>0</text:p>
          </table:table-cell>
          <table:table-cell table:style-name="ce66" table:formula="of:=MAX([.T132:.Y132])" office:value-type="float" office:value="86" calcext:value-type="float">
            <text:p>86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132]&amp;&quot;,&quot;&amp;[.B132]&amp;&quot;,&quot;&amp;[.C132]&amp;&quot;,&quot;&amp;[.N132]&amp;&quot;,&quot;&amp;[.Z132]&amp;&quot;,&quot;&amp;[.AA132]&amp;&quot;,&quot;&amp;[.AB132]&amp;&quot;|&quot;" office:value-type="string" office:string-value="185,3,0,64,86,50,4|" calcext:value-type="string">
            <text:p>185,3,0,64,86,5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3">
          <table:table-cell table:style-name="ce14" office:value-type="float" office:value="186" calcext:value-type="float">
            <text:p>186</text:p>
          </table:table-cell>
          <table:table-cell table:style-name="ce16" office:value-type="float" office:value="2" calcext:value-type="float">
            <text:p>2</text:p>
          </table:table-cell>
          <table:table-cell table:style-name="ce184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134]); ;[.D$4])" office:value-type="float" office:value="20" calcext:value-type="float">
            <text:p>20</text:p>
          </table:table-cell>
          <table:table-cell table:formula="of:=IF(ISBLANK([.E134]); ;[.E$4])" office:value-type="float" office:value="0" calcext:value-type="float">
            <text:p>0</text:p>
          </table:table-cell>
          <table:table-cell table:formula="of:=IF(ISBLANK([.F134]); ;[.F$4])" office:value-type="float" office:value="0" calcext:value-type="float">
            <text:p>0</text:p>
          </table:table-cell>
          <table:table-cell table:formula="of:=IF(ISBLANK([.G134]); ;[.G$4])" office:value-type="float" office:value="0" calcext:value-type="float">
            <text:p>0</text:p>
          </table:table-cell>
          <table:table-cell table:formula="of:=IF(ISBLANK([.H134]); ;[.H$4])" office:value-type="float" office:value="0" calcext:value-type="float">
            <text:p>0</text:p>
          </table:table-cell>
          <table:table-cell table:style-name="ce66" table:formula="of:=MAX([.I134:.M134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134]); ;[.N$4])" office:value-type="float" office:value="0" calcext:value-type="float">
            <text:p>0</text:p>
          </table:table-cell>
          <table:table-cell table:formula="of:=IF(ISBLANK([.O134]); ;[.O$4])" office:value-type="float" office:value="0" calcext:value-type="float">
            <text:p>0</text:p>
          </table:table-cell>
          <table:table-cell table:formula="of:=IF(ISBLANK([.P134]); ;[.P$4])" office:value-type="float" office:value="0" calcext:value-type="float">
            <text:p>0</text:p>
          </table:table-cell>
          <table:table-cell table:formula="of:=IF(ISBLANK([.Q134]); ;[.Q$4])" office:value-type="float" office:value="0" calcext:value-type="float">
            <text:p>0</text:p>
          </table:table-cell>
          <table:table-cell table:formula="of:=IF(ISBLANK([.R134]); ;[.R$4])" office:value-type="float" office:value="0" calcext:value-type="float">
            <text:p>0</text:p>
          </table:table-cell>
          <table:table-cell table:formula="of:=IF(ISBLANK([.S134]); ;[.S$4])" office:value-type="float" office:value="0" calcext:value-type="float">
            <text:p>0</text:p>
          </table:table-cell>
          <table:table-cell table:style-name="ce66" table:formula="of:=MAX([.T134:.Y134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34]&amp;&quot;,&quot;&amp;[.B134]&amp;&quot;,&quot;&amp;[.C134]&amp;&quot;,&quot;&amp;[.N134]&amp;&quot;,&quot;&amp;[.AB134]&amp;&quot;|&quot;" office:value-type="string" office:string-value="186,2,0,20,4|" calcext:value-type="string">
            <text:p>186,2,0,20,4|</text:p>
          </table:table-cell>
          <table:table-cell table:number-columns-repeated="34"/>
        </table:table-row>
        <table:table-row table:style-name="ro2">
          <table:table-cell table:style-name="ce14" office:value-type="float" office:value="187" calcext:value-type="float">
            <text:p>187</text:p>
          </table:table-cell>
          <table:table-cell table:style-name="ce1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35])); [.D$5]; IF(NOT(ISBLANK([.E135])); [.E$5]; IF (NOT(ISBLANK([.F135])); [.F$5]; IF(NOT(ISBLANK([.G135])); [.G$5]; [.H$5]))))" office:value-type="string" office:string-value="-10,50,0" calcext:value-type="string">
            <text:p>-10,50,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135])); [.O$5]; IF(NOT(ISBLANK([.P135])); [.P$5]; IF (NOT(ISBLANK([.Q135])); [.Q$5]; IF(NOT(ISBLANK([.R135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5]&amp;&quot;,&quot;&amp;[.B135]&amp;&quot;,&quot;&amp;[.C135]&amp;&quot;,&quot;&amp;[.AB135]&amp;&quot;,&quot;&amp;[.N135]&amp;&quot;,&quot;&amp;[.Z135]&amp;&quot;|&quot;" office:value-type="string" office:string-value="187,1,0,6,-10,50,0,0|" calcext:value-type="string">
            <text:p>187,1,0,6,-10,50,0,0|</text:p>
          </table:table-cell>
          <table:table-cell table:number-columns-repeated="34"/>
        </table:table-row>
        <table:table-row table:style-name="ro2">
          <table:table-cell table:style-name="ce14" office:value-type="float" office:value="188" calcext:value-type="float">
            <text:p>188</text:p>
          </table:table-cell>
          <table:table-cell table:style-name="ce16"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136]); ;[.D$4])" office:value-type="float" office:value="0" calcext:value-type="float">
            <text:p>0</text:p>
          </table:table-cell>
          <table:table-cell table:formula="of:=IF(ISBLANK([.E136]); ;[.E$4])" office:value-type="float" office:value="42" calcext:value-type="float">
            <text:p>42</text:p>
          </table:table-cell>
          <table:table-cell table:formula="of:=IF(ISBLANK([.F136]); ;[.F$4])" office:value-type="float" office:value="0" calcext:value-type="float">
            <text:p>0</text:p>
          </table:table-cell>
          <table:table-cell table:formula="of:=IF(ISBLANK([.G136]); ;[.G$4])" office:value-type="float" office:value="0" calcext:value-type="float">
            <text:p>0</text:p>
          </table:table-cell>
          <table:table-cell table:formula="of:=IF(ISBLANK([.H136]); ;[.H$4])" office:value-type="float" office:value="0" calcext:value-type="float">
            <text:p>0</text:p>
          </table:table-cell>
          <table:table-cell table:style-name="ce66" table:formula="of:=MAX([.I136:.M136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136]); ;[.N$4])" office:value-type="float" office:value="0" calcext:value-type="float">
            <text:p>0</text:p>
          </table:table-cell>
          <table:table-cell table:formula="of:=IF(ISBLANK([.O136]); ;[.O$4])" office:value-type="float" office:value="0" calcext:value-type="float">
            <text:p>0</text:p>
          </table:table-cell>
          <table:table-cell table:formula="of:=IF(ISBLANK([.P136]); ;[.P$4])" office:value-type="float" office:value="0" calcext:value-type="float">
            <text:p>0</text:p>
          </table:table-cell>
          <table:table-cell table:formula="of:=IF(ISBLANK([.Q136]); ;[.Q$4])" office:value-type="float" office:value="0" calcext:value-type="float">
            <text:p>0</text:p>
          </table:table-cell>
          <table:table-cell table:formula="of:=IF(ISBLANK([.R136]); ;[.R$4])" office:value-type="float" office:value="0" calcext:value-type="float">
            <text:p>0</text:p>
          </table:table-cell>
          <table:table-cell table:formula="of:=IF(ISBLANK([.S136]); ;[.S$4])" office:value-type="float" office:value="0" calcext:value-type="float">
            <text:p>0</text:p>
          </table:table-cell>
          <table:table-cell table:style-name="ce66" table:formula="of:=MAX([.T136:.Y13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36]&amp;&quot;,&quot;&amp;[.B136]&amp;&quot;,&quot;&amp;[.C136]&amp;&quot;,&quot;&amp;[.N136]&amp;&quot;,&quot;&amp;[.AB136]&amp;&quot;|&quot;" office:value-type="string" office:string-value="188,2,0,42,4|" calcext:value-type="string">
            <text:p>188,2,0,42,4|</text:p>
          </table:table-cell>
          <table:table-cell table:number-columns-repeated="34"/>
        </table:table-row>
        <table:table-row table:style-name="ro2">
          <table:table-cell table:style-name="ce14" office:value-type="float" office:value="190" calcext:value-type="float">
            <text:p>190</text:p>
          </table:table-cell>
          <table:table-cell table:style-name="ce17" office:value-type="float" office:value="3" calcext:value-type="float">
            <text:p>3</text:p>
          </table:table-cell>
          <table:table-cell table:style-name="ce187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37]); ;[.D$4])" office:value-type="float" office:value="0" calcext:value-type="float">
            <text:p>0</text:p>
          </table:table-cell>
          <table:table-cell table:style-name="ce63" table:formula="of:=IF(ISBLANK([.E137]); ;[.E$4])" office:value-type="float" office:value="0" calcext:value-type="float">
            <text:p>0</text:p>
          </table:table-cell>
          <table:table-cell table:style-name="ce63" table:formula="of:=IF(ISBLANK([.F137]); ;[.F$4])" office:value-type="float" office:value="64" calcext:value-type="float">
            <text:p>64</text:p>
          </table:table-cell>
          <table:table-cell table:style-name="ce63" table:formula="of:=IF(ISBLANK([.G137]); ;[.G$4])" office:value-type="float" office:value="0" calcext:value-type="float">
            <text:p>0</text:p>
          </table:table-cell>
          <table:table-cell table:style-name="ce63" table:formula="of:=IF(ISBLANK([.H137]); ;[.H$4])" office:value-type="float" office:value="0" calcext:value-type="float">
            <text:p>0</text:p>
          </table:table-cell>
          <table:table-cell table:style-name="ce67" table:formula="of:=MAX([.I137:.M137])" office:value-type="float" office:value="64" calcext:value-type="float">
            <text:p>64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137]); ;[.N$4])" office:value-type="float" office:value="0" calcext:value-type="float">
            <text:p>0</text:p>
          </table:table-cell>
          <table:table-cell table:formula="of:=IF(ISBLANK([.O137]); ;[.O$4])" office:value-type="float" office:value="0" calcext:value-type="float">
            <text:p>0</text:p>
          </table:table-cell>
          <table:table-cell table:formula="of:=IF(ISBLANK([.P137]); ;[.P$4])" office:value-type="float" office:value="0" calcext:value-type="float">
            <text:p>0</text:p>
          </table:table-cell>
          <table:table-cell table:formula="of:=IF(ISBLANK([.Q137]); ;[.Q$4])" office:value-type="float" office:value="64" calcext:value-type="float">
            <text:p>64</text:p>
          </table:table-cell>
          <table:table-cell table:formula="of:=IF(ISBLANK([.R137]); ;[.R$4])" office:value-type="float" office:value="0" calcext:value-type="float">
            <text:p>0</text:p>
          </table:table-cell>
          <table:table-cell table:formula="of:=IF(ISBLANK([.S137]); ;[.S$4])" office:value-type="float" office:value="0" calcext:value-type="float">
            <text:p>0</text:p>
          </table:table-cell>
          <table:table-cell table:style-name="ce66" table:formula="of:=MAX([.T137:.Y137])" office:value-type="float" office:value="64" calcext:value-type="float">
            <text:p>64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137]&amp;&quot;,&quot;&amp;[.B137]&amp;&quot;,&quot;&amp;[.C137]&amp;&quot;,&quot;&amp;[.N137]&amp;&quot;,&quot;&amp;[.Z137]&amp;&quot;,&quot;&amp;[.AA137]&amp;&quot;,&quot;&amp;[.AB137]&amp;&quot;|&quot;" office:value-type="string" office:string-value="190,3,0,64,64,50,4|" calcext:value-type="string">
            <text:p>190,3,0,64,64,50,4|</text:p>
          </table:table-cell>
          <table:table-cell table:number-columns-repeated="34"/>
        </table:table-row>
        <table:table-row table:style-name="ro2">
          <table:table-cell table:style-name="ce14" office:value-type="float" office:value="191" calcext:value-type="float">
            <text:p>191</text:p>
          </table:table-cell>
          <table:table-cell table:style-name="ce16" office:value-type="float" office:value="2" calcext:value-type="float">
            <text:p>2</text:p>
          </table:table-cell>
          <table:table-cell table:style-name="ce188" office:value-type="float" office:value="300" calcext:value-type="float">
            <text:p>30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/>
          <table:table-cell table:formula="of:=IF(ISBLANK([.D138]); ;[.D$4])" office:value-type="float" office:value="0" calcext:value-type="float">
            <text:p>0</text:p>
          </table:table-cell>
          <table:table-cell table:formula="of:=IF(ISBLANK([.E138]); ;[.E$4])" office:value-type="float" office:value="0" calcext:value-type="float">
            <text:p>0</text:p>
          </table:table-cell>
          <table:table-cell table:formula="of:=IF(ISBLANK([.F138]); ;[.F$4])" office:value-type="float" office:value="0" calcext:value-type="float">
            <text:p>0</text:p>
          </table:table-cell>
          <table:table-cell table:formula="of:=IF(ISBLANK([.G138]); ;[.G$4])" office:value-type="float" office:value="86" calcext:value-type="float">
            <text:p>86</text:p>
          </table:table-cell>
          <table:table-cell table:formula="of:=IF(ISBLANK([.H138]); ;[.H$4])" office:value-type="float" office:value="0" calcext:value-type="float">
            <text:p>0</text:p>
          </table:table-cell>
          <table:table-cell table:style-name="ce66" table:formula="of:=MAX([.I138:.M138])" office:value-type="float" office:value="86" calcext:value-type="float">
            <text:p>86</text:p>
          </table:table-cell>
          <table:table-cell table:style-name="ce68" table:number-columns-repeated="5"/>
          <table:table-cell table:formula="of:=IF(ISBLANK([.N138]); ;[.N$4])" office:value-type="float" office:value="0" calcext:value-type="float">
            <text:p>0</text:p>
          </table:table-cell>
          <table:table-cell table:formula="of:=IF(ISBLANK([.O138]); ;[.O$4])" office:value-type="float" office:value="0" calcext:value-type="float">
            <text:p>0</text:p>
          </table:table-cell>
          <table:table-cell table:formula="of:=IF(ISBLANK([.P138]); ;[.P$4])" office:value-type="float" office:value="0" calcext:value-type="float">
            <text:p>0</text:p>
          </table:table-cell>
          <table:table-cell table:formula="of:=IF(ISBLANK([.Q138]); ;[.Q$4])" office:value-type="float" office:value="0" calcext:value-type="float">
            <text:p>0</text:p>
          </table:table-cell>
          <table:table-cell table:formula="of:=IF(ISBLANK([.R138]); ;[.R$4])" office:value-type="float" office:value="0" calcext:value-type="float">
            <text:p>0</text:p>
          </table:table-cell>
          <table:table-cell table:formula="of:=IF(ISBLANK([.S138]); ;[.S$4])" office:value-type="float" office:value="0" calcext:value-type="float">
            <text:p>0</text:p>
          </table:table-cell>
          <table:table-cell table:style-name="ce66" table:formula="of:=MAX([.T138:.Y138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38]&amp;&quot;,&quot;&amp;[.B138]&amp;&quot;,&quot;&amp;[.C138]&amp;&quot;,&quot;&amp;[.N138]&amp;&quot;,&quot;&amp;[.AB138]&amp;&quot;|&quot;" office:value-type="string" office:string-value="191,2,300,86,4|" calcext:value-type="string">
            <text:p>191,2,300,86,4|</text:p>
          </table:table-cell>
          <table:table-cell table:number-columns-repeated="3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4" office:value-type="float" office:value="196.5" calcext:value-type="float">
            <text:p>196.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3"/>
          <table:table-cell table:style-name="ce12" table:formula="of:=[.A141]&amp;&quot;,&quot;&amp;[.B141]&amp;&quot;,&quot;&amp;[.C141]&amp;&quot;|&quot;" office:value-type="string" office:string-value="196.5,5,0|" calcext:value-type="string">
            <text:p>196.5,5,0|</text:p>
          </table:table-cell>
          <table:table-cell table:number-columns-repeated="34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6:Sheet1.C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:Sheet1.C1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4:Sheet1.C1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5:Sheet1.C1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7:Sheet1.C1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9:Sheet1.C1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0:Sheet1.C2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1:Sheet1.C2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2:Sheet1.C2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4:Sheet1.C2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6:Sheet1.C2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7:Sheet1.C2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8:Sheet1.C2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1:Sheet1.C3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2:Sheet1.C3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6:Sheet1.C3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6:Sheet1.C3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5:Sheet1.C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5:Sheet1.C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9:Sheet1.C3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9:Sheet1.C3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0:Sheet1.C4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0:Sheet1.C4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1:Sheet1.C4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1:Sheet1.C4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4:Sheet1.C4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4:Sheet1.C4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6:Sheet1.C4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7:Sheet1.C4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8:Sheet1.C4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9:Sheet1.C4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0:Sheet1.C5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1:Sheet1.C5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3:Sheet1.C5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4:Sheet1.C5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5:Sheet1.C5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6:Sheet1.C5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0:Sheet1.C6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0:Sheet1.C6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1:Sheet1.C6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2:Sheet1.C6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2:Sheet1.C6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7:Sheet1.C5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0:Sheet1.C3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4:Sheet1.C6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5:Sheet1.C6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6:Sheet1.C6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7:Sheet1.C6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9:Sheet1.C6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0:Sheet1.C7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1:Sheet1.C7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2:Sheet1.C7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4:Sheet1.C7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5:Sheet1.C7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6:Sheet1.C7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7:Sheet1.C7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8:Sheet1.C7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4:Sheet1.C8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5:Sheet1.C8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6:Sheet1.C8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0:Sheet1.C8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2:Sheet1.C8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8:Sheet1.C8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9:Sheet1.C8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0:Sheet1.C9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1:Sheet1.C9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2:Sheet1.C9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4:Sheet1.C9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5:Sheet1.C9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6:Sheet1.C9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8:Sheet1.C9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9:Sheet1.C9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0:Sheet1.C10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2:Sheet1.C10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3:Sheet1.C10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5:Sheet1.C10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6:Sheet1.C10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7:Sheet1.C10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9:Sheet1.C10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0:Sheet1.C11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1:Sheet1.C11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2:Sheet1.C11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4:Sheet1.C11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5:Sheet1.C11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6:Sheet1.C11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7:Sheet1.C11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8:Sheet1.C11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9:Sheet1.C11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0:Sheet1.C12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1:Sheet1.C12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3:Sheet1.C12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4:Sheet1.C12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5:Sheet1.C12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6:Sheet1.C12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9:Sheet1.C12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0:Sheet1.C13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1:Sheet1.C13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1:Sheet1.C13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7:Sheet1.C12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2:Sheet1.C13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4:Sheet1.C13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7:Sheet1.C13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8:Sheet1.C13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5:Sheet1.C1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64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bridge 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11" calcext:value-type="float">
            <text:p>111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38" calcext:value-type="float">
            <text:p>138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ridge melody</text:p>
          </table:table-cell>
          <table:table-cell office:value-type="string" calcext:value-type="string">
            <text:p>boss?</text:p>
          </table:table-cell>
          <table:table-cell table:number-columns-repeated="60"/>
        </table:table-row>
        <table:table-row table:style-name="ro1" table:number-rows-repeated="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14:03:39.6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nor O'Kane</meta:initial-creator>
    <meta:creation-date>2024-01-25T01:52:59.659000000</meta:creation-date>
    <meta:generator>LibreOffice/7.0.0.3$Windows_X86_64 LibreOffice_project/8061b3e9204bef6b321a21033174034a5e2ea88e</meta:generator>
    <dc:date>2024-03-17T15:58:36.177000000</dc:date>
    <dc:creator>Conor O'Kane</dc:creator>
    <meta:editing-duration>P2DT5H27M53S</meta:editing-duration>
    <meta:editing-cycles>95</meta:editing-cycles>
    <meta:document-statistic meta:table-count="2" meta:cell-count="1557" meta:object-count="0"/>
  </office:meta>
</office:document-meta>
</file>